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2" svg:font-family="'Times New Roman'" style:font-adornments="Black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21 Cent" svg:font-family="'21 Cent'" style:font-adornments="Regular" style:font-pitch="variable"/>
    <style:font-face style:name="Lato Black" svg:font-family="'Lato Black'" style:font-adornments="Black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 Light" svg:font-family="'Calibri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4.216in" table:align="left" style:writing-mode="page"/>
    </style:style>
    <style:style style:name="Table11.A" style:family="table-column">
      <style:table-column-properties style:column-width="2.8229in"/>
    </style:style>
    <style:style style:name="Table11.B" style:family="table-column">
      <style:table-column-properties style:column-width="1.3931in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in" fo:border="none"/>
    </style:style>
    <style:style style:name="Table13" style:family="table">
      <style:table-properties style:width="1.975in" fo:break-before="auto" fo:break-after="auto" table:align="left" fo:keep-with-next="auto" style:writing-mode="page"/>
    </style:style>
    <style:style style:name="Table13.A" style:family="table-column">
      <style:table-column-properties style:column-width="0.416in"/>
    </style:style>
    <style:style style:name="Table13.B" style:family="table-column">
      <style:table-column-properties style:column-width="0.2597in"/>
    </style:style>
    <style:style style:name="Table13.C" style:family="table-column">
      <style:table-column-properties style:column-width="0.3326in"/>
    </style:style>
    <style:style style:name="Table13.D" style:family="table-column">
      <style:table-column-properties style:column-width="0.4993in"/>
    </style:style>
    <style:style style:name="Table13.E" style:family="table-column">
      <style:table-column-properties style:column-width="0.4674in"/>
    </style:style>
    <style:style style:name="Table13.A1" style:family="table-cell">
      <style:table-cell-properties fo:background-color="#dddddd" fo:padding-left="0.0201in" fo:padding-right="0.0201in" fo:padding-top="0in" fo:padding-bottom="0in" fo:border="none">
        <style:background-image/>
      </style:table-cell-properties>
    </style:style>
    <style:style style:name="Table13.A3" style:family="table-cell">
      <style:table-cell-properties fo:padding-left="0.0201in" fo:padding-right="0.0201in" fo:padding-top="0in" fo:padding-bottom="0in" fo:border="none"/>
    </style:style>
    <style:style style:name="Table13.B3" style:family="table-cell">
      <style:table-cell-properties fo:padding-left="0.0201in" fo:padding-right="0.0201in" fo:padding-top="0in" fo:padding-bottom="0in" fo:border="none"/>
    </style:style>
    <style:style style:name="Table13.C3" style:family="table-cell">
      <style:table-cell-properties fo:padding-left="0.0201in" fo:padding-right="0.0201in" fo:padding-top="0in" fo:padding-bottom="0in" fo:border="none"/>
    </style:style>
    <style:style style:name="Table13.D3" style:family="table-cell">
      <style:table-cell-properties fo:padding-left="0.0201in" fo:padding-right="0.0201in" fo:padding-top="0in" fo:padding-bottom="0in" fo:border="none"/>
    </style:style>
    <style:style style:name="Table13.E3" style:family="table-cell">
      <style:table-cell-properties fo:padding-left="0.0201in" fo:padding-right="0.0201in" fo:padding-top="0in" fo:padding-bottom="0in" fo:border="none"/>
    </style:style>
    <style:style style:name="Table13.A4" style:family="table-cell">
      <style:table-cell-properties fo:padding-left="0.0201in" fo:padding-right="0.0201in" fo:padding-top="0in" fo:padding-bottom="0in" fo:border="none"/>
    </style:style>
    <style:style style:name="Table13.B4" style:family="table-cell">
      <style:table-cell-properties fo:padding-left="0.0201in" fo:padding-right="0.0201in" fo:padding-top="0in" fo:padding-bottom="0in" fo:border="none"/>
    </style:style>
    <style:style style:name="Table13.C4" style:family="table-cell">
      <style:table-cell-properties fo:padding-left="0.0201in" fo:padding-right="0.0201in" fo:padding-top="0in" fo:padding-bottom="0in" fo:border="none"/>
    </style:style>
    <style:style style:name="Table13.D4" style:family="table-cell">
      <style:table-cell-properties fo:padding-left="0.0201in" fo:padding-right="0.0201in" fo:padding-top="0in" fo:padding-bottom="0in" fo:border="none"/>
    </style:style>
    <style:style style:name="Table13.E4" style:family="table-cell">
      <style:table-cell-properties fo:padding-left="0.0201in" fo:padding-right="0.0201in" fo:padding-top="0in" fo:padding-bottom="0in" fo:border="none"/>
    </style:style>
    <style:style style:name="Table13.A5" style:family="table-cell">
      <style:table-cell-properties fo:padding-left="0.0201in" fo:padding-right="0.0201in" fo:padding-top="0in" fo:padding-bottom="0in" fo:border="none"/>
    </style:style>
    <style:style style:name="Table13.B5" style:family="table-cell">
      <style:table-cell-properties fo:padding-left="0.0201in" fo:padding-right="0.0201in" fo:padding-top="0in" fo:padding-bottom="0in" fo:border="none"/>
    </style:style>
    <style:style style:name="Table13.C5" style:family="table-cell">
      <style:table-cell-properties fo:padding-left="0.0201in" fo:padding-right="0.0201in" fo:padding-top="0in" fo:padding-bottom="0in" fo:border="none"/>
    </style:style>
    <style:style style:name="Table13.D5" style:family="table-cell">
      <style:table-cell-properties fo:padding-left="0.0201in" fo:padding-right="0.0201in" fo:padding-top="0in" fo:padding-bottom="0in" fo:border="none"/>
    </style:style>
    <style:style style:name="Table13.E5" style:family="table-cell">
      <style:table-cell-properties fo:padding-left="0.0201in" fo:padding-right="0.0201in" fo:padding-top="0in" fo:padding-bottom="0in" fo:border="none"/>
    </style:style>
    <style:style style:name="Table13.A6" style:family="table-cell">
      <style:table-cell-properties fo:padding-left="0.0201in" fo:padding-right="0.0201in" fo:padding-top="0in" fo:padding-bottom="0in" fo:border="none"/>
    </style:style>
    <style:style style:name="Table13.B6" style:family="table-cell">
      <style:table-cell-properties fo:padding-left="0.0201in" fo:padding-right="0.0201in" fo:padding-top="0in" fo:padding-bottom="0in" fo:border="none"/>
    </style:style>
    <style:style style:name="Table13.C6" style:family="table-cell">
      <style:table-cell-properties fo:padding-left="0.0201in" fo:padding-right="0.0201in" fo:padding-top="0in" fo:padding-bottom="0in" fo:border="none"/>
    </style:style>
    <style:style style:name="Table13.D6" style:family="table-cell">
      <style:table-cell-properties fo:padding-left="0.0201in" fo:padding-right="0.0201in" fo:padding-top="0in" fo:padding-bottom="0in" fo:border="none"/>
    </style:style>
    <style:style style:name="Table13.E6" style:family="table-cell">
      <style:table-cell-properties fo:padding-left="0.0201in" fo:padding-right="0.0201in" fo:padding-top="0in" fo:padding-bottom="0in" fo:border="none"/>
    </style:style>
    <style:style style:name="Table13.A7" style:family="table-cell">
      <style:table-cell-properties fo:padding-left="0.0201in" fo:padding-right="0.0201in" fo:padding-top="0in" fo:padding-bottom="0in" fo:border="none"/>
    </style:style>
    <style:style style:name="Table13.B7" style:family="table-cell">
      <style:table-cell-properties fo:padding-left="0.0201in" fo:padding-right="0.0201in" fo:padding-top="0in" fo:padding-bottom="0in" fo:border="none"/>
    </style:style>
    <style:style style:name="Table13.C7" style:family="table-cell">
      <style:table-cell-properties fo:padding-left="0.0201in" fo:padding-right="0.0201in" fo:padding-top="0in" fo:padding-bottom="0in" fo:border="none"/>
    </style:style>
    <style:style style:name="Table13.D7" style:family="table-cell">
      <style:table-cell-properties fo:padding-left="0.0201in" fo:padding-right="0.0201in" fo:padding-top="0in" fo:padding-bottom="0in" fo:border="none"/>
    </style:style>
    <style:style style:name="Table13.E7" style:family="table-cell">
      <style:table-cell-properties fo:padding-left="0.0201in" fo:padding-right="0.0201in" fo:padding-top="0in" fo:padding-bottom="0in" fo:border="none"/>
    </style:style>
    <style:style style:name="Table13.A8" style:family="table-cell">
      <style:table-cell-properties fo:padding-left="0.0201in" fo:padding-right="0.0201in" fo:padding-top="0in" fo:padding-bottom="0in" fo:border="none"/>
    </style:style>
    <style:style style:name="Table13.B8" style:family="table-cell">
      <style:table-cell-properties fo:padding-left="0.0201in" fo:padding-right="0.0201in" fo:padding-top="0in" fo:padding-bottom="0in" fo:border="none"/>
    </style:style>
    <style:style style:name="Table13.C8" style:family="table-cell">
      <style:table-cell-properties fo:padding-left="0.0201in" fo:padding-right="0.0201in" fo:padding-top="0in" fo:padding-bottom="0in" fo:border="none"/>
    </style:style>
    <style:style style:name="Table13.D8" style:family="table-cell">
      <style:table-cell-properties fo:padding-left="0.0201in" fo:padding-right="0.0201in" fo:padding-top="0in" fo:padding-bottom="0in" fo:border="none"/>
    </style:style>
    <style:style style:name="Table13.E8" style:family="table-cell">
      <style:table-cell-properties fo:padding-left="0.0201in" fo:padding-right="0.0201in" fo:padding-top="0in" fo:padding-bottom="0in" fo:border="none"/>
    </style:style>
    <style:style style:name="Table13.A9" style:family="table-cell">
      <style:table-cell-properties fo:padding-left="0.0201in" fo:padding-right="0.0201in" fo:padding-top="0in" fo:padding-bottom="0in" fo:border="none"/>
    </style:style>
    <style:style style:name="Table13.B9" style:family="table-cell">
      <style:table-cell-properties fo:padding-left="0.0201in" fo:padding-right="0.0201in" fo:padding-top="0in" fo:padding-bottom="0in" fo:border="none"/>
    </style:style>
    <style:style style:name="Table13.C9" style:family="table-cell">
      <style:table-cell-properties fo:padding-left="0.0201in" fo:padding-right="0.0201in" fo:padding-top="0in" fo:padding-bottom="0in" fo:border="none"/>
    </style:style>
    <style:style style:name="Table13.D9" style:family="table-cell">
      <style:table-cell-properties fo:padding-left="0.0201in" fo:padding-right="0.0201in" fo:padding-top="0in" fo:padding-bottom="0in" fo:border="none"/>
    </style:style>
    <style:style style:name="Table13.E9" style:family="table-cell">
      <style:table-cell-properties fo:padding-left="0.0201in" fo:padding-right="0.0201in" fo:padding-top="0in" fo:padding-bottom="0in" fo:border="none"/>
    </style:style>
    <style:style style:name="Table13.A10" style:family="table-cell">
      <style:table-cell-properties fo:padding-left="0.0201in" fo:padding-right="0.0201in" fo:padding-top="0in" fo:padding-bottom="0in" fo:border="none"/>
    </style:style>
    <style:style style:name="Table13.B10" style:family="table-cell">
      <style:table-cell-properties fo:padding-left="0.0201in" fo:padding-right="0.0201in" fo:padding-top="0in" fo:padding-bottom="0in" fo:border="none"/>
    </style:style>
    <style:style style:name="Table13.C10" style:family="table-cell">
      <style:table-cell-properties fo:padding-left="0.0201in" fo:padding-right="0.0201in" fo:padding-top="0in" fo:padding-bottom="0in" fo:border="none"/>
    </style:style>
    <style:style style:name="Table13.D10" style:family="table-cell">
      <style:table-cell-properties fo:padding-left="0.0201in" fo:padding-right="0.0201in" fo:padding-top="0in" fo:padding-bottom="0in" fo:border="none"/>
    </style:style>
    <style:style style:name="Table13.E10" style:family="table-cell">
      <style:table-cell-properties fo:padding-left="0.0201in" fo:padding-right="0.0201in" fo:padding-top="0in" fo:padding-bottom="0in" fo:border="none"/>
    </style:style>
    <style:style style:name="Table13.A11" style:family="table-cell">
      <style:table-cell-properties fo:padding-left="0.0201in" fo:padding-right="0.0201in" fo:padding-top="0in" fo:padding-bottom="0in" fo:border="none"/>
    </style:style>
    <style:style style:name="Table13.B11" style:family="table-cell">
      <style:table-cell-properties fo:padding-left="0.0201in" fo:padding-right="0.0201in" fo:padding-top="0in" fo:padding-bottom="0in" fo:border="none"/>
    </style:style>
    <style:style style:name="Table13.C11" style:family="table-cell">
      <style:table-cell-properties fo:padding-left="0.0201in" fo:padding-right="0.0201in" fo:padding-top="0in" fo:padding-bottom="0in" fo:border="none"/>
    </style:style>
    <style:style style:name="Table13.D11" style:family="table-cell">
      <style:table-cell-properties fo:padding-left="0.0201in" fo:padding-right="0.0201in" fo:padding-top="0in" fo:padding-bottom="0in" fo:border="none"/>
    </style:style>
    <style:style style:name="Table13.E11" style:family="table-cell">
      <style:table-cell-properties fo:padding-left="0.0201in" fo:padding-right="0.0201in" fo:padding-top="0in" fo:padding-bottom="0in" fo:border="none"/>
    </style:style>
    <style:style style:name="Table13.A12" style:family="table-cell">
      <style:table-cell-properties fo:padding-left="0.0201in" fo:padding-right="0.0201in" fo:padding-top="0in" fo:padding-bottom="0in" fo:border="none"/>
    </style:style>
    <style:style style:name="Table13.B12" style:family="table-cell">
      <style:table-cell-properties fo:padding-left="0.0201in" fo:padding-right="0.0201in" fo:padding-top="0in" fo:padding-bottom="0in" fo:border="none"/>
    </style:style>
    <style:style style:name="Table13.C12" style:family="table-cell">
      <style:table-cell-properties fo:padding-left="0.0201in" fo:padding-right="0.0201in" fo:padding-top="0in" fo:padding-bottom="0in" fo:border="none"/>
    </style:style>
    <style:style style:name="Table13.D12" style:family="table-cell">
      <style:table-cell-properties fo:padding-left="0.0201in" fo:padding-right="0.0201in" fo:padding-top="0in" fo:padding-bottom="0in" fo:border="none"/>
    </style:style>
    <style:style style:name="Table13.E12" style:family="table-cell">
      <style:table-cell-properties fo:padding-left="0.0201in" fo:padding-right="0.0201in" fo:padding-top="0in" fo:padding-bottom="0in" fo:border="none"/>
    </style:style>
    <style:style style:name="Table13.A13" style:family="table-cell">
      <style:table-cell-properties fo:padding-left="0.0201in" fo:padding-right="0.0201in" fo:padding-top="0in" fo:padding-bottom="0in" fo:border="none"/>
    </style:style>
    <style:style style:name="Table13.B13" style:family="table-cell">
      <style:table-cell-properties fo:padding-left="0.0201in" fo:padding-right="0.0201in" fo:padding-top="0in" fo:padding-bottom="0in" fo:border="none"/>
    </style:style>
    <style:style style:name="Table13.C13" style:family="table-cell">
      <style:table-cell-properties fo:padding-left="0.0201in" fo:padding-right="0.0201in" fo:padding-top="0in" fo:padding-bottom="0in" fo:border="none"/>
    </style:style>
    <style:style style:name="Table13.D13" style:family="table-cell">
      <style:table-cell-properties fo:padding-left="0.0201in" fo:padding-right="0.0201in" fo:padding-top="0in" fo:padding-bottom="0in" fo:border="none"/>
    </style:style>
    <style:style style:name="Table13.E13" style:family="table-cell">
      <style:table-cell-properties fo:padding-left="0.0201in" fo:padding-right="0.0201in" fo:padding-top="0in" fo:padding-bottom="0in" fo:border="none"/>
    </style:style>
    <style:style style:name="Table13.A14" style:family="table-cell">
      <style:table-cell-properties fo:padding-left="0.0201in" fo:padding-right="0.0201in" fo:padding-top="0in" fo:padding-bottom="0in" fo:border="none"/>
    </style:style>
    <style:style style:name="Table13.B14" style:family="table-cell">
      <style:table-cell-properties fo:padding-left="0.0201in" fo:padding-right="0.0201in" fo:padding-top="0in" fo:padding-bottom="0in" fo:border="none"/>
    </style:style>
    <style:style style:name="Table13.C14" style:family="table-cell">
      <style:table-cell-properties fo:padding-left="0.0201in" fo:padding-right="0.0201in" fo:padding-top="0in" fo:padding-bottom="0in" fo:border="none"/>
    </style:style>
    <style:style style:name="Table13.D14" style:family="table-cell">
      <style:table-cell-properties fo:padding-left="0.0201in" fo:padding-right="0.0201in" fo:padding-top="0in" fo:padding-bottom="0in" fo:border="none"/>
    </style:style>
    <style:style style:name="Table13.E14" style:family="table-cell">
      <style:table-cell-properties fo:padding-left="0.0201in" fo:padding-right="0.0201in" fo:padding-top="0in" fo:padding-bottom="0in" fo:border="none"/>
    </style:style>
    <style:style style:name="Table13.A15" style:family="table-cell">
      <style:table-cell-properties fo:padding-left="0.0201in" fo:padding-right="0.0201in" fo:padding-top="0in" fo:padding-bottom="0in" fo:border="none"/>
    </style:style>
    <style:style style:name="Table13.B15" style:family="table-cell">
      <style:table-cell-properties fo:padding-left="0.0201in" fo:padding-right="0.0201in" fo:padding-top="0in" fo:padding-bottom="0in" fo:border="none"/>
    </style:style>
    <style:style style:name="Table13.C15" style:family="table-cell">
      <style:table-cell-properties fo:padding-left="0.0201in" fo:padding-right="0.0201in" fo:padding-top="0in" fo:padding-bottom="0in" fo:border="none"/>
    </style:style>
    <style:style style:name="Table13.D15" style:family="table-cell">
      <style:table-cell-properties fo:padding-left="0.0201in" fo:padding-right="0.0201in" fo:padding-top="0in" fo:padding-bottom="0in" fo:border="none"/>
    </style:style>
    <style:style style:name="Table13.E15" style:family="table-cell">
      <style:table-cell-properties fo:padding-left="0.0201in" fo:padding-right="0.0201in" fo:padding-top="0in" fo:padding-bottom="0in" fo:border="none"/>
    </style:style>
    <style:style style:name="Table13.A16" style:family="table-cell">
      <style:table-cell-properties fo:padding-left="0.0201in" fo:padding-right="0.0201in" fo:padding-top="0in" fo:padding-bottom="0in" fo:border="none"/>
    </style:style>
    <style:style style:name="Table13.B16" style:family="table-cell">
      <style:table-cell-properties fo:padding-left="0.0201in" fo:padding-right="0.0201in" fo:padding-top="0in" fo:padding-bottom="0in" fo:border="none"/>
    </style:style>
    <style:style style:name="Table13.C16" style:family="table-cell">
      <style:table-cell-properties fo:padding-left="0.0201in" fo:padding-right="0.0201in" fo:padding-top="0in" fo:padding-bottom="0in" fo:border="none"/>
    </style:style>
    <style:style style:name="Table13.D16" style:family="table-cell">
      <style:table-cell-properties fo:padding-left="0.0201in" fo:padding-right="0.0201in" fo:padding-top="0in" fo:padding-bottom="0in" fo:border="none"/>
    </style:style>
    <style:style style:name="Table13.E16" style:family="table-cell">
      <style:table-cell-properties fo:padding-left="0.0201in" fo:padding-right="0.0201in" fo:padding-top="0in" fo:padding-bottom="0in" fo:border="none"/>
    </style:style>
    <style:style style:name="Table13.A17" style:family="table-cell">
      <style:table-cell-properties fo:padding-left="0.0201in" fo:padding-right="0.0201in" fo:padding-top="0in" fo:padding-bottom="0in" fo:border="none"/>
    </style:style>
    <style:style style:name="Table13.B17" style:family="table-cell">
      <style:table-cell-properties fo:padding-left="0.0201in" fo:padding-right="0.0201in" fo:padding-top="0in" fo:padding-bottom="0in" fo:border="none"/>
    </style:style>
    <style:style style:name="Table13.C17" style:family="table-cell">
      <style:table-cell-properties fo:padding-left="0.0201in" fo:padding-right="0.0201in" fo:padding-top="0in" fo:padding-bottom="0in" fo:border="none"/>
    </style:style>
    <style:style style:name="Table13.D17" style:family="table-cell">
      <style:table-cell-properties fo:padding-left="0.0201in" fo:padding-right="0.0201in" fo:padding-top="0in" fo:padding-bottom="0in" fo:border="none"/>
    </style:style>
    <style:style style:name="Table13.E17" style:family="table-cell">
      <style:table-cell-properties fo:padding-left="0.0201in" fo:padding-right="0.0201in" fo:padding-top="0in" fo:padding-bottom="0in" fo:border="none"/>
    </style:style>
    <style:style style:name="Table13.A18" style:family="table-cell">
      <style:table-cell-properties fo:background-color="#eeeeee" fo:padding-left="0.0201in" fo:padding-right="0.0201in" fo:padding-top="0in" fo:padding-bottom="0in" fo:border="none">
        <style:background-image/>
      </style:table-cell-properties>
    </style:style>
    <style:style style:name="Table13.A19" style:family="table-cell">
      <style:table-cell-properties fo:padding-left="0.0201in" fo:padding-right="0.0201in" fo:padding-top="0in" fo:padding-bottom="0in" fo:border="none"/>
    </style:style>
    <style:style style:name="Table13.B19" style:family="table-cell">
      <style:table-cell-properties fo:padding-left="0.0201in" fo:padding-right="0.0201in" fo:padding-top="0in" fo:padding-bottom="0in" fo:border="none"/>
    </style:style>
    <style:style style:name="Table13.C19" style:family="table-cell">
      <style:table-cell-properties fo:padding-left="0.0201in" fo:padding-right="0.0201in" fo:padding-top="0in" fo:padding-bottom="0in" fo:border="none"/>
    </style:style>
    <style:style style:name="Table13.D19" style:family="table-cell">
      <style:table-cell-properties fo:padding-left="0.0201in" fo:padding-right="0.0201in" fo:padding-top="0in" fo:padding-bottom="0in" fo:border="none"/>
    </style:style>
    <style:style style:name="Table13.E19" style:family="table-cell">
      <style:table-cell-properties fo:padding-left="0.0201in" fo:padding-right="0.0201in" fo:padding-top="0in" fo:padding-bottom="0in" fo:border="none"/>
    </style:style>
    <style:style style:name="Table13.A20" style:family="table-cell">
      <style:table-cell-properties fo:padding-left="0.0201in" fo:padding-right="0.0201in" fo:padding-top="0in" fo:padding-bottom="0in" fo:border="none"/>
    </style:style>
    <style:style style:name="Table13.B20" style:family="table-cell">
      <style:table-cell-properties fo:padding-left="0.0201in" fo:padding-right="0.0201in" fo:padding-top="0in" fo:padding-bottom="0in" fo:border="none"/>
    </style:style>
    <style:style style:name="Table13.C20" style:family="table-cell">
      <style:table-cell-properties fo:padding-left="0.0201in" fo:padding-right="0.0201in" fo:padding-top="0in" fo:padding-bottom="0in" fo:border="none"/>
    </style:style>
    <style:style style:name="Table13.D20" style:family="table-cell">
      <style:table-cell-properties fo:padding-left="0.0201in" fo:padding-right="0.0201in" fo:padding-top="0in" fo:padding-bottom="0in" fo:border="none"/>
    </style:style>
    <style:style style:name="Table13.E20" style:family="table-cell">
      <style:table-cell-properties fo:padding-left="0.0201in" fo:padding-right="0.0201in" fo:padding-top="0in" fo:padding-bottom="0in" fo:border="none"/>
    </style:style>
    <style:style style:name="Table13.A21" style:family="table-cell">
      <style:table-cell-properties fo:padding-left="0.0201in" fo:padding-right="0.0201in" fo:padding-top="0in" fo:padding-bottom="0in" fo:border="none"/>
    </style:style>
    <style:style style:name="Table13.B21" style:family="table-cell">
      <style:table-cell-properties fo:padding-left="0.0201in" fo:padding-right="0.0201in" fo:padding-top="0in" fo:padding-bottom="0in" fo:border="none"/>
    </style:style>
    <style:style style:name="Table13.C21" style:family="table-cell">
      <style:table-cell-properties fo:padding-left="0.0201in" fo:padding-right="0.0201in" fo:padding-top="0in" fo:padding-bottom="0in" fo:border="none"/>
    </style:style>
    <style:style style:name="Table13.D21" style:family="table-cell">
      <style:table-cell-properties fo:padding-left="0.0201in" fo:padding-right="0.0201in" fo:padding-top="0in" fo:padding-bottom="0in" fo:border="none"/>
    </style:style>
    <style:style style:name="Table13.E21" style:family="table-cell">
      <style:table-cell-properties fo:padding-left="0.0201in" fo:padding-right="0.0201in" fo:padding-top="0in" fo:padding-bottom="0in" fo:border="none"/>
    </style:style>
    <style:style style:name="Table13.A22" style:family="table-cell">
      <style:table-cell-properties fo:padding-left="0.0201in" fo:padding-right="0.0201in" fo:padding-top="0in" fo:padding-bottom="0in" fo:border="none"/>
    </style:style>
    <style:style style:name="Table13.B22" style:family="table-cell">
      <style:table-cell-properties fo:padding-left="0.0201in" fo:padding-right="0.0201in" fo:padding-top="0in" fo:padding-bottom="0in" fo:border="none"/>
    </style:style>
    <style:style style:name="Table13.C22" style:family="table-cell">
      <style:table-cell-properties fo:padding-left="0.0201in" fo:padding-right="0.0201in" fo:padding-top="0in" fo:padding-bottom="0in" fo:border="none"/>
    </style:style>
    <style:style style:name="Table13.D22" style:family="table-cell">
      <style:table-cell-properties fo:padding-left="0.0201in" fo:padding-right="0.0201in" fo:padding-top="0in" fo:padding-bottom="0in" fo:border="none"/>
    </style:style>
    <style:style style:name="Table13.E22" style:family="table-cell">
      <style:table-cell-properties fo:padding-left="0.0201in" fo:padding-right="0.0201in" fo:padding-top="0in" fo:padding-bottom="0in" fo:border="none"/>
    </style:style>
    <style:style style:name="Table13.A23" style:family="table-cell">
      <style:table-cell-properties fo:padding-left="0.0201in" fo:padding-right="0.0201in" fo:padding-top="0in" fo:padding-bottom="0in" fo:border="none"/>
    </style:style>
    <style:style style:name="Table13.B23" style:family="table-cell">
      <style:table-cell-properties fo:padding-left="0.0201in" fo:padding-right="0.0201in" fo:padding-top="0in" fo:padding-bottom="0in" fo:border="none"/>
    </style:style>
    <style:style style:name="Table13.C23" style:family="table-cell">
      <style:table-cell-properties fo:padding-left="0.0201in" fo:padding-right="0.0201in" fo:padding-top="0in" fo:padding-bottom="0in" fo:border="none"/>
    </style:style>
    <style:style style:name="Table13.D23" style:family="table-cell">
      <style:table-cell-properties fo:padding-left="0.0201in" fo:padding-right="0.0201in" fo:padding-top="0in" fo:padding-bottom="0in" fo:border="none"/>
    </style:style>
    <style:style style:name="Table13.E23" style:family="table-cell">
      <style:table-cell-properties fo:padding-left="0.0201in" fo:padding-right="0.0201in" fo:padding-top="0in" fo:padding-bottom="0in" fo:border="none"/>
    </style:style>
    <style:style style:name="Table13.A24" style:family="table-cell">
      <style:table-cell-properties fo:padding-left="0.0201in" fo:padding-right="0.0201in" fo:padding-top="0in" fo:padding-bottom="0in" fo:border="none"/>
    </style:style>
    <style:style style:name="Table13.B24" style:family="table-cell">
      <style:table-cell-properties fo:padding-left="0.0201in" fo:padding-right="0.0201in" fo:padding-top="0in" fo:padding-bottom="0in" fo:border="none"/>
    </style:style>
    <style:style style:name="Table13.C24" style:family="table-cell">
      <style:table-cell-properties fo:padding-left="0.0201in" fo:padding-right="0.0201in" fo:padding-top="0in" fo:padding-bottom="0in" fo:border="none"/>
    </style:style>
    <style:style style:name="Table13.D24" style:family="table-cell">
      <style:table-cell-properties fo:padding-left="0.0201in" fo:padding-right="0.0201in" fo:padding-top="0in" fo:padding-bottom="0in" fo:border="none"/>
    </style:style>
    <style:style style:name="Table13.E24" style:family="table-cell">
      <style:table-cell-properties fo:padding-left="0.0201in" fo:padding-right="0.0201in" fo:padding-top="0in" fo:padding-bottom="0in" fo:border="none"/>
    </style:style>
    <style:style style:name="Table13.A25" style:family="table-cell">
      <style:table-cell-properties fo:padding-left="0.0201in" fo:padding-right="0.0201in" fo:padding-top="0in" fo:padding-bottom="0in" fo:border="none"/>
    </style:style>
    <style:style style:name="Table13.B25" style:family="table-cell">
      <style:table-cell-properties fo:padding-left="0.0201in" fo:padding-right="0.0201in" fo:padding-top="0in" fo:padding-bottom="0in" fo:border="none"/>
    </style:style>
    <style:style style:name="Table13.C25" style:family="table-cell">
      <style:table-cell-properties fo:padding-left="0.0201in" fo:padding-right="0.0201in" fo:padding-top="0in" fo:padding-bottom="0in" fo:border="none"/>
    </style:style>
    <style:style style:name="Table13.D25" style:family="table-cell">
      <style:table-cell-properties fo:padding-left="0.0201in" fo:padding-right="0.0201in" fo:padding-top="0in" fo:padding-bottom="0in" fo:border="none"/>
    </style:style>
    <style:style style:name="Table13.E25" style:family="table-cell">
      <style:table-cell-properties fo:padding-left="0.0201in" fo:padding-right="0.0201in" fo:padding-top="0in" fo:padding-bottom="0in" fo:border="none"/>
    </style:style>
    <style:style style:name="Table13.A26" style:family="table-cell">
      <style:table-cell-properties fo:padding-left="0.0201in" fo:padding-right="0.0201in" fo:padding-top="0in" fo:padding-bottom="0in" fo:border="none"/>
    </style:style>
    <style:style style:name="Table13.B26" style:family="table-cell">
      <style:table-cell-properties fo:padding-left="0.0201in" fo:padding-right="0.0201in" fo:padding-top="0in" fo:padding-bottom="0in" fo:border="none"/>
    </style:style>
    <style:style style:name="Table13.C26" style:family="table-cell">
      <style:table-cell-properties fo:padding-left="0.0201in" fo:padding-right="0.0201in" fo:padding-top="0in" fo:padding-bottom="0in" fo:border="none"/>
    </style:style>
    <style:style style:name="Table13.D26" style:family="table-cell">
      <style:table-cell-properties fo:padding-left="0.0201in" fo:padding-right="0.0201in" fo:padding-top="0in" fo:padding-bottom="0in" fo:border="none"/>
    </style:style>
    <style:style style:name="Table13.E26" style:family="table-cell">
      <style:table-cell-properties fo:padding-left="0.0201in" fo:padding-right="0.0201in" fo:padding-top="0in" fo:padding-bottom="0in" fo:border="none"/>
    </style:style>
    <style:style style:name="Table13.A27" style:family="table-cell">
      <style:table-cell-properties fo:padding-left="0.0201in" fo:padding-right="0.0201in" fo:padding-top="0in" fo:padding-bottom="0in" fo:border="none"/>
    </style:style>
    <style:style style:name="Table13.B27" style:family="table-cell">
      <style:table-cell-properties fo:padding-left="0.0201in" fo:padding-right="0.0201in" fo:padding-top="0in" fo:padding-bottom="0in" fo:border="none"/>
    </style:style>
    <style:style style:name="Table13.C27" style:family="table-cell">
      <style:table-cell-properties fo:padding-left="0.0201in" fo:padding-right="0.0201in" fo:padding-top="0in" fo:padding-bottom="0in" fo:border="none"/>
    </style:style>
    <style:style style:name="Table13.D27" style:family="table-cell">
      <style:table-cell-properties fo:padding-left="0.0201in" fo:padding-right="0.0201in" fo:padding-top="0in" fo:padding-bottom="0in" fo:border="none"/>
    </style:style>
    <style:style style:name="Table13.E27" style:family="table-cell">
      <style:table-cell-properties fo:padding-left="0.0201in" fo:padding-right="0.0201in" fo:padding-top="0in" fo:padding-bottom="0in" fo:border="none"/>
    </style:style>
    <style:style style:name="Table13.A28" style:family="table-cell">
      <style:table-cell-properties fo:padding-left="0.0201in" fo:padding-right="0.0201in" fo:padding-top="0in" fo:padding-bottom="0in" fo:border="none"/>
    </style:style>
    <style:style style:name="Table13.B28" style:family="table-cell">
      <style:table-cell-properties fo:padding-left="0.0201in" fo:padding-right="0.0201in" fo:padding-top="0in" fo:padding-bottom="0in" fo:border="none"/>
    </style:style>
    <style:style style:name="Table13.C28" style:family="table-cell">
      <style:table-cell-properties fo:padding-left="0.0201in" fo:padding-right="0.0201in" fo:padding-top="0in" fo:padding-bottom="0in" fo:border="none"/>
    </style:style>
    <style:style style:name="Table13.D28" style:family="table-cell">
      <style:table-cell-properties fo:padding-left="0.0201in" fo:padding-right="0.0201in" fo:padding-top="0in" fo:padding-bottom="0in" fo:border="none"/>
    </style:style>
    <style:style style:name="Table13.E28" style:family="table-cell">
      <style:table-cell-properties fo:padding-left="0.0201in" fo:padding-right="0.0201in" fo:padding-top="0in" fo:padding-bottom="0in" fo:border="none"/>
    </style:style>
    <style:style style:name="Table13.A29" style:family="table-cell">
      <style:table-cell-properties fo:padding-left="0.0201in" fo:padding-right="0.0201in" fo:padding-top="0in" fo:padding-bottom="0in" fo:border="none"/>
    </style:style>
    <style:style style:name="Table13.B29" style:family="table-cell">
      <style:table-cell-properties fo:padding-left="0.0201in" fo:padding-right="0.0201in" fo:padding-top="0in" fo:padding-bottom="0in" fo:border="none"/>
    </style:style>
    <style:style style:name="Table13.C29" style:family="table-cell">
      <style:table-cell-properties fo:padding-left="0.0201in" fo:padding-right="0.0201in" fo:padding-top="0in" fo:padding-bottom="0in" fo:border="none"/>
    </style:style>
    <style:style style:name="Table13.D29" style:family="table-cell">
      <style:table-cell-properties fo:padding-left="0.0201in" fo:padding-right="0.0201in" fo:padding-top="0in" fo:padding-bottom="0in" fo:border="none"/>
    </style:style>
    <style:style style:name="Table13.E29" style:family="table-cell">
      <style:table-cell-properties fo:padding-left="0.0201in" fo:padding-right="0.0201in" fo:padding-top="0in" fo:padding-bottom="0in" fo:border="none"/>
    </style:style>
    <style:style style:name="Table13.A30" style:family="table-cell">
      <style:table-cell-properties fo:padding-left="0.0201in" fo:padding-right="0.0201in" fo:padding-top="0in" fo:padding-bottom="0in" fo:border="none"/>
    </style:style>
    <style:style style:name="Table13.B30" style:family="table-cell">
      <style:table-cell-properties fo:padding-left="0.0201in" fo:padding-right="0.0201in" fo:padding-top="0in" fo:padding-bottom="0in" fo:border="none"/>
    </style:style>
    <style:style style:name="Table13.C30" style:family="table-cell">
      <style:table-cell-properties fo:padding-left="0.0201in" fo:padding-right="0.0201in" fo:padding-top="0in" fo:padding-bottom="0in" fo:border="none"/>
    </style:style>
    <style:style style:name="Table13.D30" style:family="table-cell">
      <style:table-cell-properties fo:padding-left="0.0201in" fo:padding-right="0.0201in" fo:padding-top="0in" fo:padding-bottom="0in" fo:border="none"/>
    </style:style>
    <style:style style:name="Table13.E30" style:family="table-cell">
      <style:table-cell-properties fo:padding-left="0.0201in" fo:padding-right="0.0201in" fo:padding-top="0in" fo:padding-bottom="0in" fo:border="none"/>
    </style:style>
    <style:style style:name="Table13.A31" style:family="table-cell">
      <style:table-cell-properties fo:padding-left="0.0201in" fo:padding-right="0.0201in" fo:padding-top="0in" fo:padding-bottom="0in" fo:border="none"/>
    </style:style>
    <style:style style:name="Table13.B31" style:family="table-cell">
      <style:table-cell-properties fo:padding-left="0.0201in" fo:padding-right="0.0201in" fo:padding-top="0in" fo:padding-bottom="0in" fo:border="none"/>
    </style:style>
    <style:style style:name="Table13.C31" style:family="table-cell">
      <style:table-cell-properties fo:padding-left="0.0201in" fo:padding-right="0.0201in" fo:padding-top="0in" fo:padding-bottom="0in" fo:border="none"/>
    </style:style>
    <style:style style:name="Table13.D31" style:family="table-cell">
      <style:table-cell-properties fo:padding-left="0.0201in" fo:padding-right="0.0201in" fo:padding-top="0in" fo:padding-bottom="0in" fo:border="none"/>
    </style:style>
    <style:style style:name="Table13.E31" style:family="table-cell">
      <style:table-cell-properties fo:padding-left="0.0201in" fo:padding-right="0.0201in" fo:padding-top="0in" fo:padding-bottom="0in" fo:border="none"/>
    </style:style>
    <style:style style:name="Table13.A32" style:family="table-cell">
      <style:table-cell-properties fo:padding-left="0.0201in" fo:padding-right="0.0201in" fo:padding-top="0in" fo:padding-bottom="0in" fo:border="none"/>
    </style:style>
    <style:style style:name="Table13.B32" style:family="table-cell">
      <style:table-cell-properties fo:padding-left="0.0201in" fo:padding-right="0.0201in" fo:padding-top="0in" fo:padding-bottom="0in" fo:border="none"/>
    </style:style>
    <style:style style:name="Table13.C32" style:family="table-cell">
      <style:table-cell-properties fo:padding-left="0.0201in" fo:padding-right="0.0201in" fo:padding-top="0in" fo:padding-bottom="0in" fo:border="none"/>
    </style:style>
    <style:style style:name="Table13.D32" style:family="table-cell">
      <style:table-cell-properties fo:padding-left="0.0201in" fo:padding-right="0.0201in" fo:padding-top="0in" fo:padding-bottom="0in" fo:border="none"/>
    </style:style>
    <style:style style:name="Table13.E32" style:family="table-cell">
      <style:table-cell-properties fo:padding-left="0.0201in" fo:padding-right="0.0201in" fo:padding-top="0in" fo:padding-bottom="0in" fo:border="none"/>
    </style:style>
    <style:style style:name="Table13.A33" style:family="table-cell">
      <style:table-cell-properties fo:padding-left="0.0201in" fo:padding-right="0.0201in" fo:padding-top="0in" fo:padding-bottom="0in" fo:border="none"/>
    </style:style>
    <style:style style:name="Table13.B33" style:family="table-cell">
      <style:table-cell-properties fo:padding-left="0.0201in" fo:padding-right="0.0201in" fo:padding-top="0in" fo:padding-bottom="0in" fo:border="none"/>
    </style:style>
    <style:style style:name="Table13.C33" style:family="table-cell">
      <style:table-cell-properties fo:padding-left="0.0201in" fo:padding-right="0.0201in" fo:padding-top="0in" fo:padding-bottom="0in" fo:border="none"/>
    </style:style>
    <style:style style:name="Table13.E33" style:family="table-cell">
      <style:table-cell-properties fo:padding-left="0.0201in" fo:padding-right="0.0201in" fo:padding-top="0in" fo:padding-bottom="0in" fo:border="none"/>
    </style:style>
    <style:style style:name="Table1" style:family="table">
      <style:table-properties style:width="4.3493in" table:align="margins" style:writing-mode="page"/>
    </style:style>
    <style:style style:name="Table1.A" style:family="table-column">
      <style:table-column-properties style:column-width="2.175in" style:rel-column-width="32768*"/>
    </style:style>
    <style:style style:name="Table1.B" style:family="table-column">
      <style:table-column-properties style:column-width="2.1743in" style:rel-column-width="32767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1.5771in" fo:margin-left="0.0139in" table:align="left" style:writing-mode="lr-tb"/>
    </style:style>
    <style:style style:name="Table5.A" style:family="table-column">
      <style:table-column-properties style:column-width="0.9424in"/>
    </style:style>
    <style:style style:name="Table5.B" style:family="table-column">
      <style:table-column-properties style:column-width="0.6347in"/>
    </style:style>
    <style:style style:name="Table5.1" style:family="table-row">
      <style:table-row-properties style:min-row-height="0.2076in" fo:keep-together="auto"/>
    </style:style>
    <style:style style:name="Table5.A1" style:family="table-cell">
      <style:table-cell-properties style:vertical-align="top" fo:padding="0.0382in" fo:border="none" style:writing-mode="lr-tb"/>
    </style:style>
    <style:style style:name="Table5.2" style:family="table-row">
      <style:table-row-properties style:min-row-height="0.2083in" fo:keep-together="auto"/>
    </style:style>
    <style:style style:name="Table2" style:family="table">
      <style:table-properties style:width="4.05in" table:align="center" style:writing-mode="lr-tb"/>
    </style:style>
    <style:style style:name="Table2.A" style:family="table-column">
      <style:table-column-properties style:column-width="1.9917in"/>
    </style:style>
    <style:style style:name="Table2.B" style:family="table-column">
      <style:table-column-properties style:column-width="2.0583in"/>
    </style:style>
    <style:style style:name="Table2.1" style:family="table-row">
      <style:table-row-properties style:min-row-height="0.1847in" fo:keep-together="auto"/>
    </style:style>
    <style:style style:name="Table2.A1" style:family="table-cell">
      <style:table-cell-properties style:vertical-align="top" fo:background-color="#dddddd" fo:padding-left="0.0201in" fo:padding-right="0.0201in" fo:padding-top="0in" fo:padding-bottom="0in" fo:border="none" style:writing-mode="lr-tb">
        <style:background-image/>
      </style:table-cell-properties>
    </style:style>
    <style:style style:name="Table2.3" style:family="table-row">
      <style:table-row-properties style:min-row-height="0.2076in" fo:keep-together="auto"/>
    </style:style>
    <style:style style:name="Table2.A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B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4" style:family="table-row">
      <style:table-row-properties style:min-row-height="0.2083in" fo:keep-together="auto"/>
    </style:style>
    <style:style style:name="Table2.A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B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A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B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A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B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A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B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A8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2.B8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7" style:family="table">
      <style:table-properties style:width="4.3493in" table:align="margins" style:writing-mode="page"/>
    </style:style>
    <style:style style:name="Table17.A" style:family="table-column">
      <style:table-column-properties style:column-width="2.175in" style:rel-column-width="32768*"/>
    </style:style>
    <style:style style:name="Table17.B" style:family="table-column">
      <style:table-column-properties style:column-width="2.1743in" style:rel-column-width="32767*"/>
    </style:style>
    <style:style style:name="Table17.A1" style:family="table-cell">
      <style:table-cell-properties fo:padding="0in" fo:border="none"/>
    </style:style>
    <style:style style:name="Table17.B1" style:family="table-cell">
      <style:table-cell-properties style:vertical-align="middle" fo:padding="0in" fo:border="none"/>
    </style:style>
    <style:style style:name="Table3" style:family="table">
      <style:table-properties style:width="3.9681in" fo:margin-left="0.0646in" table:align="left" fo:keep-with-next="always" style:writing-mode="lr-tb"/>
    </style:style>
    <style:style style:name="Table3.A" style:family="table-column">
      <style:table-column-properties style:column-width="0.6868in"/>
    </style:style>
    <style:style style:name="Table3.B" style:family="table-column">
      <style:table-column-properties style:column-width="0.909in"/>
    </style:style>
    <style:style style:name="Table3.C" style:family="table-column">
      <style:table-column-properties style:column-width="0.6201in"/>
    </style:style>
    <style:style style:name="Table3.E" style:family="table-column">
      <style:table-column-properties style:column-width="0.8431in"/>
    </style:style>
    <style:style style:name="Table3.1" style:family="table-row">
      <style:table-row-properties style:min-row-height="0.1847in" fo:keep-together="auto"/>
    </style:style>
    <style:style style:name="Table3.A1" style:family="table-cell">
      <style:table-cell-properties style:vertical-align="top" fo:background-color="#dddddd" fo:padding-left="0.0201in" fo:padding-right="0.0201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style:min-row-height="0.2083in" fo:keep-together="auto"/>
    </style:style>
    <style:style style:name="Table3.A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B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C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D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E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3" style:family="table-row">
      <style:table-row-properties style:min-row-height="0.2076in" fo:keep-together="auto"/>
    </style:style>
    <style:style style:name="Table3.A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B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C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D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E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A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B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C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D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E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A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B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C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D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E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A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B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C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D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E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A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B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C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D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3.E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6" style:family="table">
      <style:table-properties style:width="4.0222in" fo:margin-left="0.0139in" table:align="left" fo:keep-with-next="always" style:writing-mode="lr-tb"/>
    </style:style>
    <style:style style:name="Table16.A" style:family="table-column">
      <style:table-column-properties style:column-width="0.741in"/>
    </style:style>
    <style:style style:name="Table16.B" style:family="table-column">
      <style:table-column-properties style:column-width="0.9083in"/>
    </style:style>
    <style:style style:name="Table16.C" style:family="table-column">
      <style:table-column-properties style:column-width="0.6201in"/>
    </style:style>
    <style:style style:name="Table16.E" style:family="table-column">
      <style:table-column-properties style:column-width="0.8444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6" style:family="table">
      <style:table-properties style:width="1.6097in" table:align="center" style:writing-mode="page"/>
    </style:style>
    <style:style style:name="Table6.A" style:family="table-column">
      <style:table-column-properties style:column-width="0.4708in"/>
    </style:style>
    <style:style style:name="Table6.B" style:family="table-column">
      <style:table-column-properties style:column-width="0.4382in"/>
    </style:style>
    <style:style style:name="Table6.C" style:family="table-column">
      <style:table-column-properties style:column-width="0.7007in"/>
    </style:style>
    <style:style style:name="Table6.A1" style:family="table-cell">
      <style:table-cell-properties fo:background-color="transparent" fo:padding="0in" fo:border="none">
        <style:background-image/>
      </style:table-cell-properties>
    </style:style>
    <style:style style:name="Table7" style:family="table">
      <style:table-properties style:width="1.8042in" table:align="center" style:writing-mode="page"/>
    </style:style>
    <style:style style:name="Table7.A" style:family="table-column">
      <style:table-column-properties style:column-width="0.709in"/>
    </style:style>
    <style:style style:name="Table7.B" style:family="table-column">
      <style:table-column-properties style:column-width="0.4382in"/>
    </style:style>
    <style:style style:name="Table7.C" style:family="table-column">
      <style:table-column-properties style:column-width="0.6569in"/>
    </style:style>
    <style:style style:name="Table7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2.875in" fo:margin-left="0.0139in" table:align="left" style:may-break-between-rows="false" style:writing-mode="lr-tb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1.125in"/>
    </style:style>
    <style:style style:name="Table4.1" style:family="table-row">
      <style:table-row-properties style:min-row-height="0.1847in" fo:keep-together="auto"/>
    </style:style>
    <style:style style:name="Table4.A1" style:family="table-cell">
      <style:table-cell-properties style:vertical-align="top" fo:background-color="#dddddd" fo:padding="0in" fo:border="none" style:writing-mode="lr-tb">
        <style:background-image/>
      </style:table-cell-properties>
    </style:style>
    <style:style style:name="Table4.3" style:family="table-row">
      <style:table-row-properties style:min-row-height="0.2076in" fo:keep-together="auto"/>
    </style:style>
    <style:style style:name="Table4.A3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4" style:family="table-row">
      <style:table-row-properties style:min-row-height="0.2083in" fo:keep-together="auto"/>
    </style:style>
    <style:style style:name="Table8" style:family="table">
      <style:table-properties style:width="4.4597in" table:align="left" style:writing-mode="lr-tb"/>
    </style:style>
    <style:style style:name="Table8.A" style:family="table-column">
      <style:table-column-properties style:column-width="0.8764in"/>
    </style:style>
    <style:style style:name="Table8.B" style:family="table-column">
      <style:table-column-properties style:column-width="0.8792in"/>
    </style:style>
    <style:style style:name="Table8.C" style:family="table-column">
      <style:table-column-properties style:column-width="0.8569in"/>
    </style:style>
    <style:style style:name="Table8.D" style:family="table-column">
      <style:table-column-properties style:column-width="0.9951in"/>
    </style:style>
    <style:style style:name="Table8.E" style:family="table-column">
      <style:table-column-properties style:column-width="0.8521in"/>
    </style:style>
    <style:style style:name="Table8.1" style:family="table-row">
      <style:table-row-properties style:min-row-height="0.1847in" fo:keep-together="auto"/>
    </style:style>
    <style:style style:name="Table8.A1" style:family="table-cell">
      <style:table-cell-properties style:vertical-align="top" fo:background-color="#dddddd" fo:padding-left="0.0201in" fo:padding-right="0.0201in" fo:padding-top="0in" fo:padding-bottom="0in" fo:border="none" style:writing-mode="lr-tb">
        <style:background-image/>
      </style:table-cell-properties>
    </style:style>
    <style:style style:name="Table8.2" style:family="table-row">
      <style:table-row-properties style:min-row-height="0.2083in" fo:keep-together="auto"/>
    </style:style>
    <style:style style:name="Table8.A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8.B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8.C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8.D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8.E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" style:family="table">
      <style:table-properties style:width="3.809in" table:align="left" style:writing-mode="lr-tb"/>
    </style:style>
    <style:style style:name="Table9.A" style:family="table-column">
      <style:table-column-properties style:column-width="0.8347in"/>
    </style:style>
    <style:style style:name="Table9.B" style:family="table-column">
      <style:table-column-properties style:column-width="0.6965in"/>
    </style:style>
    <style:style style:name="Table9.C" style:family="table-column">
      <style:table-column-properties style:column-width="0.6646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8104in"/>
    </style:style>
    <style:style style:name="Table9.1" style:family="table-row">
      <style:table-row-properties style:min-row-height="0.3201in" fo:keep-together="auto"/>
    </style:style>
    <style:style style:name="Table9.A1" style:family="table-cell">
      <style:table-cell-properties style:vertical-align="top" fo:background-color="#dddddd" fo:padding-left="0.0201in" fo:padding-right="0.0201in" fo:padding-top="0in" fo:padding-bottom="0in" fo:border="none" style:writing-mode="lr-tb">
        <style:background-image/>
      </style:table-cell-properties>
    </style:style>
    <style:style style:name="Table9.2" style:family="table-row">
      <style:table-row-properties style:min-row-height="0.2076in" fo:keep-together="auto"/>
    </style:style>
    <style:style style:name="Table9.A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B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C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D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E2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A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B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C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D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E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A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B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C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D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E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A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B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C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D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E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A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B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C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D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E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A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B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C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D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9.E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" style:family="table">
      <style:table-properties style:width="2.0417in" fo:margin-left="0.0139in" table:align="left" style:writing-mode="lr-tb"/>
    </style:style>
    <style:style style:name="Table10.A" style:family="table-column">
      <style:table-column-properties style:column-width="1.1764in"/>
    </style:style>
    <style:style style:name="Table10.B" style:family="table-column">
      <style:table-column-properties style:column-width="0.8653in"/>
    </style:style>
    <style:style style:name="Table10.1" style:family="table-row">
      <style:table-row-properties style:min-row-height="0.1847in" fo:keep-together="auto"/>
    </style:style>
    <style:style style:name="Table10.A1" style:family="table-cell">
      <style:table-cell-properties style:vertical-align="top" fo:background-color="#dddddd" fo:padding-left="0.0201in" fo:padding-right="0.0201in" fo:padding-top="0in" fo:padding-bottom="0in" fo:border="none" style:writing-mode="lr-tb">
        <style:background-image/>
      </style:table-cell-properties>
    </style:style>
    <style:style style:name="Table10.3" style:family="table-row">
      <style:table-row-properties style:min-row-height="0.2083in" fo:keep-together="auto"/>
    </style:style>
    <style:style style:name="Table10.A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B3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4" style:family="table-row">
      <style:table-row-properties style:min-row-height="0.2076in" fo:keep-together="auto"/>
    </style:style>
    <style:style style:name="Table10.A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B4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A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B5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A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B6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A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B7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A8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0.B8" style:family="table-cell">
      <style:table-cell-properties style:vertical-align="top" fo:padding-left="0.0201in" fo:padding-right="0.0201in" fo:padding-top="0in" fo:padding-bottom="0in" fo:border="none" style:writing-mode="lr-tb"/>
    </style:style>
    <style:style style:name="Table12" style:family="table">
      <style:table-properties style:width="2.2458in" table:align="left" style:writing-mode="lr-tb"/>
    </style:style>
    <style:style style:name="Table12.A" style:family="table-column">
      <style:table-column-properties style:column-width="1.1764in"/>
    </style:style>
    <style:style style:name="Table12.B" style:family="table-column">
      <style:table-column-properties style:column-width="1.0694in"/>
    </style:style>
    <style:style style:name="Table12.1" style:family="table-row">
      <style:table-row-properties style:min-row-height="0.2354in" fo:keep-together="auto"/>
    </style:style>
    <style:style style:name="Table12.A1" style:family="table-cell">
      <style:table-cell-properties style:vertical-align="top" fo:background-color="#dddddd" fo:padding-left="0.0201in" fo:padding-right="0.0201in" fo:padding-top="0in" fo:padding-bottom="0in" fo:border="none" style:writing-mode="lr-tb">
        <style:background-image/>
      </style:table-cell-properties>
    </style:style>
    <style:style style:name="Table12.3" style:family="table-row">
      <style:table-row-properties style:min-row-height="0.2083in" fo:keep-together="auto"/>
    </style:style>
    <style:style style:name="Table12.A3" style:family="table-cell">
      <style:table-cell-properties style:vertical-align="top" fo:background-color="transparent" fo:padding-left="0.0201in" fo:padding-right="0.0201in" fo:padding-top="0in" fo:padding-bottom="0in" fo:border="none" style:writing-mode="lr-tb">
        <style:background-image/>
      </style:table-cell-properties>
    </style:style>
    <style:style style:name="Table12.4" style:family="table-row">
      <style:table-row-properties style:min-row-height="0.2076in" fo:keep-together="auto"/>
    </style:style>
    <style:style style:name="Table14" style:family="table">
      <style:table-properties style:width="7.0694in" table:align="left" style:writing-mode="lr-tb"/>
    </style:style>
    <style:style style:name="Table14.A" style:family="table-column">
      <style:table-column-properties style:column-width="2.6806in"/>
    </style:style>
    <style:style style:name="Table14.B" style:family="table-column">
      <style:table-column-properties style:column-width="4.3889in"/>
    </style:style>
    <style:style style:name="Table14.1" style:family="table-row">
      <style:table-row-properties style:min-row-height="0.1847in" fo:keep-together="auto"/>
    </style:style>
    <style:style style:name="Table14.A1" style:family="table-cell">
      <style:table-cell-properties style:vertical-align="top" fo:padding="0in" fo:border="none" style:writing-mode="lr-tb"/>
    </style:style>
    <style:style style:name="Table14.2" style:family="table-row">
      <style:table-row-properties style:min-row-height="0.1639in" fo:keep-together="auto"/>
    </style:style>
    <style:style style:name="Table14.A2" style:family="table-cell">
      <style:table-cell-properties style:vertical-align="top" fo:padding="0in" fo:border-left="none" fo:border-right="none" fo:border-top="none" fo:border-bottom="1pt solid #808000" style:writing-mode="lr-tb"/>
    </style:style>
    <style:style style:name="Table14.3" style:family="table-row">
      <style:table-row-properties style:min-row-height="0.25in" fo:keep-together="auto"/>
    </style:style>
    <style:style style:name="Table14.5" style:family="table-row">
      <style:table-row-properties style:min-row-height="0.2493in" fo:keep-together="auto"/>
    </style:style>
    <style:style style:name="Table15" style:family="table">
      <style:table-properties style:width="7.0694in" table:align="left" style:writing-mode="lr-tb"/>
    </style:style>
    <style:style style:name="Table15.A" style:family="table-column">
      <style:table-column-properties style:column-width="0.625in"/>
    </style:style>
    <style:style style:name="Table15.B" style:family="table-column">
      <style:table-column-properties style:column-width="2.4861in"/>
    </style:style>
    <style:style style:name="Table15.C" style:family="table-column">
      <style:table-column-properties style:column-width="3.9583in"/>
    </style:style>
    <style:style style:name="Table15.1" style:family="table-row">
      <style:table-row-properties style:min-row-height="0.1833in" fo:keep-together="auto"/>
    </style:style>
    <style:style style:name="Table15.A1" style:family="table-cell">
      <style:table-cell-properties style:vertical-align="top" fo:padding="0in" fo:border="none" style:writing-mode="lr-tb"/>
    </style:style>
    <style:style style:name="Table15.2" style:family="table-row">
      <style:table-row-properties style:min-row-height="0.3375in" fo:keep-together="auto"/>
    </style:style>
    <style:style style:name="Table15.7" style:family="table-row">
      <style:table-row-properties style:min-row-height="0.3681in" fo:keep-together="auto"/>
    </style:style>
    <style:style style:name="Table15.8" style:family="table-row">
      <style:table-row-properties style:min-row-height="0.2986in" fo:keep-together="auto"/>
    </style:style>
    <style:style style:name="Table15.9" style:family="table-row">
      <style:table-row-properties style:min-row-height="0.1639in" fo:keep-together="auto"/>
    </style:style>
    <style:style style:name="Table15.A9" style:family="table-cell">
      <style:table-cell-properties style:vertical-align="top" fo:padding="0in" fo:border-left="none" fo:border-right="none" fo:border-top="none" fo:border-bottom="1pt solid #808000" style:writing-mode="lr-tb"/>
    </style:style>
    <style:style style:name="Table15.10" style:family="table-row">
      <style:table-row-properties style:min-row-height="0.2493in" fo:keep-together="auto"/>
    </style:style>
    <style:style style:name="Table15.12" style:family="table-row">
      <style:table-row-properties style:min-row-height="0.25in" fo:keep-together="auto"/>
    </style:style>
    <style:style style:name="P1" style:family="paragraph" style:parent-style-name="Header">
      <style:paragraph-properties fo:text-align="end" style:justify-single-word="false"/>
      <style:text-properties style:font-name="FreeSerif1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text-properties style:font-name="FreeSerif1" fo:font-size="10pt" officeooo:rsid="01a4b450" officeooo:paragraph-rsid="01a4b450" style:font-size-asian="10pt" style:font-size-complex="10pt"/>
    </style:style>
    <style:style style:name="P3" style:family="paragraph" style:parent-style-name="Frame_20_contents">
      <style:text-properties fo:font-style="normal" officeooo:rsid="0089dd49" officeooo:paragraph-rsid="00df8716" style:font-style-asian="normal" style:font-style-complex="normal"/>
    </style:style>
    <style:style style:name="P4" style:family="paragraph" style:parent-style-name="Frame_20_contents">
      <style:text-properties fo:font-style="normal" officeooo:rsid="008adf77" officeooo:paragraph-rsid="00eb6cc0" style:font-style-asian="normal" style:font-style-complex="normal"/>
    </style:style>
    <style:style style:name="P5" style:family="paragraph" style:parent-style-name="Frame_20_contents">
      <style:text-properties fo:font-style="normal" officeooo:rsid="008ccff8" officeooo:paragraph-rsid="00aa3882" style:font-style-asian="normal" style:font-style-complex="normal"/>
    </style:style>
    <style:style style:name="P6" style:family="paragraph" style:parent-style-name="Frame_20_contents">
      <style:text-properties fo:font-style="normal" officeooo:rsid="0099e362" officeooo:paragraph-rsid="0099e362" style:font-style-asian="normal" style:font-style-complex="normal"/>
    </style:style>
    <style:style style:name="P7" style:family="paragraph" style:parent-style-name="Frame_20_contents">
      <style:text-properties fo:font-style="normal" officeooo:rsid="00ed2be9" officeooo:paragraph-rsid="00ed2be9" style:font-style-asian="normal" style:font-style-complex="normal"/>
    </style:style>
    <style:style style:name="P8" style:family="paragraph" style:parent-style-name="Frame_20_contents">
      <style:text-properties fo:font-style="normal" officeooo:rsid="00f5a2aa" officeooo:paragraph-rsid="00f5a2aa" style:font-style-asian="normal" style:font-style-complex="normal"/>
    </style:style>
    <style:style style:name="P9" style:family="paragraph" style:parent-style-name="Frame_20_contents">
      <style:text-properties fo:font-style="normal" officeooo:rsid="00f93647" officeooo:paragraph-rsid="00f93647" style:font-style-asian="normal" style:font-style-complex="normal"/>
    </style:style>
    <style:style style:name="P10" style:family="paragraph" style:parent-style-name="Frame_20_contents">
      <style:text-properties fo:font-style="normal" officeooo:rsid="0120f546" officeooo:paragraph-rsid="0131209c" style:font-style-asian="normal" style:font-style-complex="normal"/>
    </style:style>
    <style:style style:name="P11" style:family="paragraph" style:parent-style-name="Frame_20_contents">
      <style:text-properties fo:font-style="normal" officeooo:rsid="0120f546" officeooo:paragraph-rsid="013332e1" style:font-style-asian="normal" style:font-style-complex="normal"/>
    </style:style>
    <style:style style:name="P12" style:family="paragraph" style:parent-style-name="Frame_20_contents">
      <style:text-properties fo:font-style="normal" officeooo:rsid="013e8fba" officeooo:paragraph-rsid="0144049c" style:font-style-asian="normal" style:font-style-complex="normal"/>
    </style:style>
    <style:style style:name="P13" style:family="paragraph" style:parent-style-name="Frame_20_contents">
      <style:text-properties fo:font-style="normal" officeooo:rsid="0150d5f0" officeooo:paragraph-rsid="0150d5f0" style:font-style-asian="normal" style:font-style-complex="normal"/>
    </style:style>
    <style:style style:name="P14" style:family="paragraph" style:parent-style-name="Frame_20_contents">
      <style:text-properties fo:font-style="normal" officeooo:rsid="01504aae" officeooo:paragraph-rsid="0157f721" style:font-style-asian="normal" style:font-style-complex="normal"/>
    </style:style>
    <style:style style:name="P15" style:family="paragraph" style:parent-style-name="Frame_20_contents">
      <style:text-properties fo:font-style="normal" officeooo:rsid="01528425" officeooo:paragraph-rsid="0157f721" style:font-style-asian="normal" style:font-style-complex="normal"/>
    </style:style>
    <style:style style:name="P16" style:family="paragraph" style:parent-style-name="Frame_20_contents">
      <style:text-properties fo:font-style="normal" officeooo:rsid="01546d90" officeooo:paragraph-rsid="0157f721" style:font-style-asian="normal" style:font-style-complex="normal"/>
    </style:style>
    <style:style style:name="P17" style:family="paragraph" style:parent-style-name="Frame_20_contents">
      <style:text-properties fo:font-style="normal" officeooo:rsid="014d2492" officeooo:paragraph-rsid="021b850c" style:font-style-asian="normal" style:font-style-complex="normal"/>
    </style:style>
    <style:style style:name="P18" style:family="paragraph" style:parent-style-name="Frame_20_contents">
      <style:text-properties officeooo:rsid="0093275a" officeooo:paragraph-rsid="0093275a"/>
    </style:style>
    <style:style style:name="P19" style:family="paragraph" style:parent-style-name="Frame_20_contents">
      <style:text-properties officeooo:rsid="0093275a" officeooo:paragraph-rsid="0095e78f"/>
    </style:style>
    <style:style style:name="P20" style:family="paragraph" style:parent-style-name="Frame_20_contents">
      <style:text-properties officeooo:rsid="0093275a" officeooo:paragraph-rsid="00958681"/>
    </style:style>
    <style:style style:name="P21" style:family="paragraph" style:parent-style-name="Frame_20_contents">
      <style:text-properties officeooo:rsid="0093275a" officeooo:paragraph-rsid="0099e362"/>
    </style:style>
    <style:style style:name="P22" style:family="paragraph" style:parent-style-name="Frame_20_contents">
      <style:text-properties officeooo:rsid="0093275a" officeooo:paragraph-rsid="009d3849"/>
    </style:style>
    <style:style style:name="P23" style:family="paragraph" style:parent-style-name="Frame_20_contents">
      <style:text-properties officeooo:rsid="0093275a" officeooo:paragraph-rsid="00996dc7"/>
    </style:style>
    <style:style style:name="P24" style:family="paragraph" style:parent-style-name="Frame_20_contents">
      <style:text-properties officeooo:paragraph-rsid="0093275a"/>
    </style:style>
    <style:style style:name="P25" style:family="paragraph" style:parent-style-name="Frame_20_contents">
      <style:text-properties officeooo:paragraph-rsid="009d3849"/>
    </style:style>
    <style:style style:name="P26" style:family="paragraph" style:parent-style-name="Frame_20_contents">
      <style:text-properties officeooo:rsid="0112e31d" officeooo:paragraph-rsid="0112e31d"/>
    </style:style>
    <style:style style:name="P27" style:family="paragraph" style:parent-style-name="Frame_20_contents">
      <style:text-properties officeooo:rsid="0112e31d" officeooo:paragraph-rsid="01c5fff6"/>
    </style:style>
    <style:style style:name="P28" style:family="paragraph" style:parent-style-name="Frame_20_contents">
      <style:text-properties officeooo:rsid="0120f546" officeooo:paragraph-rsid="012604fc"/>
    </style:style>
    <style:style style:name="P29" style:family="paragraph" style:parent-style-name="Frame_20_contents">
      <style:text-properties officeooo:rsid="0120f546" officeooo:paragraph-rsid="012996a4"/>
    </style:style>
    <style:style style:name="P30" style:family="paragraph" style:parent-style-name="Frame_20_contents">
      <style:text-properties officeooo:rsid="0120f546" officeooo:paragraph-rsid="012dcd59"/>
    </style:style>
    <style:style style:name="P31" style:family="paragraph" style:parent-style-name="Frame_20_contents">
      <style:text-properties officeooo:rsid="0120f546" officeooo:paragraph-rsid="012f5dd0"/>
    </style:style>
    <style:style style:name="P32" style:family="paragraph" style:parent-style-name="Frame_20_contents">
      <style:text-properties officeooo:rsid="0120f546" officeooo:paragraph-rsid="012f7a2e"/>
    </style:style>
    <style:style style:name="P33" style:family="paragraph" style:parent-style-name="Frame_20_contents">
      <style:text-properties officeooo:rsid="0120f546" officeooo:paragraph-rsid="0131209c"/>
    </style:style>
    <style:style style:name="P34" style:family="paragraph" style:parent-style-name="Frame_20_contents">
      <style:text-properties officeooo:rsid="0120f546" officeooo:paragraph-rsid="0131d524"/>
    </style:style>
    <style:style style:name="P35" style:family="paragraph" style:parent-style-name="Frame_20_contents">
      <style:text-properties officeooo:rsid="0120f546" officeooo:paragraph-rsid="013332e1"/>
    </style:style>
    <style:style style:name="P36" style:family="paragraph" style:parent-style-name="Frame_20_contents">
      <style:text-properties officeooo:rsid="0120f546" officeooo:paragraph-rsid="0133521d"/>
    </style:style>
    <style:style style:name="P37" style:family="paragraph" style:parent-style-name="Frame_20_contents">
      <style:text-properties officeooo:rsid="0120f546" officeooo:paragraph-rsid="0133f1a2"/>
    </style:style>
    <style:style style:name="P38" style:family="paragraph" style:parent-style-name="Frame_20_contents">
      <style:text-properties officeooo:rsid="0120f546" officeooo:paragraph-rsid="012ae7a0"/>
    </style:style>
    <style:style style:name="P39" style:family="paragraph" style:parent-style-name="Frame_20_contents">
      <style:text-properties officeooo:rsid="0120f546" officeooo:paragraph-rsid="021284cd"/>
    </style:style>
    <style:style style:name="P40" style:family="paragraph" style:parent-style-name="Frame_20_contents">
      <style:text-properties officeooo:rsid="013e8fba" officeooo:paragraph-rsid="013e8fba"/>
    </style:style>
    <style:style style:name="P41" style:family="paragraph" style:parent-style-name="Frame_20_contents">
      <style:text-properties officeooo:rsid="013e8fba" officeooo:paragraph-rsid="013f58ff"/>
    </style:style>
    <style:style style:name="P42" style:family="paragraph" style:parent-style-name="Frame_20_contents">
      <style:text-properties officeooo:rsid="013e8fba" officeooo:paragraph-rsid="0144049c"/>
    </style:style>
    <style:style style:name="P43" style:family="paragraph" style:parent-style-name="Frame_20_contents">
      <style:text-properties officeooo:rsid="014d2492" officeooo:paragraph-rsid="021b850c"/>
    </style:style>
    <style:style style:name="P44" style:family="paragraph" style:parent-style-name="Frame_20_contents">
      <style:text-properties officeooo:rsid="01504aae" officeooo:paragraph-rsid="01504aae"/>
    </style:style>
    <style:style style:name="P45" style:family="paragraph" style:parent-style-name="Frame_20_contents">
      <style:text-properties officeooo:rsid="01504aae" officeooo:paragraph-rsid="0157f721"/>
    </style:style>
    <style:style style:name="P46" style:family="paragraph" style:parent-style-name="Frame_20_contents">
      <style:text-properties officeooo:rsid="01504aae" officeooo:paragraph-rsid="0158fddf"/>
    </style:style>
    <style:style style:name="P47" style:family="paragraph" style:parent-style-name="Frame_20_contents">
      <style:text-properties officeooo:rsid="01517df0" officeooo:paragraph-rsid="0157f721"/>
    </style:style>
    <style:style style:name="P48" style:family="paragraph" style:parent-style-name="Frame_20_contents">
      <style:text-properties officeooo:rsid="015ea691" officeooo:paragraph-rsid="015ea691"/>
    </style:style>
    <style:style style:name="P49" style:family="paragraph" style:parent-style-name="Frame_20_contents">
      <style:text-properties officeooo:rsid="015ea691" officeooo:paragraph-rsid="0162378b"/>
    </style:style>
    <style:style style:name="P50" style:family="paragraph" style:parent-style-name="Frame_20_contents">
      <style:text-properties officeooo:rsid="015ea691" officeooo:paragraph-rsid="016a0fb7"/>
    </style:style>
    <style:style style:name="P51" style:family="paragraph" style:parent-style-name="Frame_20_contents">
      <style:text-properties officeooo:rsid="015ea691" officeooo:paragraph-rsid="016c17f4"/>
    </style:style>
    <style:style style:name="P52" style:family="paragraph" style:parent-style-name="Frame_20_contents">
      <style:paragraph-properties fo:line-height="100%" fo:text-align="justify" style:justify-single-word="false"/>
      <style:text-properties fo:font-size="8.5pt" fo:language="ru" fo:country="RU" fo:font-style="normal" officeooo:rsid="00df8716" officeooo:paragraph-rsid="00eb3884" style:font-size-asian="10.5pt" style:font-style-asian="normal" style:font-style-complex="normal"/>
    </style:style>
    <style:style style:name="P53" style:family="paragraph" style:parent-style-name="Frame_20_contents">
      <style:paragraph-properties fo:line-height="100%" fo:text-align="center" style:justify-single-word="false"/>
      <style:text-properties fo:font-size="8.5pt" fo:language="ru" fo:country="RU" fo:font-style="normal" officeooo:rsid="00e15987" officeooo:paragraph-rsid="00eb3884" style:font-size-asian="10.5pt" style:font-style-asian="normal" style:font-style-complex="normal"/>
    </style:style>
    <style:style style:name="P54" style:family="paragraph" style:parent-style-name="Frame_20_contents">
      <style:paragraph-properties fo:line-height="100%" fo:text-align="justify" style:justify-single-word="false"/>
      <style:text-properties fo:font-size="8.5pt" fo:language="ru" fo:country="RU" fo:font-style="normal" officeooo:rsid="00e15987" officeooo:paragraph-rsid="00eb3884" style:font-size-asian="10.5pt" style:font-style-asian="normal" style:font-style-complex="normal"/>
    </style:style>
    <style:style style:name="P55" style:family="paragraph" style:parent-style-name="Frame_20_contents">
      <style:paragraph-properties fo:line-height="100%" fo:text-align="justify" style:justify-single-word="false"/>
      <style:text-properties fo:font-size="8.5pt" fo:language="ru" fo:country="RU" fo:font-style="normal" officeooo:rsid="00e254f4" officeooo:paragraph-rsid="00eb3884" style:font-size-asian="10.5pt" style:font-style-asian="normal" style:font-style-complex="normal"/>
    </style:style>
    <style:style style:name="P56" style:family="paragraph" style:parent-style-name="Frame_20_contents">
      <style:paragraph-properties fo:line-height="100%" fo:text-align="justify" style:justify-single-word="false"/>
      <style:text-properties fo:font-size="8.5pt" fo:language="ru" fo:country="RU" fo:font-style="normal" officeooo:rsid="00e44fdf" officeooo:paragraph-rsid="00eb3884" style:font-size-asian="10.5pt" style:font-style-asian="normal" style:font-style-complex="normal"/>
    </style:style>
    <style:style style:name="P57" style:family="paragraph" style:parent-style-name="Frame_20_contents">
      <style:paragraph-properties fo:line-height="100%" fo:text-align="center" style:justify-single-word="false"/>
      <style:text-properties fo:font-size="8.5pt" fo:language="ru" fo:country="RU" fo:font-style="italic" officeooo:rsid="00e15987" officeooo:paragraph-rsid="00eb3884" style:font-size-asian="10.5pt" style:font-style-asian="italic" style:font-style-complex="italic"/>
    </style:style>
    <style:style style:name="P58" style:family="paragraph" style:parent-style-name="Frame_20_contents">
      <style:paragraph-properties fo:line-height="100%" fo:text-align="center" style:justify-single-word="false"/>
      <style:text-properties fo:font-size="8.5pt" fo:language="ru" fo:country="RU" fo:font-style="italic" officeooo:rsid="00e44fdf" officeooo:paragraph-rsid="00eb3884" style:font-size-asian="10.5pt" style:font-style-asian="italic" style:font-style-complex="italic"/>
    </style:style>
    <style:style style:name="P59" style:family="paragraph" style:parent-style-name="Frame_20_contents">
      <style:paragraph-properties fo:text-align="center" style:justify-single-word="false"/>
    </style:style>
    <style:style style:name="P60" style:family="paragraph" style:parent-style-name="Frame_20_contents">
      <style:text-properties officeooo:paragraph-rsid="021284cd"/>
    </style:style>
    <style:style style:name="P61" style:family="paragraph" style:parent-style-name="Frame_20_contents">
      <style:text-properties officeooo:paragraph-rsid="013332e1"/>
    </style:style>
    <style:style style:name="P62" style:family="paragraph" style:parent-style-name="Text_20_body">
      <style:text-properties fo:font-weight="bold" style:font-weight-asian="bold" style:font-weight-complex="bold"/>
    </style:style>
    <style:style style:name="P63" style:family="paragraph" style:parent-style-name="Text_20_body">
      <style:text-properties fo:font-weight="bold" officeooo:rsid="0158fddf" officeooo:paragraph-rsid="0167c472" style:font-weight-asian="bold" style:font-weight-complex="bold"/>
    </style:style>
    <style:style style:name="P64" style:family="paragraph" style:parent-style-name="Text_20_body">
      <style:text-properties fo:font-weight="bold" officeooo:paragraph-rsid="0167c472" style:font-weight-asian="bold" style:font-weight-complex="bold"/>
    </style:style>
    <style:style style:name="P65" style:family="paragraph" style:parent-style-name="Text_20_body">
      <style:text-properties fo:font-weight="bold" officeooo:rsid="0172d21a" officeooo:paragraph-rsid="0172d21a" style:font-weight-asian="bold" style:font-weight-complex="bold"/>
    </style:style>
    <style:style style:name="P66" style:family="paragraph" style:parent-style-name="Text_20_body">
      <style:paragraph-properties>
        <style:tab-stops>
          <style:tab-stop style:position="0.6252in"/>
        </style:tab-stops>
      </style:paragraph-properties>
    </style:style>
    <style:style style:name="P67" style:family="paragraph" style:parent-style-name="Text_20_body">
      <style:text-properties officeooo:paragraph-rsid="0167c472"/>
    </style:style>
    <style:style style:name="P68" style:family="paragraph" style:parent-style-name="Text_20_body">
      <style:text-properties officeooo:paragraph-rsid="00b22448"/>
    </style:style>
    <style:style style:name="P69" style:family="paragraph" style:parent-style-name="Text_20_body">
      <style:text-properties fo:font-size="2pt" style:font-size-asian="1.75pt" style:font-size-complex="2pt"/>
    </style:style>
    <style:style style:name="P70" style:family="paragraph" style:parent-style-name="Text_20_body">
      <style:text-properties fo:font-style="normal" officeooo:paragraph-rsid="00baa36b" style:font-style-asian="normal" style:font-style-complex="normal"/>
    </style:style>
    <style:style style:name="P71" style:family="paragraph" style:parent-style-name="Text_20_body">
      <style:paragraph-properties>
        <style:tab-stops>
          <style:tab-stop style:position="1.1874in"/>
        </style:tab-stops>
      </style:paragraph-properties>
    </style:style>
    <style:style style:name="P72" style:family="paragraph" style:parent-style-name="Text_20_body">
      <style:paragraph-properties>
        <style:tab-stops>
          <style:tab-stop style:position="1.1874in"/>
        </style:tab-stops>
      </style:paragraph-properties>
      <style:text-properties officeooo:paragraph-rsid="021898c7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officeooo:paragraph-rsid="00f93647"/>
    </style:style>
    <style:style style:name="P74" style:family="paragraph" style:parent-style-name="Text_20_body">
      <style:paragraph-properties fo:margin-top="0in" fo:margin-bottom="0.0575in" loext:contextual-spacing="false"/>
    </style:style>
    <style:style style:name="P75" style:family="paragraph" style:parent-style-name="Text_20_body">
      <style:paragraph-properties fo:margin-top="0in" fo:margin-bottom="0.0575in" loext:contextual-spacing="false"/>
      <style:text-properties fo:font-size="11pt" style:font-size-asian="11pt" style:font-size-complex="11pt"/>
    </style:style>
    <style:style style:name="P76" style:family="paragraph" style:parent-style-name="Text_20_body">
      <style:paragraph-properties fo:margin-top="0in" fo:margin-bottom="0.0575in" loext:contextual-spacing="false"/>
      <style:text-properties fo:font-size="10pt" fo:font-style="italic" officeooo:rsid="00ed2be9" officeooo:paragraph-rsid="00ed2be9" style:font-size-asian="10pt" style:font-style-asian="italic" style:font-size-complex="10pt" style:font-style-complex="italic"/>
    </style:style>
    <style:style style:name="P77" style:family="paragraph" style:parent-style-name="Text_20_body">
      <style:paragraph-properties fo:margin-top="0in" fo:margin-bottom="0.0575in" loext:contextual-spacing="false"/>
      <style:text-properties fo:font-size="9pt" fo:font-weight="bold" style:font-size-asian="9pt" style:font-weight-asian="bold" style:font-size-complex="9pt" style:font-weight-complex="bold"/>
    </style:style>
    <style:style style:name="P78" style:family="paragraph" style:parent-style-name="Text_20_body">
      <style:paragraph-properties fo:margin-top="0in" fo:margin-bottom="0.0575in" loext:contextual-spacing="false"/>
      <style:text-properties fo:font-size="9pt" fo:font-weight="bold" officeooo:rsid="00ec3c05" officeooo:paragraph-rsid="00ec3c05" style:font-size-asian="9pt" style:font-weight-asian="bold" style:font-size-complex="9pt" style:font-weight-complex="bold"/>
    </style:style>
    <style:style style:name="P79" style:family="paragraph" style:parent-style-name="Standard">
      <style:paragraph-properties fo:line-height="0.0752in"/>
      <style:text-properties style:font-name="Times New Roman1" officeooo:paragraph-rsid="00f307e3" style:font-name-asian="Times New Roman1"/>
    </style:style>
    <style:style style:name="P80" style:family="paragraph" style:parent-style-name="Standard">
      <style:paragraph-properties fo:line-height="0.0752in"/>
      <style:text-properties style:font-name="Times New Roman1" officeooo:paragraph-rsid="00f93647" style:font-name-asian="Times New Roman1"/>
    </style:style>
    <style:style style:name="P81" style:family="paragraph" style:parent-style-name="Standard">
      <style:paragraph-properties fo:line-height="0.0492in"/>
      <style:text-properties style:font-name="Times New Roman1" officeooo:paragraph-rsid="00f307e3" style:font-name-asian="Times New Roman1"/>
    </style:style>
    <style:style style:name="P82" style:family="paragraph" style:parent-style-name="Standard">
      <style:paragraph-properties fo:line-height="0.05in"/>
      <style:text-properties style:font-name="Times New Roman1" officeooo:paragraph-rsid="00f307e3" style:font-name-asian="Times New Roman1"/>
    </style:style>
    <style:style style:name="P83" style:family="paragraph" style:parent-style-name="Standard">
      <style:paragraph-properties fo:line-height="0.0728in"/>
      <style:text-properties style:font-name="Times New Roman1" officeooo:paragraph-rsid="00f307e3" style:font-name-asian="Times New Roman1"/>
    </style:style>
    <style:style style:name="P84" style:family="paragraph" style:parent-style-name="Standard">
      <style:paragraph-properties style:line-height-at-least="0in" style:snap-to-layout-grid="false"/>
      <style:text-properties style:font-name="Times New Roman1" officeooo:paragraph-rsid="00f307e3" style:font-name-asian="Times New Roman1"/>
    </style:style>
    <style:style style:name="P85" style:family="paragraph" style:parent-style-name="Standard">
      <style:paragraph-properties fo:line-height="0.2043in"/>
      <style:text-properties style:font-name="Times New Roman1" officeooo:paragraph-rsid="00f307e3" style:font-name-asian="Times New Roman1"/>
    </style:style>
    <style:style style:name="P86" style:family="paragraph" style:parent-style-name="Standard">
      <style:paragraph-properties fo:line-height="0.2575in"/>
      <style:text-properties style:font-name="Times New Roman1" officeooo:paragraph-rsid="00f307e3" style:font-name-asian="Times New Roman1"/>
    </style:style>
    <style:style style:name="P87" style:family="paragraph" style:parent-style-name="Standard">
      <style:paragraph-properties fo:line-height="0.2591in"/>
      <style:text-properties style:font-name="Times New Roman1" officeooo:paragraph-rsid="00f307e3" style:font-name-asian="Times New Roman1"/>
    </style:style>
    <style:style style:name="P88" style:family="paragraph" style:parent-style-name="Standard">
      <style:paragraph-properties style:line-height-at-least="0in" style:snap-to-layout-grid="false"/>
      <style:text-properties style:font-name="Times New Roman1" fo:font-size="12pt" officeooo:paragraph-rsid="00f307e3" style:font-name-asian="Times New Roman1" style:font-size-asian="12pt"/>
    </style:style>
    <style:style style:name="P89" style:family="paragraph" style:parent-style-name="Standard">
      <style:paragraph-properties fo:line-height="0.2445in"/>
      <style:text-properties style:font-name="Times New Roman1" fo:font-size="12pt" officeooo:paragraph-rsid="00f307e3" style:font-name-asian="Times New Roman1" style:font-size-asian="12pt"/>
    </style:style>
    <style:style style:name="P90" style:family="paragraph" style:parent-style-name="Standard">
      <style:paragraph-properties style:line-height-at-least="0in" style:snap-to-layout-grid="false"/>
      <style:text-properties style:font-name="Times New Roman1" fo:font-weight="bold" officeooo:paragraph-rsid="00f307e3" style:font-name-asian="Times New Roman1" style:font-weight-asian="bold"/>
    </style:style>
    <style:style style:name="P91" style:family="paragraph" style:parent-style-name="Standard">
      <style:paragraph-properties style:line-height-at-least="0in" style:snap-to-layout-grid="false"/>
      <style:text-properties officeooo:paragraph-rsid="00f307e3"/>
    </style:style>
    <style:style style:name="P92" style:family="paragraph" style:parent-style-name="Standard">
      <style:paragraph-properties style:line-height-at-least="0in"/>
      <style:text-properties officeooo:paragraph-rsid="00f307e3"/>
    </style:style>
    <style:style style:name="P93" style:family="paragraph" style:parent-style-name="Standard">
      <style:paragraph-properties style:line-height-at-least="0in"/>
      <style:text-properties officeooo:paragraph-rsid="01c3a632"/>
    </style:style>
    <style:style style:name="P94" style:family="paragraph" style:parent-style-name="Standard">
      <style:paragraph-properties style:line-height-at-least="0in" style:snap-to-layout-grid="false"/>
      <style:text-properties fo:color="#622c08" style:font-name="Calibri Light" fo:font-size="12pt" fo:font-style="italic" officeooo:paragraph-rsid="00f307e3" style:font-name-asian="Calibri Light" style:font-size-asian="12pt" style:font-style-asian="italic"/>
    </style:style>
    <style:style style:name="P95" style:family="paragraph" style:parent-style-name="Standard">
      <style:paragraph-properties style:line-height-at-least="0in"/>
      <style:text-properties fo:color="#622c08" style:font-name="Calibri Light" fo:font-size="12pt" fo:font-style="italic" officeooo:paragraph-rsid="00f307e3" style:font-name-asian="Calibri Light" style:font-size-asian="12pt" style:font-style-asian="italic"/>
    </style:style>
    <style:style style:name="P96" style:family="paragraph" style:parent-style-name="Standard">
      <style:paragraph-properties style:line-height-at-least="0in"/>
      <style:text-properties fo:color="#622c08" style:font-name="Calibri Light" fo:font-size="12pt" fo:font-style="italic" officeooo:paragraph-rsid="01c3a632" style:font-name-asian="Calibri Light" style:font-size-asian="12pt" style:font-style-asian="italic"/>
    </style:style>
    <style:style style:name="P97" style:family="paragraph" style:parent-style-name="Standard">
      <style:paragraph-properties style:line-height-at-least="0in"/>
      <style:text-properties fo:font-size="9.5pt" officeooo:paragraph-rsid="01c3a632" style:font-size-asian="9.5pt"/>
    </style:style>
    <style:style style:name="P98" style:family="paragraph" style:parent-style-name="Standard">
      <style:paragraph-properties fo:margin-left="0.0693in" fo:margin-right="0in" style:line-height-at-least="0in" fo:text-indent="0in" style:auto-text-indent="false" style:snap-to-layout-grid="false"/>
      <style:text-properties officeooo:paragraph-rsid="00f307e3"/>
    </style:style>
    <style:style style:name="P99" style:family="paragraph" style:parent-style-name="Standard">
      <style:paragraph-properties fo:margin-left="0.0693in" fo:margin-right="0in" style:line-height-at-least="0in" fo:text-indent="0in" style:auto-text-indent="false"/>
      <style:text-properties officeooo:paragraph-rsid="00f307e3"/>
    </style:style>
    <style:style style:name="P100" style:family="paragraph" style:parent-style-name="Standard">
      <style:paragraph-properties fo:margin-left="0.0693in" fo:margin-right="0in" style:line-height-at-least="0in" fo:text-indent="0in" style:auto-text-indent="false"/>
      <style:text-properties officeooo:paragraph-rsid="01c3a632"/>
    </style:style>
    <style:style style:name="P101" style:family="paragraph" style:parent-style-name="Standard">
      <style:paragraph-properties fo:margin-left="0.0693in" fo:margin-right="0in" style:line-height-at-least="0in" fo:text-indent="0in" style:auto-text-indent="false" style:snap-to-layout-grid="false"/>
      <style:text-properties fo:font-weight="bold" officeooo:paragraph-rsid="00f307e3" style:font-weight-asian="bold"/>
    </style:style>
    <style:style style:name="P102" style:family="paragraph" style:parent-style-name="Standard">
      <style:paragraph-properties fo:margin-left="0in" fo:margin-right="1.4862in" fo:line-height="120%" fo:text-indent="0in" style:auto-text-indent="false"/>
      <style:text-properties fo:color="#622c08" style:font-name="Calibri Light" fo:font-size="12pt" fo:font-style="italic" officeooo:paragraph-rsid="00f307e3" style:font-name-asian="Calibri Light" style:font-size-asian="12pt" style:font-style-asian="italic"/>
    </style:style>
    <style:style style:name="P103" style:family="paragraph" style:parent-style-name="Standard">
      <style:paragraph-properties fo:margin-left="0.9307in" fo:margin-right="0in" style:line-height-at-least="0in" fo:text-indent="0in" style:auto-text-indent="false" style:snap-to-layout-grid="false"/>
      <style:text-properties fo:font-weight="bold" officeooo:paragraph-rsid="00f307e3" style:font-weight-asian="bold"/>
    </style:style>
    <style:style style:name="P104" style:family="paragraph" style:parent-style-name="Standard">
      <style:paragraph-properties fo:margin-left="0.9307in" fo:margin-right="0in" style:line-height-at-least="0in" fo:text-indent="0in" style:auto-text-indent="false" style:snap-to-layout-grid="false"/>
      <style:text-properties officeooo:paragraph-rsid="00f307e3"/>
    </style:style>
    <style:style style:name="P105" style:family="paragraph" style:parent-style-name="Standard">
      <style:paragraph-properties fo:margin-left="0.1528in" fo:margin-right="0in" style:line-height-at-least="0in" fo:text-indent="0in" style:auto-text-indent="false" style:snap-to-layout-grid="false"/>
      <style:text-properties officeooo:paragraph-rsid="00f307e3"/>
    </style:style>
    <style:style style:name="P106" style:family="paragraph" style:parent-style-name="Standard">
      <style:paragraph-properties fo:margin-left="0.5in" fo:margin-right="0in" style:line-height-at-least="0in" fo:text-indent="0in" style:auto-text-indent="false" style:snap-to-layout-grid="false"/>
      <style:text-properties fo:font-weight="bold" officeooo:paragraph-rsid="00f307e3" style:font-weight-asian="bold"/>
    </style:style>
    <style:style style:name="P107" style:family="paragraph" style:parent-style-name="Standard">
      <style:paragraph-properties fo:margin-left="0.5in" fo:margin-right="0in" style:line-height-at-least="0in" fo:text-indent="0in" style:auto-text-indent="false" style:snap-to-layout-grid="false"/>
      <style:text-properties officeooo:paragraph-rsid="00f307e3"/>
    </style:style>
    <style:style style:name="P108" style:family="paragraph" style:parent-style-name="Footnote">
      <style:paragraph-properties fo:text-align="start" style:justify-single-word="false"/>
      <style:text-properties fo:font-size="10pt" officeooo:rsid="002ddb27" officeooo:paragraph-rsid="019cc1bf" style:font-size-asian="10pt" style:font-size-complex="10pt"/>
    </style:style>
    <style:style style:name="P109" style:family="paragraph" style:parent-style-name="Footnote">
      <style:paragraph-properties fo:text-align="end" style:justify-single-word="false"/>
      <style:text-properties officeooo:paragraph-rsid="019cc1bf"/>
    </style:style>
    <style:style style:name="P110" style:family="paragraph" style:parent-style-name="Footnote">
      <style:text-properties officeooo:paragraph-rsid="019cc1bf"/>
    </style:style>
    <style:style style:name="P111" style:family="paragraph" style:parent-style-name="Lexicon">
      <style:text-properties officeooo:rsid="01c7ecdd" officeooo:paragraph-rsid="01d90c9a"/>
    </style:style>
    <style:style style:name="P112" style:family="paragraph" style:parent-style-name="Lexicon">
      <style:text-properties officeooo:rsid="01c7ecdd" officeooo:paragraph-rsid="01e37cfc"/>
    </style:style>
    <style:style style:name="P113" style:family="paragraph" style:parent-style-name="Lexicon">
      <style:text-properties fo:font-style="normal" officeooo:rsid="01c981b5" officeooo:paragraph-rsid="01d90c9a" style:font-style-asian="normal" style:font-style-complex="normal"/>
    </style:style>
    <style:style style:name="P114" style:family="paragraph" style:parent-style-name="Lexicon">
      <style:text-properties fo:font-style="normal" officeooo:rsid="01c981b5" officeooo:paragraph-rsid="01e292de" style:font-style-asian="normal" style:font-style-complex="normal"/>
    </style:style>
    <style:style style:name="P115" style:family="paragraph" style:parent-style-name="Lexicon">
      <style:text-properties fo:font-style="normal" officeooo:rsid="01c981b5" officeooo:paragraph-rsid="01e37cfc" style:font-style-asian="normal" style:font-style-complex="normal"/>
    </style:style>
    <style:style style:name="P116" style:family="paragraph" style:parent-style-name="Lexicon">
      <style:text-properties fo:font-style="normal" fo:font-weight="bold" officeooo:rsid="01c932fe" officeooo:paragraph-rsid="01d90c9a" style:font-style-asian="normal" style:font-weight-asian="bold" style:font-style-complex="normal" style:font-weight-complex="bold"/>
    </style:style>
    <style:style style:name="P117" style:family="paragraph" style:parent-style-name="Lexicon">
      <style:text-properties fo:font-size="10pt" fo:font-style="normal" officeooo:rsid="005efb79" officeooo:paragraph-rsid="01e37cfc" style:font-style-asian="normal" style:font-style-complex="normal"/>
    </style:style>
    <style:style style:name="P118" style:family="paragraph" style:parent-style-name="Lexicon">
      <style:text-properties fo:font-size="10pt" fo:font-style="normal" officeooo:rsid="0060697c" officeooo:paragraph-rsid="01e37cfc" style:font-style-asian="normal" style:font-style-complex="normal"/>
    </style:style>
    <style:style style:name="P119" style:family="paragraph" style:parent-style-name="Lexicon">
      <style:text-properties fo:font-size="10pt" fo:font-style="normal" officeooo:rsid="01cb3cf3" officeooo:paragraph-rsid="01e37cfc" style:font-style-asian="normal" style:font-style-complex="normal"/>
    </style:style>
    <style:style style:name="P120" style:family="paragraph" style:parent-style-name="Lexicon">
      <style:text-properties fo:font-size="10pt" fo:font-style="normal" fo:font-weight="normal" officeooo:rsid="01f0db24" officeooo:paragraph-rsid="01e292de" style:font-style-asian="normal" style:font-weight-asian="normal" style:font-style-complex="normal" style:font-weight-complex="normal"/>
    </style:style>
    <style:style style:name="P121" style:family="paragraph" style:parent-style-name="Lexicon">
      <style:text-properties fo:font-size="10pt" fo:font-style="italic" officeooo:rsid="0060697c" officeooo:paragraph-rsid="01e292de" style:font-style-asian="italic" style:font-style-complex="italic"/>
    </style:style>
    <style:style style:name="P122" style:family="paragraph" style:parent-style-name="Lexicon">
      <style:text-properties officeooo:rsid="01e5562c"/>
    </style:style>
    <style:style style:name="P123" style:family="paragraph" style:parent-style-name="Lexicon">
      <style:text-properties officeooo:paragraph-rsid="01e37cfc"/>
    </style:style>
    <style:style style:name="P124" style:family="paragraph" style:parent-style-name="Lexicon">
      <style:text-properties officeooo:paragraph-rsid="01f28ef8"/>
    </style:style>
    <style:style style:name="P125" style:family="paragraph" style:parent-style-name="Lexicon">
      <style:paragraph-properties fo:text-align="center" style:justify-single-word="false"/>
    </style:style>
    <style:style style:name="P126" style:family="paragraph" style:parent-style-name="Lexicon">
      <style:text-properties officeooo:paragraph-rsid="01fe19e4"/>
    </style:style>
    <style:style style:name="P127" style:family="paragraph" style:parent-style-name="Lexicon">
      <style:text-properties fo:font-style="italic" officeooo:paragraph-rsid="01fe19e4" style:font-style-asian="italic" style:font-style-complex="italic"/>
    </style:style>
    <style:style style:name="P128" style:family="paragraph" style:parent-style-name="Lexicon">
      <style:paragraph-properties fo:text-align="start" style:justify-single-word="false"/>
      <style:text-properties officeooo:paragraph-rsid="01b13934"/>
    </style:style>
    <style:style style:name="P129" style:family="paragraph" style:parent-style-name="Lexicon">
      <style:paragraph-properties fo:text-align="start" style:justify-single-word="false"/>
      <style:text-properties officeooo:paragraph-rsid="0206e016"/>
    </style:style>
    <style:style style:name="P130" style:family="paragraph" style:parent-style-name="Lexicon">
      <style:text-properties officeooo:paragraph-rsid="01e292de"/>
    </style:style>
    <style:style style:name="P131" style:family="paragraph" style:parent-style-name="Table_20_Contents">
      <style:text-properties fo:font-size="12pt" style:font-size-asian="12pt" style:font-name-complex="FreeSans1" style:font-size-complex="12pt"/>
    </style:style>
    <style:style style:name="P132" style:family="paragraph" style:parent-style-name="Table_20_Contents">
      <style:text-properties officeooo:rsid="01fb61cf" officeooo:paragraph-rsid="01fb61cf"/>
    </style:style>
    <style:style style:name="P133" style:family="paragraph" style:parent-style-name="CaptionHeading">
      <style:text-properties officeooo:rsid="01fb61cf" officeooo:paragraph-rsid="01fb61cf"/>
    </style:style>
    <style:style style:name="P134" style:family="paragraph" style:parent-style-name="CaptionHeading">
      <style:text-properties officeooo:paragraph-rsid="0209e298"/>
    </style:style>
    <style:style style:name="P135" style:family="paragraph" style:parent-style-name="Caption">
      <style:text-properties officeooo:paragraph-rsid="0209e298"/>
    </style:style>
    <style:style style:name="P136" style:family="paragraph" style:parent-style-name="Text_20_body">
      <style:paragraph-properties fo:break-before="auto" fo:break-after="auto"/>
    </style:style>
    <style:style style:name="P137" style:family="paragraph" style:parent-style-name="Frame_20_contents">
      <style:paragraph-properties fo:break-before="column"/>
      <style:text-properties officeooo:rsid="0120f546" officeooo:paragraph-rsid="021284cd"/>
    </style:style>
    <style:style style:name="P138" style:family="paragraph" style:parent-style-name="Text_20_body" style:list-style-name="L1">
      <style:text-properties officeooo:paragraph-rsid="00b49f03"/>
    </style:style>
    <style:style style:name="P139" style:family="paragraph" style:parent-style-name="Text_20_body" style:list-style-name="L1">
      <style:text-properties officeooo:rsid="00b49f03" officeooo:paragraph-rsid="00b49f03"/>
    </style:style>
    <style:style style:name="P140" style:family="paragraph" style:parent-style-name="Text_20_body" style:list-style-name="WW8Num10"/>
    <style:style style:name="P141" style:family="paragraph" style:parent-style-name="Text_20_body" style:list-style-name="WW8Num11">
      <style:paragraph-properties>
        <style:tab-stops>
          <style:tab-stop style:position="0.1252in"/>
          <style:tab-stop style:position="0.25in"/>
        </style:tab-stops>
      </style:paragraph-properties>
      <style:text-properties fo:font-size="11pt" fo:language="eo" fo:country="none" style:font-size-asian="11pt" style:font-size-complex="11pt"/>
    </style:style>
    <style:style style:name="P142" style:family="paragraph" style:parent-style-name="Text_20_body" style:list-style-name="WW8Num11">
      <style:paragraph-properties>
        <style:tab-stops>
          <style:tab-stop style:position="0.1252in"/>
          <style:tab-stop style:position="0.25in"/>
        </style:tab-stops>
      </style:paragraph-properties>
      <style:text-properties fo:font-size="11pt" fo:language="eo" fo:country="none" officeooo:paragraph-rsid="01005550" style:font-size-asian="11pt" style:font-size-complex="11pt"/>
    </style:style>
    <style:style style:name="P143" style:family="paragraph" style:parent-style-name="Text_20_body" style:list-style-name="WW8Num12">
      <style:paragraph-properties>
        <style:tab-stops>
          <style:tab-stop style:position="0.1252in"/>
        </style:tab-stops>
      </style:paragraph-properties>
      <style:text-properties fo:font-size="11pt" officeooo:paragraph-rsid="0103e625" style:font-size-asian="11pt" style:font-size-complex="11pt"/>
    </style:style>
    <style:style style:name="P144" style:family="paragraph" style:parent-style-name="Text_20_body" style:list-style-name="L9"/>
    <style:style style:name="P145" style:family="paragraph" style:parent-style-name="Text_20_body" style:list-style-name="L9">
      <style:text-properties officeooo:paragraph-rsid="016850f1"/>
    </style:style>
    <style:style style:name="P146" style:family="paragraph" style:parent-style-name="Text_20_body" style:list-style-name="L9">
      <style:text-properties officeooo:paragraph-rsid="015cc2d2"/>
    </style:style>
    <style:style style:name="P147" style:family="paragraph" style:parent-style-name="Text_20_body" style:list-style-name="L5">
      <style:paragraph-properties fo:margin-top="0in" fo:margin-bottom="0.0575in" loext:contextual-spacing="false" fo:line-height="100%"/>
    </style:style>
    <style:style style:name="P148" style:family="paragraph" style:parent-style-name="Text_20_body" style:list-style-name="L6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149" style:family="paragraph" style:parent-style-name="Text_20_body" style:list-style-name="WW8Num10">
      <style:paragraph-properties style:writing-mode="page"/>
      <style:text-properties fo:font-size="11pt" officeooo:rsid="00fc7baa" officeooo:paragraph-rsid="00fc7baa" style:font-size-asian="11pt" style:font-size-complex="11pt"/>
    </style:style>
    <style:style style:name="P150" style:family="paragraph" style:parent-style-name="Text_20_body" style:list-style-name="L7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 style:writing-mode="page">
        <style:tab-stops>
          <style:tab-stop style:position="0.3126in"/>
          <style:tab-stop style:position="0.689in" style:type="center"/>
        </style:tab-stops>
      </style:paragraph-properties>
      <style:text-properties fo:font-size="11pt" officeooo:paragraph-rsid="0103e7ea" style:font-size-asian="11pt" style:font-size-complex="11pt"/>
    </style:style>
    <style:style style:name="P151" style:family="paragraph" style:parent-style-name="Text_20_body" style:list-style-name="L8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 style:writing-mode="page">
        <style:tab-stops>
          <style:tab-stop style:position="0.3126in"/>
          <style:tab-stop style:position="0.8091in" style:type="center"/>
        </style:tab-stops>
      </style:paragraph-properties>
      <style:text-properties fo:font-size="11pt" officeooo:paragraph-rsid="0103e625" style:font-size-asian="11pt" style:font-size-complex="11pt"/>
    </style:style>
    <style:style style:name="P152" style:family="paragraph" style:parent-style-name="Text_20_body" style:list-style-name="WW8Num13" style:master-page-name="">
      <loext:graphic-properties draw:fill="none"/>
      <style:paragraph-properties fo:margin-left="0.5in" fo:margin-right="0in" fo:margin-top="0in" fo:margin-bottom="0.0972in" loext:contextual-spacing="false" fo:line-height="120%" fo:text-indent="-0.1866in" style:auto-text-indent="false" style:page-number="auto" fo:background-color="transparent" style:writing-mode="page"/>
    </style:style>
    <style:style style:name="P153" style:family="paragraph" style:parent-style-name="Text_20_body" style:list-style-name="WW8Num13">
      <loext:graphic-properties draw:fill="none"/>
      <style:paragraph-properties fo:margin-left="0.5in" fo:margin-right="0in" fo:margin-top="0in" fo:margin-bottom="0.0972in" loext:contextual-spacing="false" fo:line-height="120%" fo:text-indent="-0.1866in" style:auto-text-indent="false" fo:background-color="transparent" style:writing-mode="page"/>
      <style:text-properties officeooo:paragraph-rsid="013d3ad5"/>
    </style:style>
    <style:style style:name="P154" style:family="paragraph" style:parent-style-name="Heading_20_1">
      <style:paragraph-properties fo:text-align="start" style:justify-single-word="false"/>
      <style:text-properties officeooo:rsid="00ec3c05" officeooo:paragraph-rsid="00ec3c05"/>
    </style:style>
    <style:style style:name="P155" style:family="paragraph" style:parent-style-name="Heading_20_1">
      <style:paragraph-properties fo:break-before="page"/>
      <style:text-properties officeooo:paragraph-rsid="01110e2c"/>
    </style:style>
    <style:style style:name="P156" style:family="paragraph" style:parent-style-name="Heading_20_2">
      <style:text-properties officeooo:paragraph-rsid="00b22448"/>
    </style:style>
    <style:style style:name="P157" style:family="paragraph" style:parent-style-name="Heading_20_2">
      <style:text-properties officeooo:paragraph-rsid="00b83cd6"/>
    </style:style>
    <style:style style:name="P158" style:family="paragraph" style:parent-style-name="Heading_20_2">
      <style:text-properties officeooo:paragraph-rsid="013d3ad5"/>
    </style:style>
    <style:style style:name="P159" style:family="paragraph" style:parent-style-name="Heading_20_2">
      <style:text-properties officeooo:paragraph-rsid="014e6088"/>
    </style:style>
    <style:style style:name="P160" style:family="paragraph" style:parent-style-name="Heading_20_2">
      <style:text-properties officeooo:rsid="020c188b" officeooo:paragraph-rsid="020c188b"/>
    </style:style>
    <style:style style:name="P161" style:family="paragraph" style:parent-style-name="Heading_20_5">
      <style:text-properties officeooo:paragraph-rsid="0103e7ea"/>
    </style:style>
    <style:style style:name="P162" style:family="paragraph" style:parent-style-name="Heading_20_5">
      <style:paragraph-properties fo:break-before="column"/>
    </style:style>
    <style:style style:name="P163" style:family="paragraph" style:parent-style-name="Heading_20_3">
      <style:text-properties officeooo:paragraph-rsid="00b83cd6"/>
    </style:style>
    <style:style style:name="P164" style:family="paragraph" style:parent-style-name="Heading_20_3">
      <style:text-properties officeooo:paragraph-rsid="00dcd143"/>
    </style:style>
    <style:style style:name="P165" style:family="paragraph" style:parent-style-name="Heading_20_3">
      <style:text-properties officeooo:rsid="01717f63" officeooo:paragraph-rsid="01717f63"/>
    </style:style>
    <style:style style:name="P166" style:family="paragraph" style:parent-style-name="Heading_20_7">
      <style:paragraph-properties fo:text-align="start" style:justify-single-word="false"/>
      <style:text-properties officeooo:rsid="0116b159" officeooo:paragraph-rsid="01b13934"/>
    </style:style>
    <style:style style:name="P167" style:family="paragraph" style:parent-style-name="Heading_20_7">
      <style:paragraph-properties fo:text-align="start" style:justify-single-word="false"/>
      <style:text-properties officeooo:paragraph-rsid="01b13934"/>
    </style:style>
    <style:style style:name="P168" style:family="paragraph" style:parent-style-name="Heading_20_7">
      <style:paragraph-properties fo:text-align="center" style:justify-single-word="false"/>
      <style:text-properties fo:font-weight="normal" officeooo:paragraph-rsid="01e37cfc" style:font-weight-asian="normal" style:font-weight-complex="normal"/>
    </style:style>
    <style:style style:name="P169" style:family="paragraph" style:parent-style-name="Heading_20_7">
      <style:text-properties officeooo:rsid="0133521d" officeooo:paragraph-rsid="0133521d"/>
    </style:style>
    <style:style style:name="P170" style:family="paragraph" style:parent-style-name="Heading_20_7">
      <style:text-properties officeooo:rsid="0120f546" officeooo:paragraph-rsid="0133521d"/>
    </style:style>
    <style:style style:name="P171" style:family="paragraph" style:parent-style-name="Heading_20_7">
      <style:text-properties fo:font-style="normal" officeooo:rsid="01398d3a" officeooo:paragraph-rsid="01398d3a" style:font-style-asian="normal" style:font-style-complex="normal"/>
    </style:style>
    <style:style style:name="P172" style:family="paragraph" style:parent-style-name="Heading_20_7">
      <style:text-properties officeooo:rsid="0157f721" officeooo:paragraph-rsid="0157f721"/>
    </style:style>
    <style:style style:name="P173" style:family="paragraph" style:parent-style-name="Heading_20_7">
      <style:text-properties officeooo:rsid="0158e769" officeooo:paragraph-rsid="0158e769"/>
    </style:style>
    <style:style style:name="P174" style:family="paragraph" style:parent-style-name="Heading_20_7">
      <style:text-properties officeooo:rsid="01517df0" officeooo:paragraph-rsid="0157f721"/>
    </style:style>
    <style:style style:name="P175" style:family="paragraph" style:parent-style-name="Heading_20_7">
      <style:text-properties officeooo:rsid="01566959" officeooo:paragraph-rsid="0158fddf"/>
    </style:style>
    <style:style style:name="P176" style:family="paragraph" style:parent-style-name="Heading_20_7">
      <style:paragraph-properties fo:margin-top="0in" fo:margin-bottom="0in" loext:contextual-spacing="false" fo:text-align="start" style:justify-single-word="false"/>
      <style:text-properties fo:font-size="6pt" style:font-size-asian="6pt" style:font-size-complex="6pt"/>
    </style:style>
    <style:style style:name="P177" style:family="paragraph" style:parent-style-name="Heading_20_7">
      <style:paragraph-properties fo:margin-top="0in" fo:margin-bottom="0in" loext:contextual-spacing="false" fo:text-align="start" style:justify-single-word="false"/>
      <style:text-properties fo:font-size="6pt" fo:font-weight="normal" officeooo:paragraph-rsid="01e37cfc" style:font-size-asian="6pt" style:font-weight-asian="normal" style:font-size-complex="6pt" style:font-weight-complex="normal"/>
    </style:style>
    <style:style style:name="P178" style:family="paragraph" style:parent-style-name="Heading_20_7">
      <style:paragraph-properties fo:break-before="column"/>
      <style:text-properties fo:font-style="normal" officeooo:rsid="0131d524" officeooo:paragraph-rsid="0131d524" style:font-style-asian="normal" style:font-style-complex="normal"/>
    </style:style>
    <style:style style:name="P179" style:family="paragraph" style:parent-style-name="Heading_20_4">
      <style:text-properties officeooo:paragraph-rsid="01f9ae6c"/>
    </style:style>
    <style:style style:name="P180" style:family="paragraph" style:parent-style-name="Heading_20_4">
      <style:text-properties officeooo:paragraph-rsid="0167c472"/>
    </style:style>
    <style:style style:name="P181" style:family="paragraph" style:parent-style-name="Heading_20_4">
      <style:text-properties officeooo:paragraph-rsid="0218f1cc"/>
    </style:style>
    <style:style style:name="P182" style:family="paragraph" style:parent-style-name="Heading_20_4">
      <style:paragraph-properties fo:margin-top="0.0835in" fo:margin-bottom="0.0835in" loext:contextual-spacing="false"/>
    </style:style>
    <style:style style:name="P183" style:family="paragraph" style:parent-style-name="Heading_20_4">
      <style:paragraph-properties fo:margin-top="0.0835in" fo:margin-bottom="0.0835in" loext:contextual-spacing="false"/>
      <style:text-properties officeooo:paragraph-rsid="00f031cc"/>
    </style:style>
    <style:style style:name="P184" style:family="paragraph" style:parent-style-name="Heading_20_4">
      <style:paragraph-properties fo:margin-top="0.0043in" fo:margin-bottom="0.0043in" loext:contextual-spacing="false" fo:break-before="column"/>
    </style:style>
    <style:style style:name="P185" style:family="paragraph" style:parent-style-name="Heading_20_4">
      <style:paragraph-properties fo:margin-top="0.0043in" fo:margin-bottom="0.0043in" loext:contextual-spacing="false" fo:break-before="column"/>
      <style:text-properties officeooo:paragraph-rsid="00f031cc"/>
    </style:style>
    <style:style style:name="P186" style:family="paragraph" style:parent-style-name="Heading_20_4" style:list-style-name="WW8Num10">
      <style:paragraph-properties fo:margin-top="0.0055in" fo:margin-bottom="0.0055in" loext:contextual-spacing="false" fo:break-before="column" style:writing-mode="page"/>
      <style:text-properties officeooo:rsid="00fc7baa" officeooo:paragraph-rsid="00fc7baa"/>
    </style:style>
    <style:style style:name="P187" style:family="paragraph" style:parent-style-name="Heading_20_4">
      <style:paragraph-properties fo:break-before="column"/>
      <style:text-properties officeooo:rsid="015cc2d2" officeooo:paragraph-rsid="015cc2d2"/>
    </style:style>
    <style:style style:name="P188" style:family="paragraph" style:parent-style-name="Heading_20_4" style:master-page-name="">
      <style:paragraph-properties style:page-number="auto" fo:break-before="auto" fo:break-after="auto"/>
      <style:text-properties officeooo:paragraph-rsid="0218f1cc"/>
    </style:style>
    <style:style style:name="P189" style:family="paragraph" style:parent-style-name="Heading_20_9">
      <style:paragraph-properties fo:break-before="column"/>
    </style:style>
    <style:style style:name="P190" style:family="paragraph" style:parent-style-name="Lexicon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hyphenation-ladder-count="3" fo:text-indent="0in" style:auto-text-indent="false" style:page-number="auto" fo:background-color="transparent" style:writing-mode="page">
        <style:tab-stops>
          <style:tab-stop style:position="0.1228in"/>
        </style:tab-stops>
      </style:paragraph-properties>
      <style:text-properties fo:hyphenate="true" fo:hyphenation-remain-char-count="2" fo:hyphenation-push-char-count="2"/>
    </style:style>
    <style:style style:name="P191" style:family="paragraph" style:parent-style-name="Lexicon" style:list-style-name="L3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hyphenation-ladder-count="3" fo:text-indent="0in" style:auto-text-indent="false" style:page-number="auto" fo:background-color="transparent" style:writing-mode="page">
        <style:tab-stops>
          <style:tab-stop style:position="0.1228in"/>
        </style:tab-stops>
      </style:paragraph-properties>
      <style:text-properties fo:hyphenate="true" fo:hyphenation-remain-char-count="2" fo:hyphenation-push-char-count="2"/>
    </style:style>
    <style:style style:name="P192" style:family="paragraph" style:parent-style-name="Lexicon" style:list-style-name="L4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hyphenation-ladder-count="3" fo:text-indent="0in" style:auto-text-indent="false" style:page-number="auto" fo:background-color="transparent" style:writing-mode="page">
        <style:tab-stops>
          <style:tab-stop style:position="0.1228in"/>
        </style:tab-stops>
      </style:paragraph-properties>
      <style:text-properties fo:hyphenate="true" fo:hyphenation-remain-char-count="2" fo:hyphenation-push-char-count="2"/>
    </style:style>
    <style:style style:name="P193" style:family="paragraph" style:parent-style-name="Lexicon" style:list-style-name="L4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hyphenation-ladder-count="3" fo:text-indent="0in" style:auto-text-indent="false" style:page-number="auto" fo:background-color="transparent" style:writing-mode="page">
        <style:tab-stops/>
      </style:paragraph-properties>
      <style:text-properties fo:hyphenate="true" fo:hyphenation-remain-char-count="2" fo:hyphenation-push-char-count="2"/>
    </style:style>
    <style:style style:name="P194" style:family="paragraph" style:parent-style-name="Lexicon" style:list-style-name="L4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hyphenation-ladder-count="3" fo:text-indent="0in" style:auto-text-indent="false" fo:background-color="transparent" style:writing-mode="page">
        <style:tab-stops>
          <style:tab-stop style:position="0.1228in"/>
        </style:tab-stops>
      </style:paragraph-properties>
      <style:text-properties fo:hyphenate="true" fo:hyphenation-remain-char-count="2" fo:hyphenation-push-char-count="2"/>
    </style:style>
    <style:style style:name="P195" style:family="paragraph" style:parent-style-name="Lexicon" style:list-style-name="L4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hyphenation-ladder-count="3" fo:text-indent="0in" style:auto-text-indent="false" fo:break-before="column" fo:background-color="transparent" style:writing-mode="page">
        <style:tab-stops>
          <style:tab-stop style:position="0.1228in"/>
        </style:tab-stops>
      </style:paragraph-properties>
      <style:text-properties fo:hyphenate="true" fo:hyphenation-remain-char-count="2" fo:hyphenation-push-char-count="2"/>
    </style:style>
    <style:style style:name="P19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small-caps" fo:font-size="9.5pt" fo:font-style="italic" style:font-size-asian="9.5pt" style:font-style-asian="italic" style:font-size-complex="9.5pt" style:font-style-complex="italic"/>
    </style:style>
    <style:style style:name="T2" style:family="text">
      <style:text-properties fo:font-variant="small-caps" fo:font-size="9.5pt" fo:font-style="italic" officeooo:rsid="02086d70" style:font-size-asian="9.5pt" style:font-style-asian="italic" style:font-size-complex="9.5pt" style:font-style-complex="italic"/>
    </style:style>
    <style:style style:name="T3" style:family="text">
      <style:text-properties style:text-position="super 58%" fo:font-size="12.5pt" style:font-size-asian="12.5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dc115" style:font-weight-asian="bold" style:font-weight-complex="bold"/>
    </style:style>
    <style:style style:name="T7" style:family="text">
      <style:text-properties fo:font-weight="bold" officeooo:rsid="0101c050" style:font-weight-asian="bold" style:font-weight-complex="bold"/>
    </style:style>
    <style:style style:name="T8" style:family="text">
      <style:text-properties fo:font-weight="bold" officeooo:rsid="0102e763" style:font-weight-asian="bold" style:font-weight-complex="bold"/>
    </style:style>
    <style:style style:name="T9" style:family="text">
      <style:text-properties fo:font-weight="bold" officeooo:rsid="011d1fc9" style:font-weight-asian="bold" style:font-weight-complex="bold"/>
    </style:style>
    <style:style style:name="T10" style:family="text">
      <style:text-properties fo:font-weight="bold" officeooo:rsid="0120bdef" style:font-weight-asian="bold" style:font-weight-complex="bold"/>
    </style:style>
    <style:style style:name="T11" style:family="text">
      <style:text-properties fo:font-weight="bold" style:font-weight-asian="bold" style:text-scale="99%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303b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303b7" style:font-style-asian="italic" style:font-style-complex="italic"/>
    </style:style>
    <style:style style:name="T16" style:family="text">
      <style:text-properties fo:font-style="italic" officeooo:rsid="0024d87e" style:font-style-asian="italic" style:font-style-complex="italic"/>
    </style:style>
    <style:style style:name="T17" style:family="text">
      <style:text-properties fo:font-style="italic" officeooo:rsid="00255521" style:font-style-asian="italic" style:font-style-complex="italic"/>
    </style:style>
    <style:style style:name="T18" style:family="text">
      <style:text-properties fo:font-style="italic" officeooo:rsid="0025cf86" style:font-style-asian="italic" style:font-style-complex="italic"/>
    </style:style>
    <style:style style:name="T19" style:family="text">
      <style:text-properties fo:font-style="italic" officeooo:rsid="0025eefb" style:font-style-asian="italic" style:font-style-complex="italic"/>
    </style:style>
    <style:style style:name="T20" style:family="text">
      <style:text-properties fo:font-style="italic" officeooo:rsid="00282cdc" style:font-style-asian="italic" style:font-style-complex="italic"/>
    </style:style>
    <style:style style:name="T21" style:family="text">
      <style:text-properties fo:font-style="italic" officeooo:rsid="00293d56" style:font-style-asian="italic" style:font-style-complex="italic"/>
    </style:style>
    <style:style style:name="T22" style:family="text">
      <style:text-properties fo:font-style="italic" officeooo:rsid="002c62e5" style:font-style-asian="italic" style:font-style-complex="italic"/>
    </style:style>
    <style:style style:name="T23" style:family="text">
      <style:text-properties fo:font-style="italic" officeooo:rsid="002cb2ae" style:font-style-asian="italic" style:font-style-complex="italic"/>
    </style:style>
    <style:style style:name="T24" style:family="text">
      <style:text-properties fo:font-style="italic" officeooo:rsid="003153de" style:font-style-asian="italic" style:font-style-complex="italic"/>
    </style:style>
    <style:style style:name="T25" style:family="text">
      <style:text-properties fo:font-style="italic" officeooo:rsid="0032806a" style:font-style-asian="italic" style:font-style-complex="italic"/>
    </style:style>
    <style:style style:name="T26" style:family="text">
      <style:text-properties fo:font-style="italic" officeooo:rsid="0043843a" style:font-style-asian="italic" style:font-style-complex="italic"/>
    </style:style>
    <style:style style:name="T27" style:family="text">
      <style:text-properties fo:font-style="italic" officeooo:rsid="004c0176" style:font-style-asian="italic" style:font-style-complex="italic"/>
    </style:style>
    <style:style style:name="T28" style:family="text">
      <style:text-properties fo:font-style="italic" officeooo:rsid="004c32a8" style:font-style-asian="italic" style:font-style-complex="italic"/>
    </style:style>
    <style:style style:name="T29" style:family="text">
      <style:text-properties fo:font-style="italic" officeooo:rsid="004d3086" style:font-style-asian="italic" style:font-style-complex="italic"/>
    </style:style>
    <style:style style:name="T30" style:family="text">
      <style:text-properties fo:font-style="italic" officeooo:rsid="004e8b0e" style:font-style-asian="italic" style:font-style-complex="italic"/>
    </style:style>
    <style:style style:name="T31" style:family="text">
      <style:text-properties fo:font-style="italic" officeooo:rsid="00506e67" style:font-style-asian="italic" style:font-style-complex="italic"/>
    </style:style>
    <style:style style:name="T32" style:family="text">
      <style:text-properties fo:font-style="italic" officeooo:rsid="00517bc7" style:font-style-asian="italic" style:font-style-complex="italic"/>
    </style:style>
    <style:style style:name="T33" style:family="text">
      <style:text-properties fo:font-style="italic" officeooo:rsid="00533dfb" style:font-style-asian="italic" style:font-style-complex="italic"/>
    </style:style>
    <style:style style:name="T34" style:family="text">
      <style:text-properties fo:font-style="italic" officeooo:rsid="0083aa83" style:font-style-asian="italic" style:font-style-complex="italic"/>
    </style:style>
    <style:style style:name="T35" style:family="text">
      <style:text-properties fo:font-style="italic" officeooo:rsid="00859395" style:font-style-asian="italic" style:font-style-complex="italic"/>
    </style:style>
    <style:style style:name="T36" style:family="text">
      <style:text-properties fo:font-style="italic" officeooo:rsid="00871a52" style:font-style-asian="italic" style:font-style-complex="italic"/>
    </style:style>
    <style:style style:name="T37" style:family="text">
      <style:text-properties fo:font-style="italic" officeooo:rsid="00876312" style:font-style-asian="italic" style:font-style-complex="italic"/>
    </style:style>
    <style:style style:name="T38" style:family="text">
      <style:text-properties fo:font-style="italic" officeooo:rsid="0093fc09" style:font-style-asian="italic" style:font-style-complex="italic"/>
    </style:style>
    <style:style style:name="T39" style:family="text">
      <style:text-properties fo:font-style="italic" officeooo:rsid="00958681" style:font-style-asian="italic" style:font-style-complex="italic"/>
    </style:style>
    <style:style style:name="T40" style:family="text">
      <style:text-properties fo:font-style="italic" officeooo:rsid="0095e78f" style:font-style-asian="italic" style:font-style-complex="italic"/>
    </style:style>
    <style:style style:name="T41" style:family="text">
      <style:text-properties fo:font-style="italic" officeooo:rsid="0096af4c" style:font-style-asian="italic" style:font-style-complex="italic"/>
    </style:style>
    <style:style style:name="T42" style:family="text">
      <style:text-properties fo:font-style="italic" officeooo:rsid="00977867" style:font-style-asian="italic" style:font-style-complex="italic"/>
    </style:style>
    <style:style style:name="T43" style:family="text">
      <style:text-properties fo:font-style="italic" officeooo:rsid="00996dc7" style:font-style-asian="italic" style:font-style-complex="italic"/>
    </style:style>
    <style:style style:name="T44" style:family="text">
      <style:text-properties fo:font-style="italic" officeooo:rsid="009a8041" style:font-style-asian="italic" style:font-style-complex="italic"/>
    </style:style>
    <style:style style:name="T45" style:family="text">
      <style:text-properties fo:font-style="italic" officeooo:rsid="0093275a" style:font-style-asian="italic" style:font-style-complex="italic"/>
    </style:style>
    <style:style style:name="T46" style:family="text">
      <style:text-properties fo:font-style="italic" officeooo:rsid="00a12547" style:font-style-asian="italic" style:font-style-complex="italic"/>
    </style:style>
    <style:style style:name="T47" style:family="text">
      <style:text-properties fo:font-style="italic" officeooo:rsid="00a144ec" style:font-style-asian="italic" style:font-style-complex="italic"/>
    </style:style>
    <style:style style:name="T48" style:family="text">
      <style:text-properties fo:font-style="italic" officeooo:rsid="00df8716" style:font-style-asian="italic" style:font-style-complex="italic"/>
    </style:style>
    <style:style style:name="T49" style:family="text">
      <style:text-properties fo:font-style="italic" officeooo:rsid="00e44fdf" style:font-style-asian="italic" style:font-style-complex="italic"/>
    </style:style>
    <style:style style:name="T50" style:family="text">
      <style:text-properties fo:font-style="italic" officeooo:rsid="00ec3c05" style:font-style-asian="italic" style:font-style-complex="italic"/>
    </style:style>
    <style:style style:name="T51" style:family="text">
      <style:text-properties fo:font-style="italic" officeooo:rsid="00ed2be9" style:font-style-asian="italic" style:font-style-complex="italic"/>
    </style:style>
    <style:style style:name="T52" style:family="text">
      <style:text-properties fo:font-style="italic" officeooo:rsid="00f5f7c8" style:font-style-asian="italic" style:font-style-complex="italic"/>
    </style:style>
    <style:style style:name="T53" style:family="text">
      <style:text-properties fo:font-style="italic" officeooo:rsid="011822a7" style:font-style-asian="italic" style:font-style-complex="italic"/>
    </style:style>
    <style:style style:name="T54" style:family="text">
      <style:text-properties fo:font-style="italic" officeooo:rsid="0120f546" style:font-style-asian="italic" style:font-style-complex="italic"/>
    </style:style>
    <style:style style:name="T55" style:family="text">
      <style:text-properties fo:font-style="italic" officeooo:rsid="012996a4" style:font-style-asian="italic" style:font-style-complex="italic"/>
    </style:style>
    <style:style style:name="T56" style:family="text">
      <style:text-properties fo:font-style="italic" officeooo:rsid="012ae7a0" style:font-style-asian="italic" style:font-style-complex="italic"/>
    </style:style>
    <style:style style:name="T57" style:family="text">
      <style:text-properties fo:font-style="italic" officeooo:rsid="012b7798" style:font-style-asian="italic" style:font-style-complex="italic"/>
    </style:style>
    <style:style style:name="T58" style:family="text">
      <style:text-properties fo:font-style="italic" officeooo:rsid="012c741c" style:font-style-asian="italic" style:font-style-complex="italic"/>
    </style:style>
    <style:style style:name="T59" style:family="text">
      <style:text-properties fo:font-style="italic" officeooo:rsid="012dcd59" style:font-style-asian="italic" style:font-style-complex="italic"/>
    </style:style>
    <style:style style:name="T60" style:family="text">
      <style:text-properties fo:font-style="italic" officeooo:rsid="012f7a2e" style:font-style-asian="italic" style:font-style-complex="italic"/>
    </style:style>
    <style:style style:name="T61" style:family="text">
      <style:text-properties fo:font-style="italic" officeooo:rsid="013332e1" style:font-style-asian="italic" style:font-style-complex="italic"/>
    </style:style>
    <style:style style:name="T62" style:family="text">
      <style:text-properties fo:font-style="italic" officeooo:rsid="013f58ff" style:font-style-asian="italic" style:font-style-complex="italic"/>
    </style:style>
    <style:style style:name="T63" style:family="text">
      <style:text-properties fo:font-style="italic" officeooo:rsid="01413eaa" style:font-style-asian="italic" style:font-style-complex="italic"/>
    </style:style>
    <style:style style:name="T64" style:family="text">
      <style:text-properties fo:font-style="italic" officeooo:rsid="01427e55" style:font-style-asian="italic" style:font-style-complex="italic"/>
    </style:style>
    <style:style style:name="T65" style:family="text">
      <style:text-properties fo:font-style="italic" officeooo:rsid="0144049c" style:font-style-asian="italic" style:font-style-complex="italic"/>
    </style:style>
    <style:style style:name="T66" style:family="text">
      <style:text-properties fo:font-style="italic" officeooo:rsid="0150d5f0" style:font-style-asian="italic" style:font-style-complex="italic"/>
    </style:style>
    <style:style style:name="T67" style:family="text">
      <style:text-properties fo:font-style="italic" officeooo:rsid="01517df0" style:font-style-asian="italic" style:font-style-complex="italic"/>
    </style:style>
    <style:style style:name="T68" style:family="text">
      <style:text-properties fo:font-style="italic" officeooo:rsid="01528425" style:font-style-asian="italic" style:font-style-complex="italic"/>
    </style:style>
    <style:style style:name="T69" style:family="text">
      <style:text-properties fo:font-style="italic" officeooo:rsid="01546d90" style:font-style-asian="italic" style:font-style-complex="italic"/>
    </style:style>
    <style:style style:name="T70" style:family="text">
      <style:text-properties fo:font-style="italic" officeooo:rsid="01551d96" style:font-style-asian="italic" style:font-style-complex="italic"/>
    </style:style>
    <style:style style:name="T71" style:family="text">
      <style:text-properties fo:font-style="italic" officeooo:rsid="0157f721" style:font-style-asian="italic" style:font-style-complex="italic"/>
    </style:style>
    <style:style style:name="T72" style:family="text">
      <style:text-properties fo:font-style="italic" officeooo:rsid="0162378b" style:font-style-asian="italic" style:font-style-complex="italic"/>
    </style:style>
    <style:style style:name="T73" style:family="text">
      <style:text-properties fo:font-style="italic" officeooo:rsid="016871c0" style:font-style-asian="italic" style:font-style-complex="italic"/>
    </style:style>
    <style:style style:name="T74" style:family="text">
      <style:text-properties fo:font-style="italic" officeooo:rsid="0169694b" style:font-style-asian="italic" style:font-style-complex="italic"/>
    </style:style>
    <style:style style:name="T75" style:family="text">
      <style:text-properties fo:font-style="italic" officeooo:rsid="016a0fb7" style:font-style-asian="italic" style:font-style-complex="italic"/>
    </style:style>
    <style:style style:name="T76" style:family="text">
      <style:text-properties fo:font-style="italic" officeooo:rsid="016aef49" style:font-style-asian="italic" style:font-style-complex="italic"/>
    </style:style>
    <style:style style:name="T77" style:family="text">
      <style:text-properties fo:font-style="italic" officeooo:rsid="016c17f4" style:font-style-asian="italic" style:font-style-complex="italic"/>
    </style:style>
    <style:style style:name="T78" style:family="text">
      <style:text-properties fo:font-style="italic" officeooo:rsid="01709c92" style:font-style-asian="italic" style:font-style-complex="italic"/>
    </style:style>
    <style:style style:name="T79" style:family="text">
      <style:text-properties fo:font-style="italic" officeooo:rsid="01abb63a" style:font-style-asian="italic" style:font-style-complex="italic"/>
    </style:style>
    <style:style style:name="T80" style:family="text">
      <style:text-properties fo:font-style="italic" officeooo:rsid="01f8585c" style:font-style-asian="italic" style:font-style-complex="italic"/>
    </style:style>
    <style:style style:name="T81" style:family="text">
      <style:text-properties fo:font-style="italic" officeooo:rsid="01f94e0a" style:font-style-asian="italic" style:font-style-complex="italic"/>
    </style:style>
    <style:style style:name="T82" style:family="text">
      <style:text-properties fo:font-style="italic" officeooo:rsid="0206e016" style:font-style-asian="italic" style:font-style-complex="italic"/>
    </style:style>
    <style:style style:name="T83" style:family="text">
      <style:text-properties fo:font-style="italic" officeooo:rsid="020d6a4a" style:font-style-asian="italic" style:font-style-complex="italic"/>
    </style:style>
    <style:style style:name="T84" style:family="text">
      <style:text-properties fo:font-style="italic" officeooo:rsid="021284cd" style:font-style-asian="italic" style:font-style-complex="italic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2c62e5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95868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99e36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bold" officeooo:rsid="00958681" style:font-style-asian="italic" style:font-weight-asian="bold" style:font-style-complex="italic" style:font-weight-complex="bold"/>
    </style:style>
    <style:style style:name="T90" style:family="text">
      <style:text-properties fo:font-style="italic" style:text-underline-style="none" officeooo:rsid="013332e1" style:font-style-asian="italic" style:font-style-complex="italic"/>
    </style:style>
    <style:style style:name="T91" style:family="text">
      <style:text-properties officeooo:rsid="0023d54e"/>
    </style:style>
    <style:style style:name="T92" style:family="text">
      <style:text-properties officeooo:rsid="0024d87e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officeooo:rsid="00255521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4c0176" style:font-style-asian="normal" style:font-style-complex="normal"/>
    </style:style>
    <style:style style:name="T97" style:family="text">
      <style:text-properties fo:font-style="normal" officeooo:rsid="004c32a8" style:font-style-asian="normal" style:font-style-complex="normal"/>
    </style:style>
    <style:style style:name="T98" style:family="text">
      <style:text-properties fo:font-style="normal" officeooo:rsid="004e8b0e" style:font-style-asian="normal" style:font-style-complex="normal"/>
    </style:style>
    <style:style style:name="T99" style:family="text">
      <style:text-properties fo:font-style="normal" officeooo:rsid="00506e67" style:font-style-asian="normal" style:font-style-complex="normal"/>
    </style:style>
    <style:style style:name="T100" style:family="text">
      <style:text-properties fo:font-style="normal" officeooo:rsid="00526ee1" style:font-style-asian="normal" style:font-style-complex="normal"/>
    </style:style>
    <style:style style:name="T101" style:family="text">
      <style:text-properties fo:font-style="normal" officeooo:rsid="00871a52" style:font-style-asian="normal" style:font-style-complex="normal"/>
    </style:style>
    <style:style style:name="T102" style:family="text">
      <style:text-properties fo:font-style="normal" officeooo:rsid="00533dfb" style:font-style-asian="normal" style:font-style-complex="normal"/>
    </style:style>
    <style:style style:name="T103" style:family="text">
      <style:text-properties fo:font-style="normal" officeooo:rsid="00876312" style:font-style-asian="normal" style:font-style-complex="normal"/>
    </style:style>
    <style:style style:name="T104" style:family="text">
      <style:text-properties fo:font-style="normal" officeooo:rsid="009270d0" style:font-style-asian="normal" style:font-style-complex="normal"/>
    </style:style>
    <style:style style:name="T105" style:family="text">
      <style:text-properties fo:font-style="normal" officeooo:rsid="0096af4c" style:font-style-asian="normal" style:font-style-complex="normal"/>
    </style:style>
    <style:style style:name="T106" style:family="text">
      <style:text-properties fo:font-style="normal" officeooo:rsid="00958681" style:font-style-asian="normal" style:font-style-complex="normal"/>
    </style:style>
    <style:style style:name="T107" style:family="text">
      <style:text-properties fo:font-style="normal" officeooo:rsid="00a144ec" style:font-style-asian="normal" style:font-style-complex="normal"/>
    </style:style>
    <style:style style:name="T108" style:family="text">
      <style:text-properties fo:font-style="normal" officeooo:rsid="00a12547" style:font-style-asian="normal" style:font-style-complex="normal"/>
    </style:style>
    <style:style style:name="T109" style:family="text">
      <style:text-properties fo:font-style="normal" officeooo:rsid="00a461cf" style:font-style-asian="normal" style:font-style-complex="normal"/>
    </style:style>
    <style:style style:name="T110" style:family="text">
      <style:text-properties fo:font-style="normal" officeooo:rsid="00a53a44" style:font-style-asian="normal" style:font-style-complex="normal"/>
    </style:style>
    <style:style style:name="T111" style:family="text">
      <style:text-properties fo:font-style="normal" officeooo:rsid="012996a4" style:font-style-asian="normal" style:font-style-complex="normal"/>
    </style:style>
    <style:style style:name="T112" style:family="text">
      <style:text-properties fo:font-style="normal" officeooo:rsid="012ae7a0" style:font-style-asian="normal" style:font-style-complex="normal"/>
    </style:style>
    <style:style style:name="T113" style:family="text">
      <style:text-properties fo:font-style="normal" officeooo:rsid="012f7a2e" style:font-style-asian="normal" style:font-style-complex="normal"/>
    </style:style>
    <style:style style:name="T114" style:family="text">
      <style:text-properties fo:font-style="normal" officeooo:rsid="013f58ff" style:font-style-asian="normal" style:font-style-complex="normal"/>
    </style:style>
    <style:style style:name="T115" style:family="text">
      <style:text-properties fo:font-style="normal" officeooo:rsid="0144049c" style:font-style-asian="normal" style:font-style-complex="normal"/>
    </style:style>
    <style:style style:name="T116" style:family="text">
      <style:text-properties fo:font-style="normal" officeooo:rsid="0157f721" style:font-style-asian="normal" style:font-style-complex="normal"/>
    </style:style>
    <style:style style:name="T117" style:family="text">
      <style:text-properties fo:font-style="normal" officeooo:rsid="01551d96" style:font-style-asian="normal" style:font-style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officeooo:rsid="012ae7a0" style:font-style-asian="normal" style:font-style-complex="normal"/>
    </style:style>
    <style:style style:name="T120" style:family="text">
      <style:text-properties officeooo:rsid="00282cdc"/>
    </style:style>
    <style:style style:name="T121" style:family="text">
      <style:text-properties officeooo:rsid="002b11f9"/>
    </style:style>
    <style:style style:name="T122" style:family="text">
      <style:text-properties style:font-name="Times New Roman2" officeooo:rsid="002eb3ae" style:font-name-asian="Times New Roman2" style:font-name-complex="Times New Roman2"/>
    </style:style>
    <style:style style:name="T123" style:family="text">
      <style:text-properties officeooo:rsid="002ee832"/>
    </style:style>
    <style:style style:name="T124" style:family="text">
      <style:text-properties officeooo:rsid="0030018c"/>
    </style:style>
    <style:style style:name="T125" style:family="text">
      <style:text-properties officeooo:rsid="003153de"/>
    </style:style>
    <style:style style:name="T126" style:family="text">
      <style:text-properties officeooo:rsid="0032806a"/>
    </style:style>
    <style:style style:name="T127" style:family="text">
      <style:text-properties officeooo:rsid="0035c449"/>
    </style:style>
    <style:style style:name="T128" style:family="text">
      <style:text-properties officeooo:rsid="0043843a"/>
    </style:style>
    <style:style style:name="T129" style:family="text">
      <style:text-properties officeooo:rsid="004a99d7"/>
    </style:style>
    <style:style style:name="T130" style:family="text">
      <style:text-properties officeooo:rsid="004c0176"/>
    </style:style>
    <style:style style:name="T131" style:family="text">
      <style:text-properties officeooo:rsid="004d3086"/>
    </style:style>
    <style:style style:name="T132" style:family="text">
      <style:text-properties officeooo:rsid="00506e67"/>
    </style:style>
    <style:style style:name="T133" style:family="text">
      <style:text-properties officeooo:rsid="0066e9cd"/>
    </style:style>
    <style:style style:name="T134" style:family="text">
      <style:text-properties officeooo:rsid="006a75a6"/>
    </style:style>
    <style:style style:name="T135" style:family="text">
      <style:text-properties officeooo:rsid="0093275a"/>
    </style:style>
    <style:style style:name="T136" style:family="text">
      <style:text-properties officeooo:rsid="0095e78f"/>
    </style:style>
    <style:style style:name="T137" style:family="text">
      <style:text-properties officeooo:rsid="009a8041"/>
    </style:style>
    <style:style style:name="T138" style:family="text">
      <style:text-properties officeooo:rsid="009a816a"/>
    </style:style>
    <style:style style:name="T139" style:family="text">
      <style:text-properties officeooo:rsid="009e327e"/>
    </style:style>
    <style:style style:name="T140" style:family="text">
      <style:text-properties officeooo:rsid="00a12547"/>
    </style:style>
    <style:style style:name="T141" style:family="text">
      <style:text-properties officeooo:rsid="00a144ec"/>
    </style:style>
    <style:style style:name="T142" style:family="text">
      <style:text-properties officeooo:rsid="00aa3882"/>
    </style:style>
    <style:style style:name="T143" style:family="text">
      <style:text-properties officeooo:rsid="00b414c0"/>
    </style:style>
    <style:style style:name="T144" style:family="text">
      <style:text-properties fo:font-size="10pt"/>
    </style:style>
    <style:style style:name="T145" style:family="text">
      <style:text-properties fo:font-size="10pt" fo:font-style="italic" style:font-style-asian="italic" style:font-style-complex="italic"/>
    </style:style>
    <style:style style:name="T146" style:family="text">
      <style:text-properties fo:font-size="10pt" fo:font-style="italic" officeooo:rsid="0060697c" style:font-style-asian="italic" style:font-style-complex="italic"/>
    </style:style>
    <style:style style:name="T147" style:family="text">
      <style:text-properties fo:font-size="10pt" fo:font-style="italic" officeooo:rsid="005efb79" style:font-style-asian="italic" style:font-style-complex="italic"/>
    </style:style>
    <style:style style:name="T148" style:family="text">
      <style:text-properties fo:font-size="10pt" fo:font-style="italic" officeooo:rsid="005f1ed6" style:font-style-asian="italic" style:font-style-complex="italic"/>
    </style:style>
    <style:style style:name="T149" style:family="text">
      <style:text-properties fo:font-size="10pt" fo:font-style="italic" officeooo:rsid="005fb4f2" style:font-style-asian="italic" style:font-style-complex="italic"/>
    </style:style>
    <style:style style:name="T150" style:family="text">
      <style:text-properties fo:font-size="10pt" fo:font-style="italic" officeooo:rsid="01d33546" style:font-style-asian="italic" style:font-style-complex="italic"/>
    </style:style>
    <style:style style:name="T151" style:family="text">
      <style:text-properties fo:font-size="10pt" fo:font-style="italic" officeooo:rsid="01f41156" style:font-style-asian="italic" style:font-style-complex="italic"/>
    </style:style>
    <style:style style:name="T152" style:family="text">
      <style:text-properties fo:font-size="10pt" fo:font-style="italic" fo:font-weight="bold" officeooo:rsid="01c7ecdd" style:font-style-asian="italic" style:font-weight-asian="bold" style:font-style-complex="italic" style:font-weight-complex="bold"/>
    </style:style>
    <style:style style:name="T153" style:family="text">
      <style:text-properties fo:font-size="10pt" fo:font-style="italic" fo:font-weight="bold" officeooo:rsid="005f1ed6" style:font-style-asian="italic" style:font-weight-asian="bold" style:font-style-complex="italic" style:font-weight-complex="bold"/>
    </style:style>
    <style:style style:name="T154" style:family="text">
      <style:text-properties fo:font-size="10pt" fo:font-style="italic" fo:font-weight="bold" officeooo:rsid="0060697c" style:font-style-asian="italic" style:font-weight-asian="bold" style:font-style-complex="italic" style:font-weight-complex="bold"/>
    </style:style>
    <style:style style:name="T155" style:family="text">
      <style:text-properties fo:font-size="10pt" fo:font-style="italic" fo:font-weight="normal" officeooo:rsid="0060697c" style:font-style-asian="italic" style:font-weight-asian="normal" style:font-style-complex="italic" style:font-weight-complex="normal"/>
    </style:style>
    <style:style style:name="T156" style:family="text">
      <style:text-properties fo:font-size="10pt" fo:font-style="italic" fo:font-weight="normal" officeooo:rsid="0078b7df" style:font-style-asian="italic" style:font-weight-asian="normal" style:font-style-complex="italic" style:font-weight-complex="normal"/>
    </style:style>
    <style:style style:name="T157" style:family="text">
      <style:text-properties fo:font-size="10pt" fo:font-style="italic" fo:font-weight="normal" officeooo:rsid="01f60009" style:font-style-asian="italic" style:font-weight-asian="normal" style:font-style-complex="italic" style:font-weight-complex="normal"/>
    </style:style>
    <style:style style:name="T158" style:family="text">
      <style:text-properties fo:font-size="10pt" fo:font-style="normal" style:font-style-asian="normal" style:font-style-complex="normal"/>
    </style:style>
    <style:style style:name="T159" style:family="text">
      <style:text-properties fo:font-size="10pt" fo:font-style="normal" officeooo:rsid="005f1ed6" style:font-style-asian="normal" style:font-style-complex="normal"/>
    </style:style>
    <style:style style:name="T160" style:family="text">
      <style:text-properties fo:font-size="10pt" fo:font-style="normal" officeooo:rsid="0076e843" style:font-style-asian="normal" style:font-style-complex="normal"/>
    </style:style>
    <style:style style:name="T161" style:family="text">
      <style:text-properties fo:font-size="10pt" fo:font-style="normal" officeooo:rsid="005fb4f2" style:font-style-asian="normal" style:font-style-complex="normal"/>
    </style:style>
    <style:style style:name="T162" style:family="text">
      <style:text-properties fo:font-size="10pt" fo:font-style="normal" officeooo:rsid="00724cbe" style:font-style-asian="normal" style:font-style-complex="normal"/>
    </style:style>
    <style:style style:name="T163" style:family="text">
      <style:text-properties fo:font-size="10pt" fo:font-style="normal" officeooo:rsid="00741f6b" style:font-style-asian="normal" style:font-style-complex="normal"/>
    </style:style>
    <style:style style:name="T164" style:family="text">
      <style:text-properties fo:font-size="10pt" fo:font-style="normal" officeooo:rsid="00707906" style:font-style-asian="normal" style:font-style-complex="normal"/>
    </style:style>
    <style:style style:name="T165" style:family="text">
      <style:text-properties fo:font-size="10pt" fo:font-style="normal" officeooo:rsid="01cd51d6" style:font-style-asian="normal" style:font-style-complex="normal"/>
    </style:style>
    <style:style style:name="T166" style:family="text">
      <style:text-properties fo:font-size="10pt" fo:font-style="normal" officeooo:rsid="01d33546" style:font-style-asian="normal" style:font-style-complex="normal"/>
    </style:style>
    <style:style style:name="T167" style:family="text">
      <style:text-properties fo:font-size="10pt" fo:font-style="normal" officeooo:rsid="01d69f74" style:font-style-asian="normal" style:font-style-complex="normal"/>
    </style:style>
    <style:style style:name="T168" style:family="text">
      <style:text-properties fo:font-size="10pt" fo:font-style="normal" officeooo:rsid="01f41156" style:font-style-asian="normal" style:font-style-complex="normal"/>
    </style:style>
    <style:style style:name="T169" style:family="text">
      <style:text-properties fo:font-size="10pt" fo:font-style="normal" officeooo:rsid="01f51462" style:font-style-asian="normal" style:font-style-complex="normal"/>
    </style:style>
    <style:style style:name="T170" style:family="text">
      <style:text-properties fo:font-size="10pt" fo:font-style="normal" fo:font-weight="bold" officeooo:rsid="005f1ed6" style:font-style-asian="normal" style:font-weight-asian="bold" style:font-style-complex="normal" style:font-weight-complex="bold"/>
    </style:style>
    <style:style style:name="T171" style:family="text">
      <style:text-properties fo:font-size="10pt" fo:font-style="normal" fo:font-weight="bold" officeooo:rsid="01c7ecdd" style:font-style-asian="normal" style:font-weight-asian="bold" style:font-style-complex="normal" style:font-weight-complex="bold"/>
    </style:style>
    <style:style style:name="T172" style:family="text">
      <style:text-properties fo:font-size="10pt" fo:font-style="normal" fo:font-weight="bold" officeooo:rsid="01cd51d6" style:font-style-asian="normal" style:font-weight-asian="bold" style:font-style-complex="normal" style:font-weight-complex="bold"/>
    </style:style>
    <style:style style:name="T173" style:family="text">
      <style:text-properties fo:font-size="10pt" fo:font-style="normal" fo:font-weight="bold" officeooo:rsid="005efb79" style:font-style-asian="normal" style:font-weight-asian="bold" style:font-style-complex="normal" style:font-weight-complex="bold"/>
    </style:style>
    <style:style style:name="T174" style:family="text">
      <style:text-properties fo:font-size="10pt" fo:font-style="normal" fo:font-weight="bold" officeooo:rsid="01f28ef8" style:font-style-asian="normal" style:font-weight-asian="bold" style:font-style-complex="normal" style:font-weight-complex="bold"/>
    </style:style>
    <style:style style:name="T175" style:family="text">
      <style:text-properties fo:font-size="10pt" officeooo:rsid="005efb79"/>
    </style:style>
    <style:style style:name="T176" style:family="text">
      <style:text-properties fo:font-size="10pt" officeooo:rsid="0068da20"/>
    </style:style>
    <style:style style:name="T177" style:family="text">
      <style:text-properties fo:font-size="10pt" officeooo:rsid="005f1ed6"/>
    </style:style>
    <style:style style:name="T178" style:family="text">
      <style:text-properties fo:font-size="10pt" officeooo:rsid="0060697c"/>
    </style:style>
    <style:style style:name="T179" style:family="text">
      <style:text-properties fo:font-size="10pt" fo:font-weight="normal" officeooo:rsid="005efb79" style:font-weight-asian="normal" style:font-weight-complex="normal"/>
    </style:style>
    <style:style style:name="T180" style:family="text">
      <style:text-properties fo:font-size="10pt" fo:font-weight="normal" officeooo:rsid="0060697c" style:font-weight-asian="normal" style:font-weight-complex="normal"/>
    </style:style>
    <style:style style:name="T181" style:family="text">
      <style:text-properties fo:font-size="10pt" fo:font-weight="normal" officeooo:rsid="0078b7df" style:font-weight-asian="normal" style:font-weight-complex="normal"/>
    </style:style>
    <style:style style:name="T182" style:family="text">
      <style:text-properties fo:font-size="10pt" fo:font-weight="normal" officeooo:rsid="005f1ed6" style:font-weight-asian="normal" style:font-weight-complex="normal"/>
    </style:style>
    <style:style style:name="T183" style:family="text">
      <style:text-properties fo:font-size="10pt" fo:font-weight="normal" officeooo:rsid="01d33546" style:font-weight-asian="normal" style:font-weight-complex="normal"/>
    </style:style>
    <style:style style:name="T184" style:family="text">
      <style:text-properties fo:font-size="10pt" fo:font-weight="normal" officeooo:rsid="01d69f74" style:font-weight-asian="normal" style:font-weight-complex="normal"/>
    </style:style>
    <style:style style:name="T185" style:family="text">
      <style:text-properties fo:font-size="10pt" fo:font-weight="normal" officeooo:rsid="01f60009" style:font-weight-asian="normal" style:font-weight-complex="normal"/>
    </style:style>
    <style:style style:name="T186" style:family="text">
      <style:text-properties fo:font-size="10pt" fo:font-weight="normal" officeooo:rsid="01f6ee99" style:font-weight-asian="normal" style:font-weight-complex="normal"/>
    </style:style>
    <style:style style:name="T187" style:family="text">
      <style:text-properties fo:font-size="10pt" fo:font-weight="normal" officeooo:rsid="01f7dfba" style:font-weight-asian="normal" style:font-weight-complex="normal"/>
    </style:style>
    <style:style style:name="T188" style:family="text">
      <style:text-properties fo:font-size="10pt" fo:font-weight="normal" officeooo:rsid="01f80b26" style:font-weight-asian="normal" style:font-weight-complex="normal"/>
    </style:style>
    <style:style style:name="T189" style:family="text">
      <style:text-properties fo:font-size="10pt" officeooo:rsid="00793317"/>
    </style:style>
    <style:style style:name="T190" style:family="text">
      <style:text-properties fo:font-size="10pt" officeooo:rsid="01d33546"/>
    </style:style>
    <style:style style:name="T191" style:family="text">
      <style:text-properties fo:font-size="10pt" fo:font-weight="bold" officeooo:rsid="005efb79" style:font-weight-asian="bold" style:font-weight-complex="bold"/>
    </style:style>
    <style:style style:name="T192" style:family="text">
      <style:text-properties fo:font-size="10pt" fo:font-weight="bold" officeooo:rsid="005f1ed6" style:font-weight-asian="bold" style:font-weight-complex="bold"/>
    </style:style>
    <style:style style:name="T193" style:family="text">
      <style:text-properties fo:font-size="10pt" fo:font-weight="bold" officeooo:rsid="01cb3cf3" style:font-weight-asian="bold" style:font-weight-complex="bold"/>
    </style:style>
    <style:style style:name="T194" style:family="text">
      <style:text-properties fo:font-size="10pt" fo:font-weight="bold" officeooo:rsid="0060697c" style:font-weight-asian="bold" style:font-weight-complex="bold"/>
    </style:style>
    <style:style style:name="T195" style:family="text">
      <style:text-properties fo:font-size="10pt" officeooo:rsid="01d69f74"/>
    </style:style>
    <style:style style:name="T196" style:family="text">
      <style:text-properties fo:font-size="10pt" officeooo:rsid="01e7f37b"/>
    </style:style>
    <style:style style:name="T197" style:family="text">
      <style:text-properties fo:font-size="10pt" officeooo:rsid="01e86b2f"/>
    </style:style>
    <style:style style:name="T198" style:family="text">
      <style:text-properties fo:font-size="10pt" officeooo:rsid="01ee7f29"/>
    </style:style>
    <style:style style:name="T199" style:family="text">
      <style:text-properties fo:font-size="10pt" officeooo:rsid="01f28ef8"/>
    </style:style>
    <style:style style:name="T200" style:family="text">
      <style:text-properties fo:font-size="10pt" officeooo:rsid="01f676ab"/>
    </style:style>
    <style:style style:name="T201" style:family="text">
      <style:text-properties fo:font-size="10pt" officeooo:rsid="01f7dfba"/>
    </style:style>
    <style:style style:name="T202" style:family="text">
      <style:text-properties officeooo:rsid="00bcb960"/>
    </style:style>
    <style:style style:name="T203" style:family="text">
      <style:text-properties officeooo:rsid="00bf910b"/>
    </style:style>
    <style:style style:name="T204" style:family="text">
      <style:text-properties officeooo:rsid="00cc23b5"/>
    </style:style>
    <style:style style:name="T205" style:family="text">
      <style:text-properties officeooo:rsid="00df8716"/>
    </style:style>
    <style:style style:name="T206" style:family="text">
      <style:text-properties officeooo:rsid="00e15987"/>
    </style:style>
    <style:style style:name="T207" style:family="text">
      <style:text-properties officeooo:rsid="00e254f4"/>
    </style:style>
    <style:style style:name="T208" style:family="text">
      <style:text-properties officeooo:rsid="00e44fdf"/>
    </style:style>
    <style:style style:name="T209" style:family="text">
      <style:text-properties officeooo:rsid="00e613d3"/>
    </style:style>
    <style:style style:name="T210" style:family="text">
      <style:text-properties officeooo:rsid="00eb6cc0"/>
    </style:style>
    <style:style style:name="T211" style:family="text">
      <style:text-properties officeooo:rsid="00ed2be9"/>
    </style:style>
    <style:style style:name="T212" style:family="text">
      <style:text-properties style:text-scale="99%"/>
    </style:style>
    <style:style style:name="T213" style:family="text">
      <style:text-properties style:font-name="Times New Roman1" style:font-name-asian="Times New Roman1"/>
    </style:style>
    <style:style style:name="T214" style:family="text">
      <style:text-properties style:font-name="Times New Roman1" officeooo:rsid="0103e625" style:font-name-asian="Times New Roman1"/>
    </style:style>
    <style:style style:name="T215" style:family="text">
      <style:text-properties officeooo:rsid="00f4c7ed"/>
    </style:style>
    <style:style style:name="T216" style:family="text">
      <style:text-properties officeooo:rsid="00f5f7c8"/>
    </style:style>
    <style:style style:name="T217" style:family="text">
      <style:text-properties style:text-underline-style="none" officeooo:rsid="00fc7baa"/>
    </style:style>
    <style:style style:name="T218" style:family="text">
      <style:text-properties officeooo:rsid="0101c050"/>
    </style:style>
    <style:style style:name="T219" style:family="text">
      <style:text-properties officeooo:rsid="0102e763"/>
    </style:style>
    <style:style style:name="T220" style:family="text">
      <style:text-properties officeooo:rsid="011b910c"/>
    </style:style>
    <style:style style:name="T221" style:family="text">
      <style:text-properties officeooo:rsid="011be102"/>
    </style:style>
    <style:style style:name="T222" style:family="text">
      <style:text-properties officeooo:rsid="011f0ab3"/>
    </style:style>
    <style:style style:name="T223" style:family="text">
      <style:text-properties officeooo:rsid="0120bdef"/>
    </style:style>
    <style:style style:name="T224" style:family="text">
      <style:text-properties officeooo:rsid="0120f546"/>
    </style:style>
    <style:style style:name="T225" style:family="text">
      <style:text-properties officeooo:rsid="012604fc"/>
    </style:style>
    <style:style style:name="T226" style:family="text">
      <style:text-properties officeooo:rsid="0126ddfc"/>
    </style:style>
    <style:style style:name="T227" style:family="text">
      <style:text-properties officeooo:rsid="01280f7a"/>
    </style:style>
    <style:style style:name="T228" style:family="text">
      <style:text-properties officeooo:rsid="012996a4"/>
    </style:style>
    <style:style style:name="T229" style:family="text">
      <style:text-properties officeooo:rsid="012ae7a0"/>
    </style:style>
    <style:style style:name="T230" style:family="text">
      <style:text-properties officeooo:rsid="012c741c"/>
    </style:style>
    <style:style style:name="T231" style:family="text">
      <style:text-properties fo:font-size="8.5pt" fo:language="ru" fo:country="RU" fo:font-style="italic" officeooo:rsid="012f5dd0" style:font-size-asian="10.5pt" style:font-style-asian="italic" style:font-style-complex="italic"/>
    </style:style>
    <style:style style:name="T232" style:family="text">
      <style:text-properties fo:font-size="8.5pt" fo:language="ru" fo:country="RU" fo:font-style="italic" officeooo:rsid="012f7a2e" style:font-size-asian="10.5pt" style:font-style-asian="italic" style:font-style-complex="italic"/>
    </style:style>
    <style:style style:name="T233" style:family="text">
      <style:text-properties officeooo:rsid="012f7a2e"/>
    </style:style>
    <style:style style:name="T234" style:family="text">
      <style:text-properties officeooo:rsid="013d3ad5"/>
    </style:style>
    <style:style style:name="T235" style:family="text">
      <style:text-properties officeooo:rsid="013f58ff"/>
    </style:style>
    <style:style style:name="T236" style:family="text">
      <style:text-properties officeooo:rsid="0144049c"/>
    </style:style>
    <style:style style:name="T237" style:family="text">
      <style:text-properties officeooo:rsid="01472e43"/>
    </style:style>
    <style:style style:name="T238" style:family="text">
      <style:text-properties officeooo:rsid="014a5033"/>
    </style:style>
    <style:style style:name="T239" style:family="text">
      <style:text-properties officeooo:rsid="0150d5f0"/>
    </style:style>
    <style:style style:name="T240" style:family="text">
      <style:text-properties officeooo:rsid="01517df0"/>
    </style:style>
    <style:style style:name="T241" style:family="text">
      <style:text-properties officeooo:rsid="01546d90"/>
    </style:style>
    <style:style style:name="T242" style:family="text">
      <style:text-properties officeooo:rsid="0157f721"/>
    </style:style>
    <style:style style:name="T243" style:family="text">
      <style:text-properties officeooo:rsid="0162378b"/>
    </style:style>
    <style:style style:name="T244" style:family="text">
      <style:text-properties officeooo:rsid="016871c0"/>
    </style:style>
    <style:style style:name="T245" style:family="text">
      <style:text-properties officeooo:rsid="016a0fb7"/>
    </style:style>
    <style:style style:name="T246" style:family="text">
      <style:text-properties officeooo:rsid="016aef49"/>
    </style:style>
    <style:style style:name="T247" style:family="text">
      <style:text-properties officeooo:rsid="016c6e2c"/>
    </style:style>
    <style:style style:name="T248" style:family="text">
      <style:text-properties officeooo:rsid="01709c92"/>
    </style:style>
    <style:style style:name="T249" style:family="text">
      <style:text-properties officeooo:rsid="003410ae"/>
    </style:style>
    <style:style style:name="T250" style:family="text">
      <style:text-properties officeooo:rsid="01abb63a"/>
    </style:style>
    <style:style style:name="T251" style:family="text">
      <style:text-properties officeooo:rsid="01c3a632"/>
    </style:style>
    <style:style style:name="T252" style:family="text">
      <style:text-properties officeooo:rsid="01c51b54"/>
    </style:style>
    <style:style style:name="T253" style:family="text">
      <style:text-properties officeooo:rsid="01e292de"/>
    </style:style>
    <style:style style:name="T254" style:family="text">
      <style:text-properties officeooo:rsid="0209e298"/>
    </style:style>
    <style:style style:name="T255" style:family="text">
      <style:text-properties officeooo:rsid="0210bd5b"/>
    </style:style>
    <style:style style:name="T256" style:family="text">
      <style:text-properties officeooo:rsid="0218f1cc"/>
    </style:style>
    <style:style style:name="T257" style:family="text"/>
    <style:style style:name="fr1" style:family="graphic" style:parent-style-name="InlineLexicon">
      <style:graphic-properties style:horizontal-pos="center" style:horizontal-rel="page" draw:fill-image-width="0in" draw:fill-image-height="0in" loext:rel-width-rel="paragraph"/>
    </style:style>
    <style:style style:name="fr2" style:family="graphic" style:parent-style-name="InfoNote">
      <style:graphic-properties style:horizontal-pos="from-left" style:horizontal-rel="page-end-margin"/>
    </style:style>
    <style:style style:name="fr3" style:family="graphic" style:parent-style-name="SideNote">
      <style:graphic-properties style:vertical-pos="middle" style:vertical-rel="baseline" style:horizontal-pos="from-left" style:horizontal-rel="paragraph"/>
    </style:style>
    <style:style style:name="fr4" style:family="graphic" style:parent-style-name="InlineLexicon">
      <style:graphic-properties style:vertical-pos="top" style:vertical-rel="paragraph-content" style:horizontal-pos="center" style:horizontal-rel="page" draw:fill-image-width="0in" draw:fill-image-height="0in" style:flow-with-text="false" loext:rel-width-rel="paragraph">
        <style:columns fo:column-count="4" fo:column-gap="0in">
          <style:column-sep style:width="0.0071in" style:color="#eeeeee" style:height="100%" style:style="solid"/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graphic-properties>
    </style:style>
    <style:style style:name="fr5" style:family="graphic" style:parent-style-name="SideFrame">
      <style:graphic-properties style:vertical-pos="middle" style:vertical-rel="baseline" style:horizontal-pos="from-left" style:horizontal-rel="paragraph"/>
    </style:style>
    <style:style style:name="fr6" style:family="graphic" style:parent-style-name="InlineLexicon">
      <style:graphic-properties style:horizontal-pos="center" style:horizontal-rel="page" loext:rel-width-rel="paragraph">
        <style:columns fo:column-count="3" fo:column-gap="0in">
          <style:column-sep style:width="0.0071in" style:color="#eeeeee" style:height="100%" style:style="solid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graphic-properties>
    </style:style>
    <style:style style:name="fr7" style:family="graphic" style:parent-style-name="SideFrame">
      <style:graphic-properties style:vertical-pos="top" style:vertical-rel="paragraph-content" style:horizontal-pos="right" style:horizontal-rel="page-content"/>
    </style:style>
    <style:style style:name="fr8" style:family="graphic" style:parent-style-name="Frame">
      <style:graphic-properties style:vertical-pos="top" style:vertical-rel="baseline" style:horizontal-pos="right" style:horizontal-rel="paragraph" loext:rel-width-rel="paragraph"/>
    </style:style>
    <style:style style:name="fr9" style:family="graphic" style:parent-style-name="InlineLexicon">
      <style:graphic-properties style:vertical-pos="top" style:vertical-rel="baseline" style:horizontal-pos="center" style:horizontal-rel="page" draw:fill-image-width="0in" draw:fill-image-height="0in" style:flow-with-text="false" loext:rel-width-rel="paragraph">
        <style:columns fo:column-count="1" fo:column-gap="0in">
          <style:column-sep style:width="0.0071in" style:color="#eeeeee" style:height="100%" style:style="solid"/>
        </style:columns>
      </style:graphic-properties>
    </style:style>
    <style:style style:name="fr10" style:family="graphic" style:parent-style-name="InlineLexicon">
      <style:graphic-properties style:horizontal-pos="center" style:horizontal-rel="page" loext:rel-width-rel="paragraph"/>
    </style:style>
    <style:style style:name="fr11" style:family="graphic" style:parent-style-name="Marginalia">
      <style:graphic-properties style:vertical-pos="from-top" style:vertical-rel="paragraph" style:horizontal-pos="from-left" style:horizontal-rel="paragraph" style:flow-with-text="true"/>
    </style:style>
    <style:style style:name="fr12" style:family="graphic" style:parent-style-name="Marginalia">
      <style:graphic-properties style:vertical-pos="from-top" style:vertical-rel="paragraph" style:horizontal-pos="from-left" style:horizontal-rel="paragraph"/>
    </style:style>
    <style:style style:name="fr13" style:family="graphic" style:parent-style-name="SideNote">
      <style:graphic-properties style:horizontal-pos="right" style:horizontal-rel="page-content"/>
    </style:style>
    <style:style style:name="fr14" style:family="graphic" style:parent-style-name="OLE">
      <style:graphic-properties style:vertical-pos="from-top" style:vertical-rel="page" style:horizontal-pos="from-left" style:horizontal-rel="paragraph" draw:fill-image-width="0in" draw:fill-image-height="0in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.4in">
          <style:column style:rel-width="32767*" fo:start-indent="0in" fo:end-indent="0.2in"/>
          <style:column style:rel-width="32768*" fo:start-indent="0.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2" fo:column-gap="0.15in">
          <style:column style:rel-width="32767*" fo:start-indent="0in" fo:end-indent="0.0752in"/>
          <style:column style:rel-width="32768*" fo:start-indent="0.0752in" fo:end-indent="0in"/>
        </style:columns>
      </style:section-properties>
    </style:style>
    <style:style style:name="Sect4" style:family="section">
      <style:section-properties text:dont-balance-text-columns="false" fo:margin-left="0in" fo:margin-right="0in" style:editable="false">
        <style:columns fo:column-count="2" fo:column-gap="0.15in">
          <style:column style:rel-width="32767*" fo:start-indent="0in" fo:end-indent="0.0752in"/>
          <style:column style:rel-width="32768*" fo:start-indent="0.0752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6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7" style:family="section">
      <style:section-properties text:dont-balance-text-columns="false" style:editable="false">
        <style:columns fo:column-count="2" fo:column-gap="0.0193in">
          <style:column-sep style:width="0.0035in" style:color="#000000" style:height="100%" style:style="solid"/>
          <style:column style:rel-width="32767*" fo:start-indent="0in" fo:end-indent="0.0098in"/>
          <style:column style:rel-width="32768*" fo:start-indent="0.0098in" fo:end-indent="0in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4200*" fo:start-indent="0in" fo:end-indent="0in"/>
          <style:column style:rel-width="399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acter_5f_20_5f_style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71in" svg:stroke-color="#c45911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sdvsdv"/>
      </text:sequence-decls>
      <text:user-field-decls>
        <text:user-field-decl office:value-type="float" office:value="28" text:name="ferz"/>
      </text:user-field-decls>
      <draw:frame draw:style-name="fr14" draw:name="Object2" text:anchor-type="page" text:anchor-page-number="13" svg:x="1.9799in" svg:y="2.3646in" svg:width="3.9256in" svg:height="1.3508in" draw:z-index="19">
        <draw:object xlink:href="./Object 1" xlink:type="simple" xlink:show="embed" xlink:actuate="onLoad"/>
        <draw:image xlink:href="./ObjectReplacements/Object 1" xlink:type="simple" xlink:show="embed" xlink:actuate="onLoad"/>
        <svg:desc>OLE-object</svg:desc>
      </draw:frame>
      <text:h text:style-name="P154" text:outline-level="1"><text:user-field-get text:display="none" style:data-style-name="N0" text:name="ferz"/>Dars-e 1 (yek) — Sārā Panāhi<text:note text:id="ftn1" text:note-class="footnote"><text:note-citation text:label=" "> </text:note-citation><text:note-body><text:p text:style-name="P109"><text:span text:style-name="Footnote_20_Symbol">yek </text:span><text:span text:style-name="Footnote_20_Symbol"><text:page-number text:select-page="current">1</text:page-number></text:span></text:p><text:p text:style-name="P110"><text:page-number text:select-page="current">2</text:page-number> do</text:p><text:p text:style-name="P109"><text:span text:style-name="Footnote_20_Symbol">se </text:span><text:span text:style-name="Footnote_20_Symbol"><text:page-number text:select-page="current">3</text:page-number></text:span></text:p><text:p text:style-name="P110"><text:page-number text:select-page="current">4</text:page-number> cāhār</text:p><text:p text:style-name="P109"><text:span text:style-name="Footnote_20_Symbol">panj </text:span><text:span text:style-name="Footnote_20_Symbol"><text:page-number text:select-page="current">5</text:page-number></text:span></text:p><text:p text:style-name="P110"><text:page-number text:select-page="current">6</text:page-number> šeš</text:p><text:p text:style-name="P109"><text:span text:style-name="Footnote_20_Symbol">haft </text:span><text:span text:style-name="Footnote_20_Symbol"><text:page-number text:select-page="current">7</text:page-number></text:span></text:p><text:p text:style-name="P110"><text:page-number text:select-page="current">8</text:page-number> hašt</text:p><text:p text:style-name="P109"><text:span text:style-name="Footnote_20_Symbol">noh </text:span><text:span text:style-name="Footnote_20_Symbol"><text:page-number text:select-page="current">9</text:page-number></text:span></text:p><text:p text:style-name="P110"><text:page-number text:select-page="current">10</text:page-number> dah</text:p><text:p text:style-name="P109"><text:span text:style-name="Footnote_20_Symbol">yāzdah </text:span><text:span text:style-name="Footnote_20_Symbol"><text:page-number text:select-page="current">11</text:page-number></text:span></text:p><text:p text:style-name="P110"><text:page-number text:select-page="current">12</text:page-number> davāzdah</text:p><text:p text:style-name="P109"><text:span text:style-name="Footnote_20_Symbol">sizdah </text:span><text:span text:style-name="Footnote_20_Symbol"><text:page-number text:select-page="current">13</text:page-number></text:span></text:p><text:p text:style-name="P110"><text:page-number text:select-page="current">14</text:page-number> cahārdah</text:p><text:p text:style-name="P109"><text:span text:style-name="Footnote_20_Symbol">pānzdah </text:span><text:span text:style-name="Footnote_20_Symbol"><text:page-number text:select-page="current">15</text:page-number></text:span></text:p><text:p text:style-name="P110"><text:page-number text:select-page="current">16</text:page-number> šānzdah</text:p><text:p text:style-name="P109"><text:span text:style-name="Footnote_20_Symbol">hefdah </text:span><text:span text:style-name="Footnote_20_Symbol"><text:page-number text:select-page="current">17</text:page-number></text:span></text:p><text:p text:style-name="P110"><text:page-number text:select-page="current">18</text:page-number> hejdah</text:p><text:p text:style-name="P109"><text:span text:style-name="Footnote_20_Symbol">nuzdah </text:span><text:span text:style-name="Footnote_20_Symbol"><text:page-number text:select-page="current">19</text:page-number></text:span></text:p><text:p text:style-name="P110"><text:page-number text:select-page="current">20</text:page-number> bist</text:p><text:p text:style-name="P109"><text:span text:style-name="Footnote_20_Symbol">bist-o yek </text:span><text:span text:style-name="Footnote_20_Symbol"><text:page-number text:select-page="current">21</text:page-number></text:span></text:p><text:p text:style-name="P110"><text:page-number text:select-page="current">22</text:page-number> bist-o do</text:p><text:p text:style-name="P109"><text:span text:style-name="Footnote_20_Symbol">bist-o se </text:span><text:span text:style-name="Footnote_20_Symbol"><text:page-number text:select-page="current">23</text:page-number></text:span></text:p><text:p text:style-name="P110"><text:page-number text:select-page="current">24</text:page-number> bist-o cāhār</text:p><text:p text:style-name="P109"><text:span text:style-name="Footnote_20_Symbol">bist-o panj </text:span><text:span text:style-name="Footnote_20_Symbol"><text:page-number text:select-page="current">25</text:page-number></text:span></text:p><text:p text:style-name="P110"><text:page-number text:select-page="current">26</text:page-number> bist-o šeš</text:p><text:p text:style-name="P109"><text:span text:style-name="Footnote_20_Symbol">bist-o haft </text:span><text:span text:style-name="Footnote_20_Symbol"><text:page-number text:select-page="current">27</text:page-number></text:span></text:p><text:p text:style-name="P110"><text:page-number text:select-page="current">28</text:page-number> bist-o hašt</text:p><text:p text:style-name="P109"><text:span text:style-name="Footnote_20_Symbol">bist-o noh </text:span><text:span text:style-name="Footnote_20_Symbol"><text:page-number text:select-page="current">29</text:page-number></text:span></text:p><text:p text:style-name="P110"><text:page-number text:select-page="current">30</text:page-number> si</text:p><text:p text:style-name="P109"><text:span text:style-name="Footnote_20_Symbol">si-o yek </text:span><text:span text:style-name="Footnote_20_Symbol"><text:page-number text:select-page="current">31</text:page-number></text:span></text:p><text:p text:style-name="P110"><text:page-number text:select-page="current">32</text:page-number> si-o do</text:p><text:p text:style-name="P109"><text:span text:style-name="Footnote_20_Symbol">si-o se </text:span><text:span text:style-name="Footnote_20_Symbol"><text:page-number text:select-page="current">33</text:page-number></text:span></text:p><text:p text:style-name="P110"><text:page-number text:select-page="current">34</text:page-number> si-o cāhār</text:p><text:p text:style-name="P109"><text:span text:style-name="Footnote_20_Symbol">si-o panj </text:span><text:span text:style-name="Footnote_20_Symbol"><text:page-number text:select-page="current">35</text:page-number></text:span></text:p><text:p text:style-name="P110"><text:page-number text:select-page="current">36</text:page-number> si-o šeš</text:p><text:p text:style-name="P109"><text:span text:style-name="Footnote_20_Symbol">si-o haft </text:span><text:span text:style-name="Footnote_20_Symbol"><text:page-number text:select-page="current">37</text:page-number></text:span></text:p><text:p text:style-name="P110"><text:page-number text:select-page="current">38</text:page-number> si-o hašt</text:p><text:p text:style-name="P109"><text:span text:style-name="Footnote_20_Symbol">si-o noh </text:span><text:span text:style-name="Footnote_20_Symbol"><text:page-number text:select-page="current">39</text:page-number></text:span></text:p><text:p text:style-name="P110"><text:page-number text:select-page="current">40</text:page-number> cehel</text:p><text:p text:style-name="P109"><text:span text:style-name="Footnote_20_Symbol">cehel-o yek </text:span><text:span text:style-name="Footnote_20_Symbol"><text:page-number text:select-page="current">41</text:page-number></text:span></text:p><text:p text:style-name="P110"><text:page-number text:select-page="current">42</text:page-number> cehel-o do</text:p><text:p text:style-name="P109"><text:span text:style-name="Footnote_20_Symbol">cehel-o se </text:span><text:span text:style-name="Footnote_20_Symbol"><text:page-number text:select-page="current">43</text:page-number></text:span></text:p><text:p text:style-name="P110"><text:page-number text:select-page="current">44</text:page-number> cehel-o cāhār</text:p><text:p text:style-name="P109"><text:span text:style-name="Footnote_20_Symbol">cehel-o panj </text:span><text:span text:style-name="Footnote_20_Symbol"><text:page-number text:select-page="current">45</text:page-number></text:span></text:p><text:p text:style-name="P110"><text:page-number text:select-page="current">46</text:page-number> cehel-o šeš</text:p><text:p text:style-name="P109"><text:span text:style-name="Footnote_20_Symbol">cehel-o haft </text:span><text:span text:style-name="Footnote_20_Symbol"><text:page-number text:select-page="current">47</text:page-number></text:span></text:p><text:p text:style-name="P110"><text:page-number text:select-page="current">48</text:page-number> cehel-o hašt</text:p><text:p text:style-name="P109"><text:span text:style-name="Footnote_20_Symbol">cehel-o noh </text:span><text:span text:style-name="Footnote_20_Symbol"><text:page-number text:select-page="current">49</text:page-number></text:span></text:p><text:p text:style-name="P110"><text:page-number text:select-page="current">50</text:page-number> panjāh</text:p><text:p text:style-name="P109"><text:span text:style-name="Footnote_20_Symbol">panjāh-o yek </text:span><text:span text:style-name="Footnote_20_Symbol"><text:page-number text:select-page="current">51</text:page-number></text:span></text:p><text:p text:style-name="P110"><text:page-number text:select-page="current">52</text:page-number> panjāh-o do</text:p><text:p text:style-name="P109"><text:span text:style-name="Footnote_20_Symbol">panjāh-o se </text:span><text:span text:style-name="Footnote_20_Symbol"><text:page-number text:select-page="current">53</text:page-number></text:span></text:p><text:p text:style-name="P110"><text:page-number text:select-page="current">54</text:page-number> panjāh-o cāhār</text:p><text:p text:style-name="P109"><text:span text:style-name="Footnote_20_Symbol">panjāh-o panj </text:span><text:span text:style-name="Footnote_20_Symbol"><text:page-number text:select-page="current">55</text:page-number></text:span></text:p><text:p text:style-name="P110"><text:page-number text:select-page="current">56</text:page-number> panjāh-o šeš</text:p><text:p text:style-name="P109"><text:span text:style-name="Footnote_20_Symbol">panjāh-o haft </text:span><text:span text:style-name="Footnote_20_Symbol"><text:page-number text:select-page="current">57</text:page-number></text:span></text:p><text:p text:style-name="P110"><text:page-number text:select-page="current">58</text:page-number> panjāh-o hašt</text:p><text:p text:style-name="P109"><text:span text:style-name="Footnote_20_Symbol">panjāh-o noh </text:span><text:span text:style-name="Footnote_20_Symbol"><text:page-number text:select-page="current">59</text:page-number></text:span></text:p><text:p text:style-name="P110"><text:page-number text:select-page="current">60</text:page-number> šast</text:p><text:p text:style-name="P109"><text:span text:style-name="Footnote_20_Symbol">šast-o yek </text:span><text:span text:style-name="Footnote_20_Symbol"><text:page-number text:select-page="current">61</text:page-number></text:span></text:p><text:p text:style-name="P110"><text:page-number text:select-page="current">62</text:page-number> šast-o do</text:p><text:p text:style-name="P109"><text:span text:style-name="Footnote_20_Symbol">šast-o se </text:span><text:span text:style-name="Footnote_20_Symbol"><text:page-number text:select-page="current">63</text:page-number></text:span></text:p><text:p text:style-name="P110"><text:page-number text:select-page="current">64</text:page-number> šast-o cāhār</text:p><text:p text:style-name="P109"><text:span text:style-name="Footnote_20_Symbol">šast-o panj </text:span><text:span text:style-name="Footnote_20_Symbol"><text:page-number text:select-page="current">65</text:page-number></text:span></text:p><text:p text:style-name="P110"><text:page-number text:select-page="current">66</text:page-number> šast-o šeš</text:p><text:p text:style-name="P109"><text:span text:style-name="Footnote_20_Symbol">šast-o haft </text:span><text:span text:style-name="Footnote_20_Symbol"><text:page-number text:select-page="current">67</text:page-number></text:span></text:p><text:p text:style-name="P110"><text:page-number text:select-page="current">68</text:page-number> šast-o hašt</text:p><text:p text:style-name="P109"><text:span text:style-name="Footnote_20_Symbol">šast-o noh </text:span><text:span text:style-name="Footnote_20_Symbol"><text:page-number text:select-page="current">69</text:page-number></text:span></text:p><text:p text:style-name="P110"><text:page-number text:select-page="current">70</text:page-number> haftād</text:p><text:p text:style-name="P109"><text:span text:style-name="Footnote_20_Symbol">haftād-o yek </text:span><text:span text:style-name="Footnote_20_Symbol"><text:page-number text:select-page="current">71</text:page-number></text:span></text:p><text:p text:style-name="P110"><text:page-number text:select-page="current">72</text:page-number> haftād-o do</text:p><text:p text:style-name="P109"><text:span text:style-name="Footnote_20_Symbol">haftād-o se </text:span><text:span text:style-name="Footnote_20_Symbol"><text:page-number text:select-page="current">73</text:page-number></text:span></text:p><text:p text:style-name="P110"><text:page-number text:select-page="current">74</text:page-number> haftād-o cāhār</text:p><text:p text:style-name="P109"><text:span text:style-name="Footnote_20_Symbol">haftād-o panj </text:span><text:span text:style-name="Footnote_20_Symbol"><text:page-number text:select-page="current">75</text:page-number></text:span></text:p><text:p text:style-name="P110"><text:page-number text:select-page="current">76</text:page-number> haftād-o šeš</text:p><text:p text:style-name="P109"><text:span text:style-name="Footnote_20_Symbol">haftād-o haft </text:span><text:span text:style-name="Footnote_20_Symbol"><text:page-number text:select-page="current">77</text:page-number></text:span></text:p><text:p text:style-name="P110"><text:page-number text:select-page="current">78</text:page-number> haftād-o hašt</text:p><text:p text:style-name="P109"><text:span text:style-name="Footnote_20_Symbol">haftād-o noh </text:span><text:span text:style-name="Footnote_20_Symbol"><text:page-number text:select-page="current">79</text:page-number></text:span></text:p><text:p text:style-name="P110"><text:page-number text:select-page="current">80</text:page-number> haštād</text:p><text:p text:style-name="P109"><text:span text:style-name="Footnote_20_Symbol">haštād-o yek </text:span><text:span text:style-name="Footnote_20_Symbol"><text:page-number text:select-page="current">81</text:page-number></text:span></text:p><text:p text:style-name="P110"><text:page-number text:select-page="current">82</text:page-number> haštād-o do</text:p><text:p text:style-name="P109"><text:span text:style-name="Footnote_20_Symbol">haštād-o se </text:span><text:span text:style-name="Footnote_20_Symbol"><text:page-number text:select-page="current">83</text:page-number></text:span></text:p><text:p text:style-name="P110"><text:page-number text:select-page="current">84</text:page-number> haštād-o cāhār</text:p><text:p text:style-name="P109"><text:span text:style-name="Footnote_20_Symbol">haštād-o panj </text:span><text:span text:style-name="Footnote_20_Symbol"><text:page-number text:select-page="current">85</text:page-number></text:span></text:p><text:p text:style-name="P110"><text:page-number text:select-page="current">86</text:page-number> haštād-o šeš</text:p><text:p text:style-name="P109"><text:span text:style-name="Footnote_20_Symbol">haštād-o haft </text:span><text:span text:style-name="Footnote_20_Symbol"><text:page-number text:select-page="current">87</text:page-number></text:span></text:p><text:p text:style-name="P110"><text:page-number text:select-page="current">88</text:page-number> haštād-o hašt</text:p><text:p text:style-name="P109"><text:span text:style-name="Footnote_20_Symbol">haštād-o noh </text:span><text:span text:style-name="Footnote_20_Symbol"><text:page-number text:select-page="current">89</text:page-number></text:span></text:p><text:p text:style-name="P110"><text:page-number text:select-page="current">90</text:page-number> navad</text:p><text:p text:style-name="P109"><text:span text:style-name="Footnote_20_Symbol">navad-o yek </text:span><text:span text:style-name="Footnote_20_Symbol"><text:page-number text:select-page="current">91</text:page-number></text:span></text:p><text:p text:style-name="P110"><text:page-number text:select-page="current">92</text:page-number> navad-o do</text:p><text:p text:style-name="P109"><text:span text:style-name="Footnote_20_Symbol">navad-o se </text:span><text:span text:style-name="Footnote_20_Symbol"><text:page-number text:select-page="current">93</text:page-number></text:span></text:p><text:p text:style-name="P110"><text:page-number text:select-page="current">94</text:page-number> navad-o cāhār</text:p><text:p text:style-name="P109"><text:span text:style-name="Footnote_20_Symbol">navad-o panj </text:span><text:span text:style-name="Footnote_20_Symbol"><text:page-number text:select-page="current">95</text:page-number></text:span></text:p><text:p text:style-name="P110"><text:page-number text:select-page="current">96</text:page-number> navad-o šeš</text:p><text:p text:style-name="P109"><text:span text:style-name="Footnote_20_Symbol">navad-o haft </text:span><text:span text:style-name="Footnote_20_Symbol"><text:page-number text:select-page="current">97</text:page-number></text:span></text:p><text:p text:style-name="P110"><text:page-number text:select-page="current">98</text:page-number> navad-o hašt</text:p><text:p text:style-name="P109"><text:span text:style-name="Footnote_20_Symbol">navad-o noh </text:span><text:span text:style-name="Footnote_20_Symbol"><text:page-number text:select-page="current">99</text:page-number></text:span></text:p><text:p text:style-name="P110"><text:page-number text:select-page="current">100</text:page-number> sad</text:p><text:p text:style-name="P109"><text:span text:style-name="Footnote_20_Symbol">sad-o yek </text:span><text:span text:style-name="Footnote_20_Symbol"><text:page-number text:select-page="current">101</text:page-number></text:span></text:p><text:p text:style-name="P110"><text:page-number text:select-page="current">102</text:page-number> sad-o do</text:p><text:p text:style-name="P109"><text:span text:style-name="Footnote_20_Symbol">sad-o se </text:span><text:span text:style-name="Footnote_20_Symbol"><text:page-number text:select-page="current">103</text:page-number></text:span></text:p><text:p text:style-name="P110"><text:page-number text:select-page="current">104</text:page-number> sad-o cāhār</text:p><text:p text:style-name="P109"><text:span text:style-name="Footnote_20_Symbol">sad-o panj </text:span><text:span text:style-name="Footnote_20_Symbol"><text:page-number text:select-page="current">105</text:page-number></text:span></text:p><text:p text:style-name="P110"><text:page-number text:select-page="current">106</text:page-number> sad-o šeš</text:p><text:p text:style-name="P109"><text:span text:style-name="Footnote_20_Symbol">sad-o haft </text:span><text:span text:style-name="Footnote_20_Symbol"><text:page-number text:select-page="current">107</text:page-number></text:span></text:p><text:p text:style-name="P110"><text:page-number text:select-page="current">108</text:page-number> sad-o hašt</text:p><text:p text:style-name="P109"><text:span text:style-name="Footnote_20_Symbol">sad-o noh </text:span><text:span text:style-name="Footnote_20_Symbol"><text:page-number text:select-page="current">109</text:page-number></text:span></text:p><text:p text:style-name="P110"><text:page-number text:select-page="current">110</text:page-number> sad-o dah</text:p><text:p text:style-name="P109"><text:span text:style-name="Footnote_20_Symbol">sad-o yāzdah </text:span><text:span text:style-name="Footnote_20_Symbol"><text:page-number text:select-page="current">111</text:page-number></text:span></text:p><text:p text:style-name="P110"><text:page-number text:select-page="current">112</text:page-number> sad-o davāzdah</text:p><text:p text:style-name="P109"><text:span text:style-name="Footnote_20_Symbol">sad-o sizdah </text:span><text:span text:style-name="Footnote_20_Symbol"><text:page-number text:select-page="current">113</text:page-number></text:span></text:p><text:p text:style-name="P110"><text:page-number text:select-page="current">114</text:page-number> sad-o cahārdah</text:p><text:p text:style-name="P109"><text:span text:style-name="Footnote_20_Symbol">sad-o pānzdah </text:span><text:span text:style-name="Footnote_20_Symbol"><text:page-number text:select-page="current">115</text:page-number></text:span></text:p><text:p text:style-name="P110"><text:page-number text:select-page="current">116</text:page-number> sad-o šānzdah</text:p><text:p text:style-name="P109"><text:span text:style-name="Footnote_20_Symbol">sad-o hefdah </text:span><text:span text:style-name="Footnote_20_Symbol"><text:page-number text:select-page="current">117</text:page-number></text:span></text:p><text:p text:style-name="P110"><text:page-number text:select-page="current">118</text:page-number> sad-o hejdah</text:p><text:p text:style-name="P109"><text:span text:style-name="Footnote_20_Symbol">sad-o nuzdah </text:span><text:span text:style-name="Footnote_20_Symbol"><text:page-number text:select-page="current">119</text:page-number></text:span></text:p><text:p text:style-name="P110"><text:page-number text:select-page="current">120</text:page-number> sad-o bist</text:p><text:p text:style-name="P109"><text:span text:style-name="Footnote_20_Symbol">sad-o bist-o yek </text:span><text:span text:style-name="Footnote_20_Symbol"><text:page-number text:select-page="current">121</text:page-number></text:span></text:p><text:p text:style-name="P110"><text:page-number text:select-page="current">122</text:page-number> sad-o bist-o do</text:p><text:p text:style-name="P109"><text:span text:style-name="Footnote_20_Symbol">sad-o bist-o se </text:span><text:span text:style-name="Footnote_20_Symbol"><text:page-number text:select-page="current">123</text:page-number></text:span></text:p><text:p text:style-name="P110"><text:page-number text:select-page="current">124</text:page-number> sad-o bist-o cāhār</text:p><text:p text:style-name="P109"><text:span text:style-name="Footnote_20_Symbol">sad-o bist-o panj </text:span><text:span text:style-name="Footnote_20_Symbol"><text:page-number text:select-page="current">125</text:page-number></text:span></text:p><text:p text:style-name="P110"><text:page-number text:select-page="current">126</text:page-number> sad-o bist-o šeš</text:p><text:p text:style-name="P109"><text:span text:style-name="Footnote_20_Symbol">sad-o bist-o haft </text:span><text:span text:style-name="Footnote_20_Symbol"><text:page-number text:select-page="current">127</text:page-number></text:span></text:p><text:p text:style-name="P110"><text:page-number text:select-page="current">128</text:page-number> sad-o bist-o hašt</text:p><text:p text:style-name="P109"><text:span text:style-name="Footnote_20_Symbol">sad-o bist-o noh </text:span><text:span text:style-name="Footnote_20_Symbol"><text:page-number text:select-page="current">129</text:page-number></text:span></text:p><text:p text:style-name="P110"><text:page-number text:select-page="current">130</text:page-number> sad-o si</text:p><text:p text:style-name="P109"><text:span text:style-name="Footnote_20_Symbol">sad-o si-o yek </text:span><text:span text:style-name="Footnote_20_Symbol"><text:page-number text:select-page="current">131</text:page-number></text:span></text:p><text:p text:style-name="P110"><text:page-number text:select-page="current">132</text:page-number> sad-o si-o do</text:p><text:p text:style-name="P109"><text:span text:style-name="Footnote_20_Symbol">sad-o si-o se </text:span><text:span text:style-name="Footnote_20_Symbol"><text:page-number text:select-page="current">133</text:page-number></text:span></text:p><text:p text:style-name="P110"><text:page-number text:select-page="current">134</text:page-number> sad-o si-o cāhār</text:p><text:p text:style-name="P109"><text:span text:style-name="Footnote_20_Symbol">sad-o si-o panj </text:span><text:span text:style-name="Footnote_20_Symbol"><text:page-number text:select-page="current">135</text:page-number></text:span></text:p><text:p text:style-name="P110"><text:page-number text:select-page="current">136</text:page-number> sad-o si-o šeš</text:p><text:p text:style-name="P109"><text:span text:style-name="Footnote_20_Symbol">sad-o si-o haft </text:span><text:span text:style-name="Footnote_20_Symbol"><text:page-number text:select-page="current">137</text:page-number></text:span></text:p><text:p text:style-name="P110"><text:page-number text:select-page="current">138</text:page-number> sad-o si-o hašt</text:p><text:p text:style-name="P109"><text:span text:style-name="Footnote_20_Symbol">sad-o si-o noh </text:span><text:span text:style-name="Footnote_20_Symbol"><text:page-number text:select-page="current">139</text:page-number></text:span></text:p><text:p text:style-name="P110"><text:page-number text:select-page="current">140</text:page-number> sad-o cehel</text:p><text:p text:style-name="P109"><text:span text:style-name="Footnote_20_Symbol">sad-o cehel-o yek </text:span><text:span text:style-name="Footnote_20_Symbol"><text:page-number text:select-page="current">141</text:page-number></text:span></text:p><text:p text:style-name="P110"><text:page-number text:select-page="current">142</text:page-number> sad-o cehel-o do</text:p><text:p text:style-name="P109"><text:span text:style-name="Footnote_20_Symbol">sad-o cehel-o se </text:span><text:span text:style-name="Footnote_20_Symbol"><text:page-number text:select-page="current">143</text:page-number></text:span></text:p><text:p text:style-name="P110"><text:page-number text:select-page="current">144</text:page-number> sad-o cehel-o cāhār</text:p><text:p text:style-name="P109"><text:span text:style-name="Footnote_20_Symbol">sad-o cehel-o panj </text:span><text:span text:style-name="Footnote_20_Symbol"><text:page-number text:select-page="current">145</text:page-number></text:span></text:p><text:p text:style-name="P110"><text:page-number text:select-page="current">146</text:page-number> sad-o cehel-o šeš</text:p><text:p text:style-name="P109"><text:span text:style-name="Footnote_20_Symbol">sad-o cehel-o haft </text:span><text:span text:style-name="Footnote_20_Symbol"><text:page-number text:select-page="current">147</text:page-number></text:span></text:p><text:p text:style-name="P110"><text:page-number text:select-page="current">148</text:page-number> sad-o cehel-o hašt</text:p><text:p text:style-name="P109"><text:span text:style-name="Footnote_20_Symbol">sad-o cehel-o noh </text:span><text:span text:style-name="Footnote_20_Symbol"><text:page-number text:select-page="current">149</text:page-number></text:span></text:p><text:p text:style-name="P110"><text:page-number text:select-page="current">150</text:page-number> sad-o panjāh</text:p><text:p text:style-name="P109"><text:span text:style-name="Footnote_20_Symbol">sad-o panjāh-o yek </text:span><text:span text:style-name="Footnote_20_Symbol"><text:page-number text:select-page="current">151</text:page-number></text:span></text:p><text:p text:style-name="P110"><text:page-number text:select-page="current">152</text:page-number> sad-o panjāh-o do</text:p><text:p text:style-name="P109"><text:span text:style-name="Footnote_20_Symbol">sad-o panjāh-o se </text:span><text:span text:style-name="Footnote_20_Symbol"><text:page-number text:select-page="current">153</text:page-number></text:span></text:p><text:p text:style-name="P110"><text:page-number text:select-page="current">154</text:page-number> sad-o panjāh-o cāhār</text:p><text:p text:style-name="P109"><text:span text:style-name="Footnote_20_Symbol">sad-o panjāh-o panj </text:span><text:span text:style-name="Footnote_20_Symbol"><text:page-number text:select-page="current">155</text:page-number></text:span></text:p><text:p text:style-name="P110"><text:page-number text:select-page="current">156</text:page-number> sad-o panjāh-o šeš</text:p><text:p text:style-name="P109"><text:span text:style-name="Footnote_20_Symbol">sad-o panjāh-o haft </text:span><text:span text:style-name="Footnote_20_Symbol"><text:page-number text:select-page="current">157</text:page-number></text:span></text:p><text:p text:style-name="P110"><text:page-number text:select-page="current">158</text:page-number> sad-o panjāh-o hašt</text:p><text:p text:style-name="P109"><text:span text:style-name="Footnote_20_Symbol">sad-o panjāh-o noh </text:span><text:span text:style-name="Footnote_20_Symbol"><text:page-number text:select-page="current">159</text:page-number></text:span></text:p><text:p text:style-name="P110"><text:page-number text:select-page="current">160</text:page-number> sad-o šast</text:p><text:p text:style-name="P109"><text:span text:style-name="Footnote_20_Symbol">sad-o šast-o yek </text:span><text:span text:style-name="Footnote_20_Symbol"><text:page-number text:select-page="current">161</text:page-number></text:span></text:p><text:p text:style-name="P110"><text:page-number text:select-page="current">162</text:page-number> sad-o šast-o do</text:p><text:p text:style-name="P109"><text:span text:style-name="Footnote_20_Symbol">sad-o šast-o se </text:span><text:span text:style-name="Footnote_20_Symbol"><text:page-number text:select-page="current">163</text:page-number></text:span></text:p><text:p text:style-name="P110"><text:page-number text:select-page="current">164</text:page-number> sad-o šast-o cāhār</text:p><text:p text:style-name="P109"><text:span text:style-name="Footnote_20_Symbol">sad-o šast-o panj </text:span><text:span text:style-name="Footnote_20_Symbol"><text:page-number text:select-page="current">165</text:page-number></text:span></text:p><text:p text:style-name="P110"><text:page-number text:select-page="current">166</text:page-number> sad-o šast-o šeš</text:p><text:p text:style-name="P109"><text:span text:style-name="Footnote_20_Symbol">sad-o šast-o haft </text:span><text:span text:style-name="Footnote_20_Symbol"><text:page-number text:select-page="current">167</text:page-number></text:span></text:p><text:p text:style-name="P110"><text:page-number text:select-page="current">168</text:page-number> sad-o šast-o hašt</text:p><text:p text:style-name="P109"><text:span text:style-name="Footnote_20_Symbol">sad-o šast-o noh </text:span><text:span text:style-name="Footnote_20_Symbol"><text:page-number text:select-page="current">169</text:page-number></text:span></text:p><text:p text:style-name="P110"><text:page-number text:select-page="current">170</text:page-number> sad-o haftād</text:p><text:p text:style-name="P109"><text:span text:style-name="Footnote_20_Symbol">sad-o haftād-o yek </text:span><text:span text:style-name="Footnote_20_Symbol"><text:page-number text:select-page="current">171</text:page-number></text:span></text:p><text:p text:style-name="P110"><text:page-number text:select-page="current">172</text:page-number> sad-o haftād-o do</text:p><text:p text:style-name="P109"><text:span text:style-name="Footnote_20_Symbol">sad-o haftād-o se </text:span><text:span text:style-name="Footnote_20_Symbol"><text:page-number text:select-page="current">173</text:page-number></text:span></text:p><text:p text:style-name="P110"><text:page-number text:select-page="current">174</text:page-number> sad-o haftād-o cāhār</text:p><text:p text:style-name="P109"><text:span text:style-name="Footnote_20_Symbol">sad-o haftād-o panj </text:span><text:span text:style-name="Footnote_20_Symbol"><text:page-number text:select-page="current">175</text:page-number></text:span></text:p><text:p text:style-name="P110"><text:page-number text:select-page="current">176</text:page-number> sad-o haftād-o šeš</text:p><text:p text:style-name="P109"><text:span text:style-name="Footnote_20_Symbol">sad-o haftād-o haft </text:span><text:span text:style-name="Footnote_20_Symbol"><text:page-number text:select-page="current">177</text:page-number></text:span></text:p><text:p text:style-name="P110"><text:page-number text:select-page="current">178</text:page-number> sad-o haftād-o hašt</text:p><text:p text:style-name="P109"><text:span text:style-name="Footnote_20_Symbol">sad-o haftād-o noh </text:span><text:span text:style-name="Footnote_20_Symbol"><text:page-number text:select-page="current">179</text:page-number></text:span></text:p><text:p text:style-name="P110"><text:page-number text:select-page="current">180</text:page-number> sad-o haštād</text:p><text:p text:style-name="P109"><text:span text:style-name="Footnote_20_Symbol">sad-o haštād-o yek </text:span><text:span text:style-name="Footnote_20_Symbol"><text:page-number text:select-page="current">181</text:page-number></text:span></text:p><text:p text:style-name="P110"><text:page-number text:select-page="current">182</text:page-number> sad-o haštād-o do</text:p><text:p text:style-name="P109"><text:span text:style-name="Footnote_20_Symbol">sad-o haštād-o se </text:span><text:span text:style-name="Footnote_20_Symbol"><text:page-number text:select-page="current">183</text:page-number></text:span></text:p><text:p text:style-name="P110"><text:page-number text:select-page="current">184</text:page-number> sad-o haštād-o cāhār</text:p><text:p text:style-name="P109"><text:span text:style-name="Footnote_20_Symbol">sad-o haštād-o panj </text:span><text:span text:style-name="Footnote_20_Symbol"><text:page-number text:select-page="current">185</text:page-number></text:span></text:p><text:p text:style-name="P110"><text:page-number text:select-page="current">186</text:page-number> sad-o haštād-o šeš</text:p><text:p text:style-name="P109"><text:span text:style-name="Footnote_20_Symbol">sad-o haštād-o haft </text:span><text:span text:style-name="Footnote_20_Symbol"><text:page-number text:select-page="current">187</text:page-number></text:span></text:p><text:p text:style-name="P110"><text:page-number text:select-page="current">188</text:page-number> sad-o haštād-o hašt</text:p><text:p text:style-name="P109"><text:span text:style-name="Footnote_20_Symbol">sad-o haštād-o noh </text:span><text:span text:style-name="Footnote_20_Symbol"><text:page-number text:select-page="current">189</text:page-number></text:span></text:p><text:p text:style-name="P110"><text:page-number text:select-page="current">190</text:page-number> sad-o navad</text:p><text:p text:style-name="P109"><text:span text:style-name="Footnote_20_Symbol">sad-o navad-o yek </text:span><text:span text:style-name="Footnote_20_Symbol"><text:page-number text:select-page="current">191</text:page-number></text:span></text:p><text:p text:style-name="P110"><text:page-number text:select-page="current">192</text:page-number> sad-o navad-o do</text:p><text:p text:style-name="P109"><text:span text:style-name="Footnote_20_Symbol">sad-o navad-o se </text:span><text:span text:style-name="Footnote_20_Symbol"><text:page-number text:select-page="current">193</text:page-number></text:span></text:p><text:p text:style-name="P110"><text:page-number text:select-page="current">194</text:page-number> sad-o navad-o cāhār</text:p><text:p text:style-name="P109"><text:span text:style-name="Footnote_20_Symbol">sad-o navad-o panj </text:span><text:span text:style-name="Footnote_20_Symbol"><text:page-number text:select-page="current">195</text:page-number></text:span></text:p><text:p text:style-name="P110"><text:page-number text:select-page="current">196</text:page-number> sad-o navad-o šeš</text:p><text:p text:style-name="P109"><text:span text:style-name="Footnote_20_Symbol">sad-o navad-o haft </text:span><text:span text:style-name="Footnote_20_Symbol"><text:page-number text:select-page="current">197</text:page-number></text:span></text:p><text:p text:style-name="P110"><text:page-number text:select-page="current">198</text:page-number> sad-o navad-o hašt</text:p><text:p text:style-name="P109"><text:span text:style-name="Footnote_20_Symbol">sad-o navad-o noh </text:span><text:span text:style-name="Footnote_20_Symbol"><text:page-number text:select-page="current">199</text:page-number></text:span></text:p><text:p text:style-name="P110"><text:page-number text:select-page="current">200</text:page-number> devist</text:p><text:p text:style-name="P109"><text:span text:style-name="Footnote_20_Symbol">devist-o yek </text:span><text:span text:style-name="Footnote_20_Symbol"><text:page-number text:select-page="current">201</text:page-number></text:span></text:p><text:p text:style-name="P110"><text:page-number text:select-page="current">202</text:page-number> devist-o do</text:p><text:p text:style-name="P109"><text:span text:style-name="Footnote_20_Symbol">devist-o se </text:span><text:span text:style-name="Footnote_20_Symbol"><text:page-number text:select-page="current">203</text:page-number></text:span></text:p><text:p text:style-name="P110"><text:page-number text:select-page="current">204</text:page-number> devist-o cāhār</text:p><text:p text:style-name="P109"><text:span text:style-name="Footnote_20_Symbol">devist-o panj </text:span><text:span text:style-name="Footnote_20_Symbol"><text:page-number text:select-page="current">205</text:page-number></text:span></text:p><text:p text:style-name="P110"><text:page-number text:select-page="current">206</text:page-number> devist-o šeš</text:p><text:p text:style-name="P109"><text:span text:style-name="Footnote_20_Symbol">devist-o haft </text:span><text:span text:style-name="Footnote_20_Symbol"><text:page-number text:select-page="current">207</text:page-number></text:span></text:p><text:p text:style-name="P110"><text:page-number text:select-page="current">208</text:page-number> devist-o hašt</text:p><text:p text:style-name="P109"><text:span text:style-name="Footnote_20_Symbol">devist-o noh </text:span><text:span text:style-name="Footnote_20_Symbol"><text:page-number text:select-page="current">209</text:page-number></text:span></text:p><text:p text:style-name="P110"><text:page-number text:select-page="current">210</text:page-number> devist-o dah</text:p><text:p text:style-name="P109"><text:span text:style-name="Footnote_20_Symbol">devist-o yāzdah </text:span><text:span text:style-name="Footnote_20_Symbol"><text:page-number text:select-page="current">211</text:page-number></text:span></text:p><text:p text:style-name="P110"><text:page-number text:select-page="current">212</text:page-number> devist-o davāzdah</text:p><text:p text:style-name="P109"><text:span text:style-name="Footnote_20_Symbol">devist-o sizdah </text:span><text:span text:style-name="Footnote_20_Symbol"><text:page-number text:select-page="current">213</text:page-number></text:span></text:p><text:p text:style-name="P110"><text:page-number text:select-page="current">214</text:page-number> devist-o cahārdah</text:p><text:p text:style-name="P109"><text:span text:style-name="Footnote_20_Symbol">devist-o pānzdah </text:span><text:span text:style-name="Footnote_20_Symbol"><text:page-number text:select-page="current">215</text:page-number></text:span></text:p><text:p text:style-name="P110"><text:page-number text:select-page="current">216</text:page-number> devist-o šānzdah</text:p><text:p text:style-name="P109"><text:span text:style-name="Footnote_20_Symbol">devist-o hefdah </text:span><text:span text:style-name="Footnote_20_Symbol"><text:page-number text:select-page="current">217</text:page-number></text:span></text:p><text:p text:style-name="P110"><text:page-number text:select-page="current">218</text:page-number> devist-o hejdah</text:p><text:p text:style-name="P109"><text:span text:style-name="Footnote_20_Symbol">devist-o nuzdah </text:span><text:span text:style-name="Footnote_20_Symbol"><text:page-number text:select-page="current">219</text:page-number></text:span></text:p><text:p text:style-name="P110"><text:page-number text:select-page="current">220</text:page-number> devist-o bist</text:p><text:p text:style-name="P109"><text:span text:style-name="Footnote_20_Symbol">devist-o bist-o yek </text:span><text:span text:style-name="Footnote_20_Symbol"><text:page-number text:select-page="current">221</text:page-number></text:span></text:p><text:p text:style-name="P110"><text:page-number text:select-page="current">222</text:page-number> devist-o bist-o do</text:p><text:p text:style-name="P109"><text:span text:style-name="Footnote_20_Symbol">devist-o bist-o se </text:span><text:span text:style-name="Footnote_20_Symbol"><text:page-number text:select-page="current">223</text:page-number></text:span></text:p><text:p text:style-name="P110"><text:page-number text:select-page="current">224</text:page-number> devist-o bist-o cāhār</text:p><text:p text:style-name="P109"><text:span text:style-name="Footnote_20_Symbol">devist-o bist-o panj </text:span><text:span text:style-name="Footnote_20_Symbol"><text:page-number text:select-page="current">225</text:page-number></text:span></text:p><text:p text:style-name="P110"><text:page-number text:select-page="current">226</text:page-number> devist-o bist-o šeš</text:p><text:p text:style-name="P109"><text:span text:style-name="Footnote_20_Symbol">devist-o bist-o haft </text:span><text:span text:style-name="Footnote_20_Symbol"><text:page-number text:select-page="current">227</text:page-number></text:span></text:p><text:p text:style-name="P110"><text:page-number text:select-page="current">228</text:page-number> devist-o bist-o hašt</text:p><text:p text:style-name="P109"><text:span text:style-name="Footnote_20_Symbol">devist-o bist-o noh </text:span><text:span text:style-name="Footnote_20_Symbol"><text:page-number text:select-page="current">229</text:page-number></text:span></text:p><text:p text:style-name="P110"><text:page-number text:select-page="current">230</text:page-number> devist-o si</text:p><text:p text:style-name="P109"><text:span text:style-name="Footnote_20_Symbol">devist-o si-o yek </text:span><text:span text:style-name="Footnote_20_Symbol"><text:page-number text:select-page="current">231</text:page-number></text:span></text:p><text:p text:style-name="P110"><text:page-number text:select-page="current">232</text:page-number> devist-o si-o do</text:p><text:p text:style-name="P109"><text:span text:style-name="Footnote_20_Symbol">devist-o si-o se </text:span><text:span text:style-name="Footnote_20_Symbol"><text:page-number text:select-page="current">233</text:page-number></text:span></text:p><text:p text:style-name="P110"><text:page-number text:select-page="current">234</text:page-number> devist-o si-o cāhār</text:p><text:p text:style-name="P109"><text:span text:style-name="Footnote_20_Symbol">devist-o si-o panj </text:span><text:span text:style-name="Footnote_20_Symbol"><text:page-number text:select-page="current">235</text:page-number></text:span></text:p><text:p text:style-name="P110"><text:page-number text:select-page="current">236</text:page-number> devist-o si-o šeš</text:p><text:p text:style-name="P109"><text:span text:style-name="Footnote_20_Symbol">devist-o si-o haft </text:span><text:span text:style-name="Footnote_20_Symbol"><text:page-number text:select-page="current">237</text:page-number></text:span></text:p><text:p text:style-name="P110"><text:page-number text:select-page="current">238</text:page-number> devist-o si-o hašt</text:p><text:p text:style-name="P109"><text:span text:style-name="Footnote_20_Symbol">devist-o si-o noh </text:span><text:span text:style-name="Footnote_20_Symbol"><text:page-number text:select-page="current">239</text:page-number></text:span></text:p><text:p text:style-name="P110"><text:page-number text:select-page="current">240</text:page-number> devist-o cehel</text:p><text:p text:style-name="P109"><text:span text:style-name="Footnote_20_Symbol">devist-o cehel-o yek </text:span><text:span text:style-name="Footnote_20_Symbol"><text:page-number text:select-page="current">241</text:page-number></text:span></text:p><text:p text:style-name="P110"><text:page-number text:select-page="current">242</text:page-number> devist-o cehel-o do</text:p><text:p text:style-name="P109"><text:span text:style-name="Footnote_20_Symbol">devist-o cehel-o se </text:span><text:span text:style-name="Footnote_20_Symbol"><text:page-number text:select-page="current">243</text:page-number></text:span></text:p><text:p text:style-name="P110"><text:page-number text:select-page="current">244</text:page-number> devist-o cehel-o cāhār</text:p><text:p text:style-name="P109"><text:span text:style-name="Footnote_20_Symbol">devist-o cehel-o panj </text:span><text:span text:style-name="Footnote_20_Symbol"><text:page-number text:select-page="current">245</text:page-number></text:span></text:p><text:p text:style-name="P110"><text:page-number text:select-page="current">246</text:page-number> devist-o cehel-o šeš</text:p><text:p text:style-name="P109"><text:span text:style-name="Footnote_20_Symbol">devist-o cehel-o haft </text:span><text:span text:style-name="Footnote_20_Symbol"><text:page-number text:select-page="current">247</text:page-number></text:span></text:p><text:p text:style-name="P110"><text:page-number text:select-page="current">248</text:page-number> devist-o cehel-o hašt</text:p><text:p text:style-name="P109"><text:span text:style-name="Footnote_20_Symbol">devist-o cehel-o noh </text:span><text:span text:style-name="Footnote_20_Symbol"><text:page-number text:select-page="current">249</text:page-number></text:span></text:p><text:p text:style-name="P110"><text:page-number text:select-page="current">250</text:page-number> devist-o panjāh</text:p><text:p text:style-name="P109"><text:span text:style-name="Footnote_20_Symbol">devist-o panjāh-o yek </text:span><text:span text:style-name="Footnote_20_Symbol"><text:page-number text:select-page="current">251</text:page-number></text:span></text:p><text:p text:style-name="P110"><text:page-number text:select-page="current">252</text:page-number> devist-o panjāh-o do</text:p><text:p text:style-name="P109"><text:span text:style-name="Footnote_20_Symbol">devist-o panjāh-o se </text:span><text:span text:style-name="Footnote_20_Symbol"><text:page-number text:select-page="current">253</text:page-number></text:span></text:p><text:p text:style-name="P110"><text:page-number text:select-page="current">254</text:page-number> devist-o panjāh-o cāhār</text:p><text:p text:style-name="P109"><text:span text:style-name="Footnote_20_Symbol">devist-o panjāh-o panj </text:span><text:span text:style-name="Footnote_20_Symbol"><text:page-number text:select-page="current">255</text:page-number></text:span></text:p><text:p text:style-name="P110"><text:page-number text:select-page="current">256</text:page-number> devist-o panjāh-o šeš</text:p><text:p text:style-name="P109"><text:span text:style-name="Footnote_20_Symbol">devist-o panjāh-o haft </text:span><text:span text:style-name="Footnote_20_Symbol"><text:page-number text:select-page="current">257</text:page-number></text:span></text:p><text:p text:style-name="P110"><text:page-number text:select-page="current">258</text:page-number> devist-o panjāh-o hašt</text:p><text:p text:style-name="P109"><text:span text:style-name="Footnote_20_Symbol">devist-o panjāh-o noh </text:span><text:span text:style-name="Footnote_20_Symbol"><text:page-number text:select-page="current">259</text:page-number></text:span></text:p><text:p text:style-name="P110"><text:page-number text:select-page="current">260</text:page-number> devist-o šast</text:p><text:p text:style-name="P109"><text:span text:style-name="Footnote_20_Symbol">devist-o šast-o yek </text:span><text:span text:style-name="Footnote_20_Symbol"><text:page-number text:select-page="current">261</text:page-number></text:span></text:p><text:p text:style-name="P110"><text:page-number text:select-page="current">262</text:page-number> devist-o šast-o do</text:p><text:p text:style-name="P109"><text:span text:style-name="Footnote_20_Symbol">devist-o šast-o se </text:span><text:span text:style-name="Footnote_20_Symbol"><text:page-number text:select-page="current">263</text:page-number></text:span></text:p><text:p text:style-name="P110"><text:page-number text:select-page="current">264</text:page-number> devist-o šast-o cāhār</text:p><text:p text:style-name="P109"><text:span text:style-name="Footnote_20_Symbol">devist-o šast-o panj </text:span><text:span text:style-name="Footnote_20_Symbol"><text:page-number text:select-page="current">265</text:page-number></text:span></text:p><text:p text:style-name="P110"><text:page-number text:select-page="current">266</text:page-number> devist-o šast-o šeš</text:p><text:p text:style-name="P109"><text:span text:style-name="Footnote_20_Symbol">devist-o šast-o haft </text:span><text:span text:style-name="Footnote_20_Symbol"><text:page-number text:select-page="current">267</text:page-number></text:span></text:p><text:p text:style-name="P110"><text:page-number text:select-page="current">268</text:page-number> devist-o šast-o hašt</text:p><text:p text:style-name="P109"><text:span text:style-name="Footnote_20_Symbol">devist-o šast-o noh </text:span><text:span text:style-name="Footnote_20_Symbol"><text:page-number text:select-page="current">269</text:page-number></text:span></text:p><text:p text:style-name="P110"><text:page-number text:select-page="current">270</text:page-number> devist-o haftād</text:p><text:p text:style-name="P109"><text:span text:style-name="Footnote_20_Symbol">devist-o haftād-o yek </text:span><text:span text:style-name="Footnote_20_Symbol"><text:page-number text:select-page="current">271</text:page-number></text:span></text:p><text:p text:style-name="P110"><text:page-number text:select-page="current">272</text:page-number> devist-o haftād-o do</text:p><text:p text:style-name="P109"><text:span text:style-name="Footnote_20_Symbol">devist-o haftād-o se </text:span><text:span text:style-name="Footnote_20_Symbol"><text:page-number text:select-page="current">273</text:page-number></text:span></text:p><text:p text:style-name="P110"><text:page-number text:select-page="current">274</text:page-number> devist-o haftād-o cāhār</text:p><text:p text:style-name="P109"><text:span text:style-name="Footnote_20_Symbol">devist-o haftād-o panj </text:span><text:span text:style-name="Footnote_20_Symbol"><text:page-number text:select-page="current">275</text:page-number></text:span></text:p><text:p text:style-name="P110"><text:page-number text:select-page="current">276</text:page-number> devist-o haftād-o šeš</text:p><text:p text:style-name="P109"><text:span text:style-name="Footnote_20_Symbol">devist-o haftād-o haft </text:span><text:span text:style-name="Footnote_20_Symbol"><text:page-number text:select-page="current">277</text:page-number></text:span></text:p><text:p text:style-name="P110"><text:page-number text:select-page="current">278</text:page-number> devist-o haftād-o hašt</text:p><text:p text:style-name="P109"><text:span text:style-name="Footnote_20_Symbol">devist-o haftād-o noh </text:span><text:span text:style-name="Footnote_20_Symbol"><text:page-number text:select-page="current">279</text:page-number></text:span></text:p><text:p text:style-name="P110"><text:page-number text:select-page="current">280</text:page-number> devist-o haštād</text:p><text:p text:style-name="P109"><text:span text:style-name="Footnote_20_Symbol">devist-o haštād-o yek </text:span><text:span text:style-name="Footnote_20_Symbol"><text:page-number text:select-page="current">281</text:page-number></text:span></text:p><text:p text:style-name="P110"><text:page-number text:select-page="current">282</text:page-number> devist-o haštād-o do</text:p><text:p text:style-name="P109"><text:span text:style-name="Footnote_20_Symbol">devist-o haštād-o se </text:span><text:span text:style-name="Footnote_20_Symbol"><text:page-number text:select-page="current">283</text:page-number></text:span></text:p><text:p text:style-name="P110"><text:page-number text:select-page="current">284</text:page-number> devist-o haštād-o cāhār</text:p><text:p text:style-name="P109"><text:span text:style-name="Footnote_20_Symbol">devist-o haštād-o panj </text:span><text:span text:style-name="Footnote_20_Symbol"><text:page-number text:select-page="current">285</text:page-number></text:span></text:p><text:p text:style-name="P110"><text:page-number text:select-page="current">286</text:page-number> devist-o haštād-o šeš</text:p><text:p text:style-name="P109"><text:span text:style-name="Footnote_20_Symbol">devist-o haštād-o haft </text:span><text:span text:style-name="Footnote_20_Symbol"><text:page-number text:select-page="current">287</text:page-number></text:span></text:p><text:p text:style-name="P110"><text:page-number text:select-page="current">288</text:page-number> devist-o haštād-o hašt</text:p><text:p text:style-name="P109"><text:span text:style-name="Footnote_20_Symbol">devist-o haštād-o noh </text:span><text:span text:style-name="Footnote_20_Symbol"><text:page-number text:select-page="current">289</text:page-number></text:span></text:p><text:p text:style-name="P110"><text:page-number text:select-page="current">290</text:page-number> devist-o navad</text:p><text:p text:style-name="P109"><text:span text:style-name="Footnote_20_Symbol">devist-o navad-o yek </text:span><text:span text:style-name="Footnote_20_Symbol"><text:page-number text:select-page="current">291</text:page-number></text:span></text:p><text:p text:style-name="P110"><text:page-number text:select-page="current">292</text:page-number> devist-o navad-o do</text:p><text:p text:style-name="P109"><text:span text:style-name="Footnote_20_Symbol">devist-o navad-o se </text:span><text:span text:style-name="Footnote_20_Symbol"><text:page-number text:select-page="current">293</text:page-number></text:span></text:p><text:p text:style-name="P110"><text:page-number text:select-page="current">294</text:page-number> devist-o navad-o cāhār</text:p><text:p text:style-name="P109"><text:span text:style-name="Footnote_20_Symbol">devist-o navad-o panj </text:span><text:span text:style-name="Footnote_20_Symbol"><text:page-number text:select-page="current">295</text:page-number></text:span></text:p><text:p text:style-name="P110"><text:page-number text:select-page="current">296</text:page-number> devist-o navad-o šeš</text:p><text:p text:style-name="P109"><text:span text:style-name="Footnote_20_Symbol">devist-o navad-o haft </text:span><text:span text:style-name="Footnote_20_Symbol"><text:page-number text:select-page="current">297</text:page-number></text:span></text:p><text:p text:style-name="P110"><text:page-number text:select-page="current">298</text:page-number> devist-o navad-o hašt</text:p><text:p text:style-name="P109"><text:span text:style-name="Footnote_20_Symbol">devist-o navad-o noh </text:span><text:span text:style-name="Footnote_20_Symbol"><text:page-number text:select-page="current">299</text:page-number></text:span></text:p><text:p text:style-name="P108"><text:page-number text:select-page="current">300</text:page-number> <text:span text:style-name="T249">sisad</text:span></text:p></text:note-body></text:note></text:h>
      <text:h text:style-name="P156" text:outline-level="2">Matn – Sārā Panāhi <text:span text:style-name="T122">♪</text:span></text:h>
      <text:p text:style-name="P68">Salām! Man Sārā Panāhi hastam. Man dānešju‐yam. Esm‐e pedar‐e man Manucehr‐ast. U mohandes‐ast. Esm‐e mādar‐am Mahnāz‐ast. Šoql‐e u xayyāti‐st. Nām‐e xāhar‐e man Susan va nām‐e barādar‐am Sāmān‐ast. Ānhā dānešāmuz hastand.</text:p>
      <text:h text:style-name="Heading_20_5" text:outline-level="5"><draw:frame draw:style-name="fr1" draw:name="Frame4" text:anchor-type="paragraph" svg:width="4.3492in" style:rel-width="100%" draw:z-index="11"><draw:text-box fo:min-height="0.2299in"><text:h text:style-name="P166" text:outline-level="7">Учебная лексика</text:h><text:p text:style-name="P128">dars <text:span text:style-name="T14">урок</text:span></text:p><text:p text:style-name="P128">matn <text:span text:style-name="T14">текст</text:span></text:p><text:p text:style-name="P128">dorost<text:span text:style-name="T13"> </text:span><text:span text:style-name="T15">верно</text:span></text:p><text:p text:style-name="P128">qalat <text:span text:style-name="T16">неверно</text:span></text:p><text:h text:style-name="P167" text:outline-level="7">Числ<text:span text:style-name="T203">ительные</text:span></text:h><text:p text:style-name="P128"><text:span text:style-name="T120">1 </text:span>yek <text:span text:style-name="T20">один</text:span></text:p><text:p text:style-name="P128">II dovvom <text:span text:style-name="T14">второй</text:span></text:p><text:h text:style-name="P167" text:outline-level="7">Местоимения</text:h><text:p text:style-name="P128">man <text:span text:style-name="T17">я</text:span></text:p><text:p text:style-name="P128">u <text:span text:style-name="T17">он, она, оно</text:span></text:p><text:p text:style-name="P128"><text:span text:style-name="T95">ānhā</text:span><text:span text:style-name="T14"> </text:span><text:span text:style-name="T17">они</text:span></text:p><text:h text:style-name="P167" text:outline-level="7">Грамматика</text:h><text:p text:style-name="P128">-<text:span text:style-name="T129">e, -ye </text:span><text:span text:style-name="T23">изафет. С</text:span><text:span text:style-name="T16">оединя­ет </text:span><text:span text:style-name="T23">имена сущ. и прил.</text:span></text:p><text:h text:style-name="P167" text:outline-level="7">Междометия</text:h><text:p text:style-name="P128"><text:span text:style-name="T125">s</text:span>alām <text:span text:style-name="T24">здравст</text:span><text:span text:style-name="T79">­</text:span><text:span text:style-name="T24">ву</text:span><text:span text:style-name="T79">й­</text:span><text:span text:style-name="T24">те</text:span></text:p><text:h text:style-name="P167" text:outline-level="7">Союзы</text:h><text:p text:style-name="P128">va <text:span text:style-name="T24">и</text:span></text:p><text:p text:style-name="P128">yā <text:span text:style-name="T14">или</text:span></text:p><text:h text:style-name="P167" text:outline-level="7"><text:span text:style-name="T125">С</text:span>уществительные</text:h><text:p text:style-name="P128"><text:span text:style-name="T126">e</text:span>sm, <text:span text:style-name="T126">n</text:span><text:span text:style-name="T95">ām </text:span><text:span text:style-name="T25">имя</text:span></text:p><text:h text:style-name="P167" text:outline-level="7"><text:span text:style-name="T6">Личные и</text:span><text:span text:style-name="T5">мена</text:span></text:h><text:p text:style-name="P128"><text:span text:style-name="T93">Sārā </text:span><text:span text:style-name="T86">ж</text:span></text:p><text:p text:style-name="P128">Mahnāz <text:span text:style-name="T22">ж</text:span></text:p><text:p text:style-name="P128">Susan <text:span text:style-name="T22">ж</text:span></text:p><text:p text:style-name="P128">Manucehr <text:span text:style-name="T22">м</text:span></text:p><text:p text:style-name="P128">Sāmān <text:span text:style-name="T22">м</text:span></text:p><text:h text:style-name="P167" text:outline-level="7">Фамилии</text:h><text:p text:style-name="P128">Panāhi</text:p><text:h text:style-name="P167" text:outline-level="7"><text:span text:style-name="T121">Г</text:span>л<text:span text:style-name="T94">агол</text:span> «<text:span text:style-name="T94">б</text:span>ыть»</text:h><text:p text:style-name="P128"><text:span text:style-name="T92">man </text:span>hastam <text:span text:style-name="T18">есмь</text:span></text:p><text:p text:style-name="P128">u hast <text:span text:style-name="T18">есть</text:span></text:p><text:p text:style-name="P128"><text:span text:style-name="T95">ānhā</text:span> hastand <text:span text:style-name="T18">суть</text:span></text:p><text:h text:style-name="P167" text:outline-level="7"><text:span text:style-name="T143">Глагольные с</text:span>уффикс<text:span text:style-name="T143">ы</text:span></text:h><text:p text:style-name="P128"><text:span text:style-name="T94">hastam: -am, </text:span>-yam</text:p><text:p text:style-name="P128">hast: <text:span text:style-name="T91">-ast, -st</text:span></text:p><text:h text:style-name="P167" text:outline-level="7">Семья</text:h><text:p text:style-name="P128">pedar <text:span text:style-name="T21">отец</text:span></text:p><text:p text:style-name="P128">mādar <text:span text:style-name="T21">мать</text:span></text:p><text:p text:style-name="P128">xāhar <text:span text:style-name="T21">сестра</text:span></text:p><text:p text:style-name="P128">barādar <text:span text:style-name="T21">брат</text:span></text:p><text:h text:style-name="P167" text:outline-level="7">Местоименные суффиксы</text:h><text:p text:style-name="P128">-am <text:span text:style-name="T94">мой/моя</text:span></text:p><text:p text:style-name="P128">mādar-<text:span text:style-name="T94">am, </text:span>barādar-<text:span text:style-name="T94">am</text:span></text:p><text:h text:style-name="P167" text:outline-level="7">Šoql <text:span text:style-name="T19">профессия</text:span></text:h><text:p text:style-name="P129">dānešju <text:span text:style-name="T82">учащийся</text:span></text:p><text:p text:style-name="P129">dānešā<text:span text:style-name="T250">­</text:span>muz <text:span text:style-name="T19">студент</text:span></text:p><text:p text:style-name="P128">mohandes <text:span text:style-name="T21">инженер</text:span></text:p><text:p text:style-name="P128"><text:span text:style-name="T103">xayyāt</text:span><text:span text:style-name="T37"> </text:span><text:span text:style-name="T21">портной</text:span></text:p></draw:text-box></draw:frame>Dorost yā qalat?</text:h>
      <text:list xml:id="list7043159485346427346" text:style-name="L1">
        <text:list-item>
          <text:p text:style-name="P138"><draw:frame draw:style-name="fr2" draw:name="Frame11" text:anchor-type="paragraph" svg:x="-1.5in" draw:z-index="10"><draw:text-box fo:min-height="0.1965in" fo:min-width="1.378in"><text:p text:style-name="P26">Pāsox-<text:span text:style-name="T252">hā</text:span> <text:span text:style-name="T251">dar</text:span> <text:span text:style-name="T252">pāyan-e in dars, <text:line-break/>dar </text:span>pādow-e <text:bookmark-ref text:reference-format="page" text:ref-name="__RefHeading___Toc11883_831939682">14</text:bookmark-ref> <text:span text:style-name="T251">hastand.</text:span></text:p><text:p text:style-name="P27">Ответы <text:span text:style-name="T251">находятся в конце <text:line-break/>этого урока на</text:span> страниц<text:span text:style-name="T251">е</text:span> <text:bookmark-ref text:reference-format="page" text:ref-name="__RefHeading___Toc11883_831939682">14</text:bookmark-ref>.</text:p></draw:text-box></draw:frame>Susan dānešāmuz‐ast.</text:p>
        </text:list-item>
        <text:list-item>
          <text:p text:style-name="P138">Sārā xāhar‐e Sāmān‐ast.</text:p>
        </text:list-item>
        <text:list-item>
          <text:p text:style-name="P138">Mahnāz mohandes‐ast.</text:p>
        </text:list-item>
        <text:list-item>
          <text:p text:style-name="P139">Esm‐e pedar‐e Sārā Manucehr‐ast.</text:p>
        </text:list-item>
      </text:list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h text:style-name="P157" text:outline-level="2">Sāxtār-<text:span text:style-name="T123">e zabān</text:span></text:h>
            <text:p text:style-name="CaptionHeading">Устройство языка</text:p>
            <text:h text:style-name="P163" text:outline-level="3">Alefbā‐ye 2om <text:span text:style-name="T124">(dovvom)</text:span></text:h>
            <text:p text:style-name="CaptionHeading">Второй алфавит персидского языка</text:p>
          </table:table-cell>
          <table:table-cell table:style-name="Table11.A1" office:value-type="string">
            <text:p text:style-name="P131"><draw:frame draw:style-name="fr3" draw:name="Frame3" text:anchor-type="as-char" draw:z-index="14"><draw:text-box fo:min-height="0.2299in" fo:min-width="0.15in"><text:p text:style-name="Lexicon">sāxtār <text:span text:style-name="T14">структура</text:span></text:p><text:p text:style-name="Lexicon">zabān <text:span text:style-name="T14">язык</text:span></text:p><text:p text:style-name="Lexicon">alefbā <text:span text:style-name="T14">алфавит</text:span></text:p><text:p text:style-name="P122"><text:span text:style-name="T95">nevise </text:span><text:span text:style-name="T14">буква</text:span></text:p><text:p text:style-name="Lexicon">nemune <text:span text:style-name="T14">пример</text:span></text:p><text:p text:style-name="Lexicon">talaffoz <text:span text:style-name="T14">произношение</text:span></text:p></draw:text-box></draw:frame></text:p>
          </table:table-cell>
        </table:table-row>
      </table:table>
      <text:p text:style-name="P136"/>
      <text:section text:style-name="Sect1" text:name="Section1"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header-rows>
            <table:table-row>
              <table:table-cell table:style-name="Table13.A1" office:value-type="string">
                <text:h text:style-name="Heading_20_7" text:outline-level="7">Nevise</text:h>
              </table:table-cell>
              <table:table-cell table:style-name="Table13.A1" office:value-type="string">
                <text:h text:style-name="P168" text:outline-level="7">IPA</text:h>
              </table:table-cell>
              <table:table-cell table:style-name="Table13.A1" office:value-type="string">
                <text:h text:style-name="Heading_20_7" text:outline-level="7">Nām</text:h>
              </table:table-cell>
              <table:table-cell table:style-name="Table13.A1" office:value-type="string">
                <text:h text:style-name="P168" text:outline-level="7">Nemune</text:h>
              </table:table-cell>
              <table:table-cell table:style-name="Table13.A1" office:value-type="string">
                <text:h text:style-name="Heading_20_7" text:outline-level="7">Talaffoz</text:h>
              </table:table-cell>
            </table:table-row>
            <table:table-row>
              <table:table-cell table:style-name="Table13.A1" office:value-type="string">
                <text:h text:style-name="P176" text:outline-level="7"><text:span text:style-name="T253">Б</text:span>уква</text:h>
              </table:table-cell>
              <table:table-cell table:style-name="Table13.A1" office:value-type="string">
                <text:h text:style-name="P177" text:outline-level="7">МФА</text:h>
              </table:table-cell>
              <table:table-cell table:style-name="Table13.A1" office:value-type="string">
                <text:h text:style-name="P176" text:outline-level="7">Наз<text:span text:style-name="T133">­</text:span>ва<text:span text:style-name="T133">­</text:span>ние</text:h>
              </table:table-cell>
              <table:table-cell table:style-name="Table13.A1" office:value-type="string">
                <text:h text:style-name="P177" text:outline-level="7">При<text:span text:style-name="T133">­</text:span>мер</text:h>
              </table:table-cell>
              <table:table-cell table:style-name="Table13.A1" office:value-type="string">
                <text:h text:style-name="P176" text:outline-level="7">Про­из­но­ше­ние</text:h>
              </table:table-cell>
            </table:table-row>
          </table:table-header-rows>
          <table:table-row>
            <table:table-cell table:style-name="Table13.A3" office:value-type="string">
              <text:p text:style-name="P123">a</text:p>
            </table:table-cell>
            <table:table-cell table:style-name="Table13.B3" office:value-type="string">
              <text:p text:style-name="P123">æ</text:p>
            </table:table-cell>
            <table:table-cell table:style-name="Table13.C3" office:value-type="string">
              <text:p text:style-name="P123">a</text:p>
            </table:table-cell>
            <table:table-cell table:style-name="Table13.D3" office:value-type="string">
              <text:p text:style-name="P123">asb</text:p>
            </table:table-cell>
            <table:table-cell table:style-name="Table13.E3" office:value-type="string">
              <text:p text:style-name="P112"><text:span text:style-name="T159">а-</text:span><text:span text:style-name="T158">э</text:span><text:span text:style-name="T145">*</text:span></text:p>
            </table:table-cell>
          </table:table-row>
          <table:table-row>
            <table:table-cell table:style-name="Table13.A4" office:value-type="string">
              <text:p text:style-name="P123">ā</text:p>
            </table:table-cell>
            <table:table-cell table:style-name="Table13.B4" office:value-type="string">
              <text:p text:style-name="P123">ɒː</text:p>
            </table:table-cell>
            <table:table-cell table:style-name="Table13.C4" office:value-type="string">
              <text:p text:style-name="P123">ā</text:p>
            </table:table-cell>
            <table:table-cell table:style-name="Table13.D4" office:value-type="string">
              <text:p text:style-name="P123">āb</text:p>
            </table:table-cell>
            <table:table-cell table:style-name="Table13.E4" office:value-type="string">
              <text:p text:style-name="P112"><text:span text:style-name="T159">а-</text:span><text:span text:style-name="T158">о</text:span><text:span text:style-name="T145">*</text:span></text:p>
            </table:table-cell>
          </table:table-row>
          <table:table-row>
            <table:table-cell table:style-name="Table13.A5" office:value-type="string">
              <text:p text:style-name="P123">b</text:p>
            </table:table-cell>
            <table:table-cell table:style-name="Table13.B5" office:value-type="string">
              <text:p text:style-name="P123">b</text:p>
            </table:table-cell>
            <table:table-cell table:style-name="Table13.C5" office:value-type="string">
              <text:p text:style-name="P123">be</text:p>
            </table:table-cell>
            <table:table-cell table:style-name="Table13.D5" office:value-type="string">
              <text:p text:style-name="P123">bad</text:p>
            </table:table-cell>
            <table:table-cell table:style-name="Table13.E5" office:value-type="string">
              <text:p text:style-name="P123">б</text:p>
            </table:table-cell>
          </table:table-row>
          <table:table-row>
            <table:table-cell table:style-name="Table13.A6" office:value-type="string">
              <text:p text:style-name="P123">c</text:p>
            </table:table-cell>
            <table:table-cell table:style-name="Table13.B6" office:value-type="string">
              <text:p text:style-name="P123">tʃ</text:p>
            </table:table-cell>
            <table:table-cell table:style-name="Table13.C6" office:value-type="string">
              <text:p text:style-name="P123">ce</text:p>
            </table:table-cell>
            <table:table-cell table:style-name="Table13.D6" office:value-type="string">
              <text:p text:style-name="P123">cap</text:p>
            </table:table-cell>
            <table:table-cell table:style-name="Table13.E6" office:value-type="string">
              <text:p text:style-name="P123">ч</text:p>
            </table:table-cell>
          </table:table-row>
          <table:table-row>
            <table:table-cell table:style-name="Table13.A7" office:value-type="string">
              <text:p text:style-name="P123">d</text:p>
            </table:table-cell>
            <table:table-cell table:style-name="Table13.B7" office:value-type="string">
              <text:p text:style-name="P123">d</text:p>
            </table:table-cell>
            <table:table-cell table:style-name="Table13.C7" office:value-type="string">
              <text:p text:style-name="P123">de</text:p>
            </table:table-cell>
            <table:table-cell table:style-name="Table13.D7" office:value-type="string">
              <text:p text:style-name="P123">dar</text:p>
            </table:table-cell>
            <table:table-cell table:style-name="Table13.E7" office:value-type="string">
              <text:p text:style-name="P123">д</text:p>
            </table:table-cell>
          </table:table-row>
          <table:table-row>
            <table:table-cell table:style-name="Table13.A8" office:value-type="string">
              <text:p text:style-name="P123">e</text:p>
            </table:table-cell>
            <table:table-cell table:style-name="Table13.B8" office:value-type="string">
              <text:p text:style-name="P123">e</text:p>
            </table:table-cell>
            <table:table-cell table:style-name="Table13.C8" office:value-type="string">
              <text:p text:style-name="P123">e</text:p>
            </table:table-cell>
            <table:table-cell table:style-name="Table13.D8" office:value-type="string">
              <text:p text:style-name="P123">emruz</text:p>
            </table:table-cell>
            <table:table-cell table:style-name="Table13.E8" office:value-type="string">
              <text:p text:style-name="P123">э</text:p>
            </table:table-cell>
          </table:table-row>
          <table:table-row>
            <table:table-cell table:style-name="Table13.A9" office:value-type="string">
              <text:p text:style-name="P123">f</text:p>
            </table:table-cell>
            <table:table-cell table:style-name="Table13.B9" office:value-type="string">
              <text:p text:style-name="P123">f</text:p>
            </table:table-cell>
            <table:table-cell table:style-name="Table13.C9" office:value-type="string">
              <text:p text:style-name="P123">ef</text:p>
            </table:table-cell>
            <table:table-cell table:style-name="Table13.D9" office:value-type="string">
              <text:p text:style-name="P123">fanar</text:p>
            </table:table-cell>
            <table:table-cell table:style-name="Table13.E9" office:value-type="string">
              <text:p text:style-name="P123">ф</text:p>
            </table:table-cell>
          </table:table-row>
          <table:table-row>
            <table:table-cell table:style-name="Table13.A10" office:value-type="string">
              <text:p text:style-name="P123">g</text:p>
            </table:table-cell>
            <table:table-cell table:style-name="Table13.B10" office:value-type="string">
              <text:p text:style-name="P123">ɡ</text:p>
            </table:table-cell>
            <table:table-cell table:style-name="Table13.C10" office:value-type="string">
              <text:p text:style-name="P123">ge</text:p>
            </table:table-cell>
            <table:table-cell table:style-name="Table13.D10" office:value-type="string">
              <text:p text:style-name="P123">gāv</text:p>
            </table:table-cell>
            <table:table-cell table:style-name="Table13.E10" office:value-type="string">
              <text:p text:style-name="P123">г</text:p>
            </table:table-cell>
          </table:table-row>
          <table:table-row>
            <table:table-cell table:style-name="Table13.A11" office:value-type="string">
              <text:p text:style-name="P123">h</text:p>
            </table:table-cell>
            <table:table-cell table:style-name="Table13.B11" office:value-type="string">
              <text:p text:style-name="P123">h</text:p>
            </table:table-cell>
            <table:table-cell table:style-name="Table13.C11" office:value-type="string">
              <text:p text:style-name="P123">he</text:p>
            </table:table-cell>
            <table:table-cell table:style-name="Table13.D11" office:value-type="string">
              <text:p text:style-name="P123">ham</text:p>
            </table:table-cell>
            <table:table-cell table:style-name="Table13.E11" office:value-type="string">
              <text:p text:style-name="P112"><text:span text:style-name="T159">х</text:span><text:span text:style-name="T148">*</text:span></text:p>
            </table:table-cell>
          </table:table-row>
          <table:table-row>
            <table:table-cell table:style-name="Table13.A12" office:value-type="string">
              <text:p text:style-name="P123">i</text:p>
            </table:table-cell>
            <table:table-cell table:style-name="Table13.B12" office:value-type="string">
              <text:p text:style-name="P123">iː</text:p>
            </table:table-cell>
            <table:table-cell table:style-name="Table13.C12" office:value-type="string">
              <text:p text:style-name="P123">i</text:p>
            </table:table-cell>
            <table:table-cell table:style-name="Table13.D12" office:value-type="string">
              <text:p text:style-name="P123">in</text:p>
            </table:table-cell>
            <table:table-cell table:style-name="Table13.E12" office:value-type="string">
              <text:p text:style-name="P123">и</text:p>
            </table:table-cell>
          </table:table-row>
          <table:table-row>
            <table:table-cell table:style-name="Table13.A13" office:value-type="string">
              <text:p text:style-name="P123">j</text:p>
            </table:table-cell>
            <table:table-cell table:style-name="Table13.B13" office:value-type="string">
              <text:p text:style-name="P123">ʤ</text:p>
            </table:table-cell>
            <table:table-cell table:style-name="Table13.C13" office:value-type="string">
              <text:p text:style-name="P123">je</text:p>
            </table:table-cell>
            <table:table-cell table:style-name="Table13.D13" office:value-type="string">
              <text:p text:style-name="P123">jām</text:p>
            </table:table-cell>
            <table:table-cell table:style-name="Table13.E13" office:value-type="string">
              <text:p text:style-name="P117">д͡ж*</text:p>
            </table:table-cell>
          </table:table-row>
          <table:table-row>
            <table:table-cell table:style-name="Table13.A14" office:value-type="string">
              <text:p text:style-name="P123">k</text:p>
            </table:table-cell>
            <table:table-cell table:style-name="Table13.B14" office:value-type="string">
              <text:p text:style-name="P123">k</text:p>
            </table:table-cell>
            <table:table-cell table:style-name="Table13.C14" office:value-type="string">
              <text:p text:style-name="P123">ke</text:p>
            </table:table-cell>
            <table:table-cell table:style-name="Table13.D14" office:value-type="string">
              <text:p text:style-name="P123">kam</text:p>
            </table:table-cell>
            <table:table-cell table:style-name="Table13.E14" office:value-type="string">
              <text:p text:style-name="P123">к</text:p>
            </table:table-cell>
          </table:table-row>
          <table:table-row>
            <table:table-cell table:style-name="Table13.A15" office:value-type="string">
              <text:p text:style-name="P123">l</text:p>
            </table:table-cell>
            <table:table-cell table:style-name="Table13.B15" office:value-type="string">
              <text:p text:style-name="P123">l</text:p>
            </table:table-cell>
            <table:table-cell table:style-name="Table13.C15" office:value-type="string">
              <text:p text:style-name="P123">el</text:p>
            </table:table-cell>
            <table:table-cell table:style-name="Table13.D15" office:value-type="string">
              <text:p text:style-name="P123">lab</text:p>
            </table:table-cell>
            <table:table-cell table:style-name="Table13.E15" office:value-type="string">
              <text:p text:style-name="P123">л</text:p>
            </table:table-cell>
          </table:table-row>
          <table:table-row>
            <table:table-cell table:style-name="Table13.A16" office:value-type="string">
              <text:p text:style-name="P123">m</text:p>
            </table:table-cell>
            <table:table-cell table:style-name="Table13.B16" office:value-type="string">
              <text:p text:style-name="P123">m</text:p>
            </table:table-cell>
            <table:table-cell table:style-name="Table13.C16" office:value-type="string">
              <text:p text:style-name="P123">em</text:p>
            </table:table-cell>
            <table:table-cell table:style-name="Table13.D16" office:value-type="string">
              <text:p text:style-name="P123">man</text:p>
            </table:table-cell>
            <table:table-cell table:style-name="Table13.E16" office:value-type="string">
              <text:p text:style-name="P123">м</text:p>
            </table:table-cell>
          </table:table-row>
          <table:table-row>
            <table:table-cell table:style-name="Table13.A17" office:value-type="string">
              <text:p text:style-name="P123">n</text:p>
            </table:table-cell>
            <table:table-cell table:style-name="Table13.B17" office:value-type="string">
              <text:p text:style-name="P123">n</text:p>
            </table:table-cell>
            <table:table-cell table:style-name="Table13.C17" office:value-type="string">
              <text:p text:style-name="P123">en</text:p>
            </table:table-cell>
            <table:table-cell table:style-name="Table13.D17" office:value-type="string">
              <text:p text:style-name="P123">nim</text:p>
            </table:table-cell>
            <table:table-cell table:style-name="Table13.E17" office:value-type="string">
              <text:p text:style-name="P123">н</text:p>
            </table:table-cell>
          </table:table-row>
          <table:table-row>
            <table:table-cell table:style-name="Table13.A18" office:value-type="string">
              <text:p text:style-name="P123">o</text:p>
            </table:table-cell>
            <table:table-cell table:style-name="Table13.A18" office:value-type="string">
              <text:p text:style-name="P123">o</text:p>
            </table:table-cell>
            <table:table-cell table:style-name="Table13.A18" office:value-type="string">
              <text:p text:style-name="P123">o</text:p>
            </table:table-cell>
            <table:table-cell table:style-name="Table13.A18" office:value-type="string">
              <text:p text:style-name="P123">omid</text:p>
            </table:table-cell>
            <table:table-cell table:style-name="Table13.A18" office:value-type="string">
              <text:p text:style-name="P123">о</text:p>
            </table:table-cell>
          </table:table-row>
          <table:table-row>
            <table:table-cell table:style-name="Table13.A19" office:value-type="string">
              <text:p text:style-name="P123">p</text:p>
            </table:table-cell>
            <table:table-cell table:style-name="Table13.B19" office:value-type="string">
              <text:p text:style-name="P123">p</text:p>
            </table:table-cell>
            <table:table-cell table:style-name="Table13.C19" office:value-type="string">
              <text:p text:style-name="P123">pe</text:p>
            </table:table-cell>
            <table:table-cell table:style-name="Table13.D19" office:value-type="string">
              <text:p text:style-name="P123">par</text:p>
            </table:table-cell>
            <table:table-cell table:style-name="Table13.E19" office:value-type="string">
              <text:p text:style-name="P123">п</text:p>
            </table:table-cell>
          </table:table-row>
          <table:table-row>
            <table:table-cell table:style-name="Table13.A20" office:value-type="string">
              <text:p text:style-name="P123">q</text:p>
            </table:table-cell>
            <table:table-cell table:style-name="Table13.B20" office:value-type="string">
              <text:p text:style-name="P123">ɣ</text:p>
            </table:table-cell>
            <table:table-cell table:style-name="Table13.C20" office:value-type="string">
              <text:p text:style-name="P123">qe</text:p>
            </table:table-cell>
            <table:table-cell table:style-name="Table13.D20" office:value-type="string">
              <text:p text:style-name="P123">qam</text:p>
            </table:table-cell>
            <table:table-cell table:style-name="Table13.E20" office:value-type="string">
              <text:p text:style-name="P118">г*</text:p>
            </table:table-cell>
          </table:table-row>
          <table:table-row>
            <table:table-cell table:style-name="Table13.A21" office:value-type="string">
              <text:p text:style-name="P123">r</text:p>
            </table:table-cell>
            <table:table-cell table:style-name="Table13.B21" office:value-type="string">
              <text:p text:style-name="P123">r</text:p>
            </table:table-cell>
            <table:table-cell table:style-name="Table13.C21" office:value-type="string">
              <text:p text:style-name="P123">er</text:p>
            </table:table-cell>
            <table:table-cell table:style-name="Table13.D21" office:value-type="string">
              <text:p text:style-name="P123">rāh</text:p>
            </table:table-cell>
            <table:table-cell table:style-name="Table13.E21" office:value-type="string">
              <text:p text:style-name="P123">р</text:p>
            </table:table-cell>
          </table:table-row>
          <table:table-row>
            <table:table-cell table:style-name="Table13.A22" office:value-type="string">
              <text:p text:style-name="P123">s</text:p>
            </table:table-cell>
            <table:table-cell table:style-name="Table13.B22" office:value-type="string">
              <text:p text:style-name="P123">s</text:p>
            </table:table-cell>
            <table:table-cell table:style-name="Table13.C22" office:value-type="string">
              <text:p text:style-name="P123">es</text:p>
            </table:table-cell>
            <table:table-cell table:style-name="Table13.D22" office:value-type="string">
              <text:p text:style-name="P123">sib</text:p>
            </table:table-cell>
            <table:table-cell table:style-name="Table13.E22" office:value-type="string">
              <text:p text:style-name="P123">с</text:p>
            </table:table-cell>
          </table:table-row>
          <table:table-row>
            <table:table-cell table:style-name="Table13.A23" office:value-type="string">
              <text:p text:style-name="P123">š</text:p>
            </table:table-cell>
            <table:table-cell table:style-name="Table13.B23" office:value-type="string">
              <text:p text:style-name="P123">ʃ</text:p>
            </table:table-cell>
            <table:table-cell table:style-name="Table13.C23" office:value-type="string">
              <text:p text:style-name="P123">še</text:p>
            </table:table-cell>
            <table:table-cell table:style-name="Table13.D23" office:value-type="string">
              <text:p text:style-name="P123">šab</text:p>
            </table:table-cell>
            <table:table-cell table:style-name="Table13.E23" office:value-type="string">
              <text:p text:style-name="P123">ш</text:p>
            </table:table-cell>
          </table:table-row>
          <table:table-row>
            <table:table-cell table:style-name="Table13.A24" office:value-type="string">
              <text:p text:style-name="P123">t</text:p>
            </table:table-cell>
            <table:table-cell table:style-name="Table13.B24" office:value-type="string">
              <text:p text:style-name="P123">t</text:p>
            </table:table-cell>
            <table:table-cell table:style-name="Table13.C24" office:value-type="string">
              <text:p text:style-name="P123">te</text:p>
            </table:table-cell>
            <table:table-cell table:style-name="Table13.D24" office:value-type="string">
              <text:p text:style-name="P123">tab</text:p>
            </table:table-cell>
            <table:table-cell table:style-name="Table13.E24" office:value-type="string">
              <text:p text:style-name="P123">т</text:p>
            </table:table-cell>
          </table:table-row>
          <table:table-row>
            <table:table-cell table:style-name="Table13.A25" office:value-type="string">
              <text:p text:style-name="P123">u</text:p>
            </table:table-cell>
            <table:table-cell table:style-name="Table13.B25" office:value-type="string">
              <text:p text:style-name="P123">uː</text:p>
            </table:table-cell>
            <table:table-cell table:style-name="Table13.C25" office:value-type="string">
              <text:p text:style-name="P123">u</text:p>
            </table:table-cell>
            <table:table-cell table:style-name="Table13.D25" office:value-type="string">
              <text:p text:style-name="P123">bu</text:p>
            </table:table-cell>
            <table:table-cell table:style-name="Table13.E25" office:value-type="string">
              <text:p text:style-name="P123">у</text:p>
            </table:table-cell>
          </table:table-row>
          <table:table-row>
            <table:table-cell table:style-name="Table13.A26" office:value-type="string">
              <text:p text:style-name="P123">v</text:p>
            </table:table-cell>
            <table:table-cell table:style-name="Table13.B26" office:value-type="string">
              <text:p text:style-name="P123">v</text:p>
            </table:table-cell>
            <table:table-cell table:style-name="Table13.C26" office:value-type="string">
              <text:p text:style-name="P123">ve</text:p>
            </table:table-cell>
            <table:table-cell table:style-name="Table13.D26" office:value-type="string">
              <text:p text:style-name="P123">va</text:p>
            </table:table-cell>
            <table:table-cell table:style-name="Table13.E26" office:value-type="string">
              <text:p text:style-name="P123">в</text:p>
            </table:table-cell>
          </table:table-row>
          <table:table-row>
            <table:table-cell table:style-name="Table13.A27" office:value-type="string">
              <text:p text:style-name="P123">w</text:p>
            </table:table-cell>
            <table:table-cell table:style-name="Table13.B27" office:value-type="string">
              <text:p text:style-name="P123">w</text:p>
            </table:table-cell>
            <table:table-cell table:style-name="Table13.C27" office:value-type="string">
              <text:p text:style-name="P123">do<text:span text:style-name="T134">­</text:span>ve</text:p>
            </table:table-cell>
            <table:table-cell table:style-name="Table13.D27" office:value-type="string">
              <text:p text:style-name="P123">jelow</text:p>
            </table:table-cell>
            <table:table-cell table:style-name="Table13.E27" office:value-type="string">
              <text:p text:style-name="P115"><text:span text:style-name="T175">ў, </text:span><text:span text:style-name="T144">у-в*</text:span></text:p>
            </table:table-cell>
          </table:table-row>
          <table:table-row>
            <table:table-cell table:style-name="Table13.A28" office:value-type="string">
              <text:p text:style-name="P123">x</text:p>
            </table:table-cell>
            <table:table-cell table:style-name="Table13.B28" office:value-type="string">
              <text:p text:style-name="P123">x</text:p>
            </table:table-cell>
            <table:table-cell table:style-name="Table13.C28" office:value-type="string">
              <text:p text:style-name="P123">xe</text:p>
            </table:table-cell>
            <table:table-cell table:style-name="Table13.D28" office:value-type="string">
              <text:p text:style-name="P123">xub</text:p>
            </table:table-cell>
            <table:table-cell table:style-name="Table13.E28" office:value-type="string">
              <text:p text:style-name="P119">х*</text:p>
            </table:table-cell>
          </table:table-row>
          <table:table-row>
            <table:table-cell table:style-name="Table13.A29" office:value-type="string">
              <text:p text:style-name="P123">y</text:p>
            </table:table-cell>
            <table:table-cell table:style-name="Table13.B29" office:value-type="string">
              <text:p text:style-name="P123">j</text:p>
            </table:table-cell>
            <table:table-cell table:style-name="Table13.C29" office:value-type="string">
              <text:p text:style-name="P123">ye</text:p>
            </table:table-cell>
            <table:table-cell table:style-name="Table13.D29" office:value-type="string">
              <text:p text:style-name="P123">yek</text:p>
            </table:table-cell>
            <table:table-cell table:style-name="Table13.E29" office:value-type="string">
              <text:p text:style-name="P123">й</text:p>
            </table:table-cell>
          </table:table-row>
          <table:table-row>
            <table:table-cell table:style-name="Table13.A30" office:value-type="string">
              <text:p text:style-name="P123">z</text:p>
            </table:table-cell>
            <table:table-cell table:style-name="Table13.B30" office:value-type="string">
              <text:p text:style-name="P123">z</text:p>
            </table:table-cell>
            <table:table-cell table:style-name="Table13.C30" office:value-type="string">
              <text:p text:style-name="P123">ze</text:p>
            </table:table-cell>
            <table:table-cell table:style-name="Table13.D30" office:value-type="string">
              <text:p text:style-name="P123">zard</text:p>
            </table:table-cell>
            <table:table-cell table:style-name="Table13.E30" office:value-type="string">
              <text:p text:style-name="P123">з</text:p>
            </table:table-cell>
          </table:table-row>
          <table:table-row>
            <table:table-cell table:style-name="Table13.A31" office:value-type="string">
              <text:p text:style-name="P123">ž</text:p>
            </table:table-cell>
            <table:table-cell table:style-name="Table13.B31" office:value-type="string">
              <text:p text:style-name="P123">ʒ</text:p>
            </table:table-cell>
            <table:table-cell table:style-name="Table13.C31" office:value-type="string">
              <text:p text:style-name="P123">že</text:p>
            </table:table-cell>
            <table:table-cell table:style-name="Table13.D31" office:value-type="string">
              <text:p text:style-name="P123">žarf</text:p>
            </table:table-cell>
            <table:table-cell table:style-name="Table13.E31" office:value-type="string">
              <text:p text:style-name="P123">ж</text:p>
            </table:table-cell>
          </table:table-row>
          <table:table-row>
            <table:table-cell table:style-name="Table13.A32" office:value-type="string">
              <text:p text:style-name="P123">’</text:p>
            </table:table-cell>
            <table:table-cell table:style-name="Table13.B32" office:value-type="string">
              <text:p text:style-name="P123">ʔ</text:p>
            </table:table-cell>
            <table:table-cell table:style-name="Table13.C32" office:value-type="string">
              <text:p text:style-name="P123"><text:span text:style-name="T144">āp</text:span><text:span text:style-name="T198">o‑</text:span></text:p>
            </table:table-cell>
            <table:table-cell table:style-name="Table13.D32" office:value-type="string">
              <text:p text:style-name="P123">ba’d</text:p>
            </table:table-cell>
            <table:table-cell table:style-name="Table13.E32" office:value-type="string">
              <text:p text:style-name="P118">ʔ*</text:p>
            </table:table-cell>
          </table:table-row>
          <table:table-row>
            <table:table-cell table:style-name="Table13.A33" office:value-type="string">
              <text:p text:style-name="P123"/>
            </table:table-cell>
            <table:table-cell table:style-name="Table13.B33" office:value-type="string">
              <text:p text:style-name="P123"/>
            </table:table-cell>
            <table:table-cell table:style-name="Table13.C33" table:number-columns-spanned="2" office:value-type="string">
              <text:p text:style-name="P123"><text:span text:style-name="T144">s</text:span><text:span text:style-name="T176">­</text:span><text:span text:style-name="T144">t</text:span><text:span text:style-name="T197">o­</text:span><text:span text:style-name="T196">r</text:span><text:span text:style-name="T144">o</text:span><text:span text:style-name="T176">­</text:span><text:span text:style-name="T196">f</text:span></text:p>
            </table:table-cell>
            <table:covered-table-cell/>
            <table:table-cell table:style-name="Table13.E33" office:value-type="string">
              <text:p text:style-name="P118"/>
            </table:table-cell>
          </table:table-row>
          <table:table-row>
            <table:table-cell table:style-name="Table13.A18" office:value-type="string">
              <text:p text:style-name="P123"/>
            </table:table-cell>
            <table:table-cell table:style-name="Table13.A18" office:value-type="string">
              <text:p text:style-name="P123"/>
            </table:table-cell>
            <table:table-cell table:style-name="Table13.A18" table:number-columns-spanned="2" office:value-type="string">
              <text:p text:style-name="P123"/>
            </table:table-cell>
            <table:covered-table-cell/>
            <table:table-cell table:style-name="Table13.A18" office:value-type="string">
              <text:p text:style-name="P118"/>
            </table:table-cell>
          </table:table-row>
        </table:table>
      </text:section>
      <text:p text:style-name="P120"><text:soft-page-break/></text:p>
      <text:p text:style-name="P130"><text:span text:style-name="T170">а-</text:span><text:span text:style-name="T171">э</text:span><text:span text:style-name="T152">*<text:tab/></text:span><text:span text:style-name="T165">С</text:span><text:span text:style-name="T177">ред­ний звук меж­ду </text:span><text:span text:style-name="T148">а</text:span><text:span text:style-name="T177"> и </text:span><text:span text:style-name="T148">э. </text:span><text:span text:style-name="T159">Ан</text:span><text:span text:style-name="T164">­</text:span><text:span text:style-name="T159">г</text:span><text:span text:style-name="T164">­</text:span><text:span text:style-name="T159">лий</text:span><text:span text:style-name="T164">­</text:span><text:span text:style-name="T159">ское </text:span><text:span text:style-name="T148">a </text:span><text:span text:style-name="T159">в </text:span><text:span text:style-name="T148">cat.</text:span></text:p>
      <text:p text:style-name="P124"><text:span text:style-name="T172">а</text:span><text:span text:style-name="T170">-</text:span><text:span text:style-name="T171">о</text:span><text:span text:style-name="T152">*<text:tab/></text:span><text:span text:style-name="T165">С</text:span><text:span text:style-name="T159">ред</text:span><text:span text:style-name="T162">­</text:span><text:span text:style-name="T159">ний звук меж</text:span><text:span text:style-name="T162">­</text:span><text:span text:style-name="T159">ду</text:span><text:span text:style-name="T148"> а </text:span><text:span text:style-name="T159">и</text:span><text:span text:style-name="T148"> о. </text:span><text:span text:style-name="T159">Ан</text:span><text:span text:style-name="T163">­</text:span><text:span text:style-name="T159">г</text:span><text:span text:style-name="T163">­</text:span><text:span text:style-name="T159">лийск</text:span><text:span text:style-name="T162">­</text:span><text:span text:style-name="T159">ое </text:span><text:span text:style-name="T148">o </text:span><text:span text:style-name="T159">в </text:span><text:span text:style-name="T148">not.</text:span></text:p>
      <text:p text:style-name="P111"><text:span text:style-name="T174">х</text:span><text:span text:style-name="T153">*<text:tab/></text:span><text:span text:style-name="T166">Л</text:span><text:span text:style-name="T159">ёгкое </text:span><text:span text:style-name="T148">х</text:span><text:span text:style-name="T159">. Ан</text:span><text:span text:style-name="T160">­</text:span><text:span text:style-name="T159">г</text:span><text:span text:style-name="T160">­</text:span><text:span text:style-name="T159">лий</text:span><text:span text:style-name="T160">­</text:span><text:span text:style-name="T159">ское </text:span><text:span text:style-name="T148">h </text:span><text:span text:style-name="T159">в </text:span><text:span text:style-name="T148">high.</text:span></text:p>
      <text:p text:style-name="P111"><text:span text:style-name="T173">д͡ж*<text:tab/></text:span><text:span text:style-name="T167">А</text:span><text:span text:style-name="T159">н</text:span><text:span text:style-name="T160">­</text:span><text:span text:style-name="T159">г</text:span><text:span text:style-name="T160">­</text:span><text:span text:style-name="T159">лий</text:span><text:span text:style-name="T161">­</text:span><text:span text:style-name="T159">ское </text:span><text:span text:style-name="T149">j</text:span><text:span text:style-name="T148"> </text:span><text:span text:style-name="T159">в </text:span><text:span text:style-name="T149">jam. </text:span><text:span text:style-name="T168">Звонкий парный </text:span><text:span text:style-name="T169">звука </text:span><text:span text:style-name="T151">ч</text:span><text:span text:style-name="T168">.</text:span></text:p>
      <text:p text:style-name="P116"><text:span text:style-name="T199">г</text:span><text:span text:style-name="T178">*</text:span><text:span text:style-name="T180"><text:tab/></text:span><text:span text:style-name="T184">Г</text:span><text:span text:style-name="T179">устое гор­тан­ное г</text:span><text:span text:style-name="T183">.</text:span><text:span text:style-name="T179"> </text:span><text:span text:style-name="T180">Ис</text:span><text:span text:style-name="T181">­</text:span><text:span text:style-name="T180">пан­ское</text:span><text:span text:style-name="T182"> </text:span><text:span text:style-name="T155">g</text:span><text:span text:style-name="T182"> в </text:span><text:span text:style-name="T155">ami</text:span><text:span text:style-name="T156">­</text:span><text:span text:style-name="T155">go</text:span></text:p>
      <text:p text:style-name="P113"><text:span text:style-name="T191">ў,</text:span><text:span text:style-name="T179"> </text:span><text:span text:style-name="T192">у-в*</text:span><text:span text:style-name="T153"><text:tab/></text:span><text:span text:style-name="T185">Огубленное </text:span><text:span text:style-name="T157">в</text:span><text:span text:style-name="T185">. </text:span><text:span text:style-name="T187">А</text:span><text:span text:style-name="T175">н</text:span><text:span text:style-name="T189">­</text:span><text:span text:style-name="T175">г</text:span><text:span text:style-name="T189">­</text:span><text:span text:style-name="T175">лий­ск</text:span><text:span text:style-name="T201">ое</text:span><text:span text:style-name="T200"> </text:span><text:span text:style-name="T147">w.</text:span></text:p>
      <text:p text:style-name="P113"><text:span text:style-name="T193">х*<text:tab/></text:span><text:span text:style-name="T195">Г</text:span><text:span text:style-name="T175">устое рус</text:span><text:span text:style-name="T189">­</text:span><text:span text:style-name="T175">ское </text:span><text:span text:style-name="T147">х</text:span><text:span text:style-name="T175">, </text:span><text:span text:style-name="T190">на границе с грассирующим </text:span><text:span text:style-name="T150">р</text:span><text:span text:style-name="T190">.</text:span></text:p>
      <text:p text:style-name="P114"><text:span text:style-name="T194">ʔ</text:span><text:span text:style-name="T154">*<text:tab/></text:span><text:span text:style-name="T186">Гортанная смычка. </text:span><text:span text:style-name="T188">Реализуется</text:span><text:span text:style-name="T186"> между </text:span><text:span text:style-name="T146">е </text:span><text:span text:style-name="T178">и</text:span><text:span text:style-name="T146"> а </text:span><text:span text:style-name="T178">в</text:span><text:span text:style-name="T146"> </text:span><text:span text:style-name="T178">«</text:span><text:span text:style-name="T146">не́‑а</text:span><text:span text:style-name="T178">»</text:span><text:span text:style-name="T146">.</text:span></text:p>
      <text:p text:style-name="P121"/>
      <text:p text:style-name="P70"><draw:frame draw:style-name="fr4" draw:name="Frame8" text:anchor-type="paragraph" svg:width="4.3492in" style:rel-width="100%" svg:height="3in" draw:z-index="12"><draw:text-box><text:section text:style-name="Sect2" text:name="Section6"><text:h text:style-name="Heading_20_7" text:outline-level="7">Учебная лексика</text:h><text:p text:style-name="Lexicon">āvā <text:span text:style-name="T14">звук</text:span></text:p><text:p text:style-name="Lexicon">nokte <text:span text:style-name="T14">замечание</text:span></text:p><text:p text:style-name="Lexicon">tartib <text:span text:style-name="T14">порядок</text:span></text:p><text:p text:style-name="Lexicon"><text:span text:style-name="T131">2 </text:span>do <text:span text:style-name="T29">два</text:span></text:p><text:p text:style-name="Lexicon">6 šeš <text:span text:style-name="T14">шесть</text:span></text:p><text:p text:style-name="Lexicon">vāke <text:span text:style-name="T14">гласный</text:span></text:p><text:p text:style-name="Lexicon"><text:span text:style-name="T95">hejā</text:span><text:span text:style-name="T14"> </text:span><text:span text:style-name="T27">слог</text:span></text:p><text:p text:style-name="Lexicon"><text:span text:style-name="T96">vāže</text:span><text:span text:style-name="T27"> </text:span><text:span text:style-name="T28">слово</text:span></text:p><text:p text:style-name="Lexicon">fāel <text:span text:style-name="T14">подлежащее</text:span></text:p><text:p text:style-name="Lexicon"><text:span text:style-name="T97">talaffoz</text:span><text:span text:style-name="T28"> произношение</text:span></text:p><text:p text:style-name="Lexicon">morakkab <text:span text:style-name="T14">со­ста</text:span><text:span text:style-name="T80">­</text:span><text:span text:style-name="T14">в</text:span><text:span text:style-name="T80">­</text:span><text:span text:style-name="T14">ной</text:span></text:p><text:p text:style-name="Lexicon">-hā <text:span text:style-name="T14">мн.число </text:span><text:span text:style-name="T53">: </text:span>vākehā</text:p><text:p text:style-name="Lexicon">miyānji <text:span text:style-name="T14">посредник</text:span></text:p><text:p text:style-name="Lexicon"><text:span text:style-name="T95">zamir</text:span><text:span text:style-name="T14"> местоимение</text:span></text:p><text:h text:style-name="Heading_20_7" text:outline-level="7">Прилагательные</text:h><text:p text:style-name="Lexicon">kāmel <text:span text:style-name="T14">полный</text:span></text:p><text:p text:style-name="Lexicon">kutāh <text:span text:style-name="T27">короткий</text:span></text:p><text:p text:style-name="Lexicon">boland <text:span text:style-name="T27">высокий</text:span><text:span text:style-name="T130"><text:line-break/>(здесь — </text:span><text:span text:style-name="T27">длинный</text:span><text:span text:style-name="T130">)</text:span></text:p><text:p text:style-name="Lexicon">sāde <text:span text:style-name="T14">простой</text:span></text:p><text:h text:style-name="Heading_20_7" text:outline-level="7">Наречия</text:h><text:p text:style-name="Lexicon"><text:span text:style-name="T130">t</text:span>anhā <text:span text:style-name="T27">только</text:span></text:p><text:p text:style-name="Lexicon"><text:span text:style-name="T130">hamiše </text:span><text:span text:style-name="T27">всегда</text:span></text:p><text:p text:style-name="Lexicon"><text:span text:style-name="T130">yeki‐yeki </text:span><text:span text:style-name="T31">поодиночке</text:span></text:p><text:p text:style-name="Lexicon"><text:span text:style-name="T132">ma’mulan</text:span><text:span text:style-name="T31"> обычно</text:span></text:p><text:p text:style-name="Lexicon"><text:span text:style-name="T98">niz</text:span><text:span text:style-name="T30"> </text:span><text:span text:style-name="T33">также</text:span></text:p><text:p text:style-name="Lexicon"><text:span text:style-name="T102">hengām‐i </text:span><text:span text:style-name="T101">ke</text:span><text:span text:style-name="T33"> </text:span><text:span text:style-name="T36">тогда, когда</text:span></text:p><text:h text:style-name="Heading_20_7" text:outline-level="7">Глаголы</text:h><text:p text:style-name="Lexicon">budan <text:span text:style-name="T14">быть </text:span><text:span text:style-name="T104">(основа н.вр. hast, bāš)</text:span></text:p><text:p text:style-name="Lexicon">dārad <text:span text:style-name="T30">имеет</text:span></text:p><text:p text:style-name="Lexicon">miāyad <text:span text:style-name="T30">стои</text:span><text:span text:style-name="T81">́</text:span><text:span text:style-name="T30">т</text:span></text:p><text:p text:style-name="Lexicon">minešinad <text:span text:style-name="T30">сидеть, иметь место</text:span></text:p><text:p text:style-name="Lexicon">nemiāyad <text:span text:style-name="T30">не стои</text:span><text:span text:style-name="T81">́</text:span><text:span text:style-name="T30">т</text:span></text:p><text:p text:style-name="Lexicon">bāšad <text:span text:style-name="T30">был бы</text:span></text:p><text:p text:style-name="Lexicon"><text:span text:style-name="T98">xānde mišavand </text:span><text:span text:style-name="T31">читаются </text:span><text:span text:style-name="T99">(досл</text:span><text:span text:style-name="T31">. прочитанными становятся, </text:span><text:span text:style-name="T100">пасс. залог</text:span><text:span text:style-name="T99">)</text:span></text:p><text:h text:style-name="Heading_20_7" text:outline-level="7">Предлоги</text:h><text:p text:style-name="Lexicon">dar <text:span text:style-name="T30">в</text:span></text:p><text:p text:style-name="Lexicon"><text:span text:style-name="T98">pas az</text:span><text:span text:style-name="T30"> после</text:span></text:p><text:p text:style-name="Lexicon"><text:span text:style-name="T98">miyān‐e</text:span><text:span text:style-name="T30"> </text:span><text:span text:style-name="T32">между</text:span></text:p><text:h text:style-name="Heading_20_7" text:outline-level="7">Существительные</text:h><text:p text:style-name="Lexicon">āqāz <text:span text:style-name="T28">начало</text:span></text:p><text:p text:style-name="Lexicon"><text:span text:style-name="T97">pāyān</text:span><text:span text:style-name="T28"> конец</text:span></text:p><text:p text:style-name="Lexicon"><text:span text:style-name="T103">n</text:span><text:span text:style-name="T95">amāyeš</text:span> <text:span text:style-name="T37">показывание</text:span></text:p></text:section></draw:text-box></draw:frame></text:p>
      <text:section text:style-name="Sect3" text:name="Section2">
        <text:h text:style-name="P179" text:outline-level="4">Nokte</text:h>
        <text:list xml:id="list7523988315690340512" text:style-name="L2">
          <text:list-item>
            <text:p text:style-name="P190">Tartib‐e alefbā: </text:p>
          </text:list-item>
        </text:list>
        <text:h text:style-name="P179" text:outline-level="4">З<text:span text:style-name="T127">амечания</text:span></text:h>
        <text:list xml:id="list151022104497680455" text:style-name="L3">
          <text:list-item>
            <text:p text:style-name="P191">Алфавитный порядок букв:</text:p>
          </text:list-item>
        </text:list>
      </text:section>
      <text:list xml:id="list6586528968860525023" text:style-name="L4">
        <text:list-header>
          <text:p text:style-name="P193">a (ā), b, c, d, e, f, g, h, i, j, k, l, m, n, o, p, q, r, s (š), t, u, v, w, x, y, z (ž).</text:p>
        </text:list-header>
      </text:list>
      <text:section text:style-name="Sect4" text:name="Section4">
        <text:list xml:id="list74937559882455" text:continue-list="list6586528968860525023" text:style-name="L4">
          <text:list-item text:start-value="2">
            <text:p text:style-name="P192">Alefbā‐ye 2<text:span text:style-name="T3">om</text:span> 6 <text:span text:style-name="T129">(šeš) </text:span>vāke va yek vāke‐ye morakkab dārad. Vākehā‐ye “a”, “e” va “o” kutāh va vākehā‐ye “ā”, “i”, “u” va “ow” boland hastand.</text:p>
          </text:list-item>
          <text:list-item>
            <text:p text:style-name="P194">Nevise‐ye “w” tanhā pas az “o” miāyad. Vāke‐ye morakkab‐e “ow” hamiše dar yek hejā minešinad.</text:p>
          </text:list-item>
          <text:list-item>
            <text:p text:style-name="P194">Āpostorof dar āqāz‐e vāže nemiāyad. Ma’mulan miyān‐e do vāke <text:soft-page-break/>niz nemiāyad va vākehā yeki‐yeki xānde mišavand (tanhā hengām‐i miāyad, ke dar pāyān‐e yek hejā bāšad). Namāyeš‐e āpostorof az talaffoz peyravi mikonad:</text:p>
          </text:list-item>
          <text:list-item text:start-value="2">
            <text:p text:style-name="P195">Латинская графика персидского языка различает шесть гласных и один гласный дифтонг. Гласные «a», «e» и «o» являются краткими, гласные «ā», «i», «u» и дифтонг «ow» — долгими.</text:p>
          </text:list-item>
          <text:list-item>
            <text:p text:style-name="P194">Буква <text:span text:style-name="T127">«w» </text:span>может стоять только после <text:span text:style-name="T127">«o» </text:span>в рамках дифтонга <text:span text:style-name="T127">«ow», </text:span>который всегда читается в один слог.</text:p>
          </text:list-item>
          <text:list-item>
            <text:p text:style-name="P194">Гортанная смычка («’») не встречается в начале слова. Не обозначается на письме между идущими подряд гласными. Последовательно обозначается в конце слога либо если препятствует слогообразованию. В целом постановка следует фактическому произношению:</text:p>
          </text:list-item>
        </text:list>
      </text:section>
      <text:p text:style-name="P125">e’temād, mas’ul, moallem, šam’, sari’, fa’āl, narmafzār, ham’aqid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Zamirhā‐ye fāeli – hāl‐e sāde‐ye budan (hast, bāš)</text:h>
            <text:p text:style-name="P133">Предложения с <text:span text:style-name="T202">местоименным </text:span>подлежащим: <text:span text:style-name="T254">спряжение</text:span> глагола «быть» в настоящем времени</text:p>
          </table:table-cell>
          <table:table-cell table:style-name="Table1.A1" office:value-type="string">
            <text:p text:style-name="P132"><draw:frame draw:style-name="fr5" draw:name="Frame1" text:anchor-type="as-char" draw:z-index="16"><draw:text-box fo:min-height="0.1965in" fo:min-width="1.378in"><text:p text:style-name="Lexicon">Личные местоимения</text:p><table:table table:name="Table5" table:style-name="Table5"><table:table-column table:style-name="Table5.A"/><table:table-column table:style-name="Table5.B"/><table:table-row table:style-name="Table5.1"><table:table-cell table:style-name="Table5.A1" office:value-type="string"><text:p text:style-name="Lexicon">man <text:span text:style-name="T14">я</text:span></text:p></table:table-cell><table:table-cell table:style-name="Table5.A1" office:value-type="string"><text:p text:style-name="Lexicon">mā <text:span text:style-name="T14">мы</text:span></text:p></table:table-cell></table:table-row><table:table-row table:style-name="Table5.2"><table:table-cell table:style-name="Table5.A1" office:value-type="string"><text:p text:style-name="Lexicon">to <text:span text:style-name="T14">ты</text:span></text:p></table:table-cell><table:table-cell table:style-name="Table5.A1" office:value-type="string"><text:p text:style-name="Lexicon"><text:span text:style-name="T128">somā </text:span><text:span text:style-name="T26">вы</text:span></text:p></table:table-cell></table:table-row><table:table-row table:style-name="Table5.2"><table:table-cell table:style-name="Table5.A1" office:value-type="string"><text:p text:style-name="Lexicon">u <text:span text:style-name="T14">он, она, оно</text:span></text:p></table:table-cell><table:table-cell table:style-name="Table5.A1" office:value-type="string"><text:p text:style-name="Lexicon"><text:span text:style-name="T128">ānhā </text:span><text:span text:style-name="T26">они</text:span></text:p></table:table-cell></table:table-row></table:table><text:p text:style-name="Lexicon"/></draw:text-box></draw:frame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2">Form‐e kāmel</text:p>
          </table:table-cell>
          <table:table-cell table:style-name="Table2.A1" office:value-type="string">
            <text:p text:style-name="P62">Form‐e kutāh</text:p>
          </table:table-cell>
        </table:table-row>
        <table:table-row table:style-name="Table2.1">
          <table:table-cell table:style-name="Table2.A1" office:value-type="string">
            <text:p text:style-name="P62">Полная форма</text:p>
          </table:table-cell>
          <table:table-cell table:style-name="Table2.A1" office:value-type="string">
            <text:p text:style-name="P62">Краткая форма</text:p>
          </table:table-cell>
        </table:table-row>
        <table:table-row table:style-name="Table2.3">
          <table:table-cell table:style-name="Table2.A3" office:value-type="string">
            <text:p text:style-name="Text_20_body">(Man) pezešk <text:span text:style-name="T5">hastam</text:span>.<text:span text:style-name="T224"> </text:span></text:p>
          </table:table-cell>
          <table:table-cell table:style-name="Table2.B3" office:value-type="string">
            <text:p text:style-name="Text_20_body">(Man) pezešk‐<text:span text:style-name="T5">am</text:span>. <text:span text:style-name="T54">Я</text:span><text:span text:style-name="T224"> — </text:span><text:span text:style-name="T54">врач</text:span><text:span text:style-name="T224">.</text:span></text:p>
          </table:table-cell>
        </table:table-row>
        <table:table-row table:style-name="Table2.4">
          <table:table-cell table:style-name="Table2.A4" office:value-type="string">
            <text:p text:style-name="Text_20_body">(To) mohandes <text:span text:style-name="T5">hasti</text:span>.</text:p>
          </table:table-cell>
          <table:table-cell table:style-name="Table2.B4" office:value-type="string">
            <text:p text:style-name="Text_20_body">(To) mohandes‐<text:span text:style-name="T5">i</text:span>.</text:p>
          </table:table-cell>
        </table:table-row>
        <table:table-row table:style-name="Table2.4">
          <table:table-cell table:style-name="Table2.A5" office:value-type="string">
            <text:p text:style-name="Text_20_body">(U) parastār <text:span text:style-name="T5">hast</text:span>.</text:p>
          </table:table-cell>
          <table:table-cell table:style-name="Table2.B5" office:value-type="string">
            <text:p text:style-name="Text_20_body">(U) parastār‐<text:span text:style-name="T5">ast</text:span>.</text:p>
          </table:table-cell>
        </table:table-row>
        <table:table-row table:style-name="Table2.3">
          <table:table-cell table:style-name="Table2.A6" office:value-type="string">
            <text:p text:style-name="Text_20_body">(Mā) nevisande <text:span text:style-name="T5">hastim</text:span>.</text:p>
          </table:table-cell>
          <table:table-cell table:style-name="Table2.B6" office:value-type="string">
            <text:p text:style-name="Text_20_body">(Mā) nevisande‐<text:span text:style-name="T5">im</text:span>.</text:p>
          </table:table-cell>
        </table:table-row>
        <table:table-row table:style-name="Table2.3">
          <table:table-cell table:style-name="Table2.A7" office:value-type="string">
            <text:p text:style-name="Text_20_body">(Šomā) āmuzgār <text:span text:style-name="T5">hastid</text:span>.</text:p>
          </table:table-cell>
          <table:table-cell table:style-name="Table2.B7" office:value-type="string">
            <text:p text:style-name="Text_20_body">(Šomā) āmuzgār‐<text:span text:style-name="T5">id</text:span>.</text:p>
          </table:table-cell>
        </table:table-row>
        <table:table-row table:style-name="Table2.3">
          <table:table-cell table:style-name="Table2.A8" office:value-type="string">
            <text:p text:style-name="Text_20_body">(Ānhā) dānešāmuz <text:span text:style-name="T5">hastand</text:span>.</text:p>
          </table:table-cell>
          <table:table-cell table:style-name="Table2.B8" office:value-type="string">
            <text:p text:style-name="Text_20_body">(Ānhā) dānešāmuz‐<text:span text:style-name="T5">and</text:span>.</text:p>
          </table:table-cell>
        </table:table-row>
      </table:table>
      <text:p text:style-name="P69"/>
      <text:p text:style-name="P69"><draw:frame draw:style-name="fr6" draw:name="Frame5" text:anchor-type="paragraph" svg:width="4.3492in" style:rel-width="100%" draw:z-index="13"><draw:text-box fo:min-height="0.2299in"><text:p text:style-name="Lexicon">pezešk <text:span text:style-name="T34">врач</text:span></text:p><text:p text:style-name="Lexicon">mohandes <text:span text:style-name="T34">инженер</text:span></text:p><text:p text:style-name="Lexicon">parastār <text:span text:style-name="T34">медсестра</text:span></text:p><text:p text:style-name="Lexicon">nevisande <text:span text:style-name="T34">писатель</text:span></text:p><text:p text:style-name="Lexicon">āmuzgār <text:span text:style-name="T34">учитель</text:span></text:p><text:p text:style-name="Lexicon">dānešāmuz <text:span text:style-name="T35">студент</text:span></text:p><text:p text:style-name="Lexicon"><text:span text:style-name="T142">n</text:span>ānvā <text:span text:style-name="T14">пекарь</text:span></text:p><text:p text:style-name="Lexicon">rāzi <text:span text:style-name="T14">доволен</text:span></text:p><text:p text:style-name="Lexicon">metro <text:span text:style-name="T14">метро</text:span></text:p></draw:text-box></draw:frame>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h text:style-name="Heading_20_4" text:outline-level="4">Āvā‐ye miyānji</text:h>
          </table:table-cell>
          <table:table-cell table:style-name="Table17.B1" office:value-type="string">
            <text:p text:style-name="CaptionHeading">Вставной звук y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header-rows>
          <table:table-row table:style-name="Table3.1">
            <table:table-cell table:style-name="Table3.A1" office:value-type="string">
              <text:p text:style-name="Lexicon">nānvā</text:p>
            </table:table-cell>
            <table:table-cell table:style-name="Table3.A1" office:value-type="string">
              <text:p text:style-name="Lexicon">nevisande</text:p>
            </table:table-cell>
            <table:table-cell table:style-name="Table3.A1" office:value-type="string">
              <text:p text:style-name="Lexicon">rāzi</text:p>
            </table:table-cell>
            <table:table-cell table:style-name="Table3.A1" office:value-type="string">
              <text:p text:style-name="Lexicon">dar metro</text:p>
            </table:table-cell>
            <table:table-cell table:style-name="Table3.A1" office:value-type="string">
              <text:p text:style-name="Lexicon">dānešju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Lexicon">nānvā<text:span text:style-name="T4">‐y</text:span>am</text:p>
          </table:table-cell>
          <table:table-cell table:style-name="Table3.B2" office:value-type="string">
            <text:p text:style-name="Lexicon">nevisande<text:span text:style-name="T4">‐</text:span>am</text:p>
          </table:table-cell>
          <table:table-cell table:style-name="Table3.C2" office:value-type="string">
            <text:p text:style-name="Lexicon">rāzi<text:span text:style-name="T4">‐y</text:span>am</text:p>
          </table:table-cell>
          <table:table-cell table:style-name="Table3.D2" office:value-type="string">
            <text:p text:style-name="Lexicon">dar metro‐am</text:p>
          </table:table-cell>
          <table:table-cell table:style-name="Table3.E2" office:value-type="string">
            <text:p text:style-name="Lexicon">dānešju‐<text:span text:style-name="T4">y</text:span>am</text:p>
          </table:table-cell>
        </table:table-row>
        <table:table-row table:style-name="Table3.3">
          <table:table-cell table:style-name="Table3.A3" office:value-type="string">
            <text:p text:style-name="Lexicon">nānvā<text:span text:style-name="T4">‐y</text:span>i</text:p>
          </table:table-cell>
          <table:table-cell table:style-name="Table3.B3" office:value-type="string">
            <text:p text:style-name="Lexicon">nevisande<text:span text:style-name="T4">‐</text:span>i</text:p>
          </table:table-cell>
          <table:table-cell table:style-name="Table3.C3" office:value-type="string">
            <text:p text:style-name="Lexicon">rāzi‐i</text:p>
          </table:table-cell>
          <table:table-cell table:style-name="Table3.D3" office:value-type="string">
            <text:p text:style-name="Lexicon">dar metro‐i</text:p>
          </table:table-cell>
          <table:table-cell table:style-name="Table3.E3" office:value-type="string">
            <text:p text:style-name="Lexicon">dānešju‐<text:span text:style-name="T4">y</text:span>i</text:p>
          </table:table-cell>
        </table:table-row>
        <table:table-row table:style-name="Table3.3">
          <table:table-cell table:style-name="Table3.A4" office:value-type="string">
            <text:p text:style-name="Lexicon">nānvā‐st</text:p>
          </table:table-cell>
          <table:table-cell table:style-name="Table3.B4" office:value-type="string">
            <text:p text:style-name="Lexicon">nevisande<text:span text:style-name="T4">‐</text:span>ast</text:p>
          </table:table-cell>
          <table:table-cell table:style-name="Table3.C4" office:value-type="string">
            <text:p text:style-name="Lexicon">rāzi‐st</text:p>
          </table:table-cell>
          <table:table-cell table:style-name="Table3.D4" office:value-type="string">
            <text:p text:style-name="Lexicon">dar metro‐st</text:p>
          </table:table-cell>
          <table:table-cell table:style-name="Table3.E4" office:value-type="string">
            <text:p text:style-name="Lexicon">dānešju‐st</text:p>
          </table:table-cell>
        </table:table-row>
        <table:table-row table:style-name="Table3.3">
          <table:table-cell table:style-name="Table3.A5" office:value-type="string">
            <text:p text:style-name="Lexicon">nānvā<text:span text:style-name="T4">‐y</text:span>im</text:p>
          </table:table-cell>
          <table:table-cell table:style-name="Table3.B5" office:value-type="string">
            <text:p text:style-name="Lexicon">nevisande<text:span text:style-name="T4">‐</text:span>im</text:p>
          </table:table-cell>
          <table:table-cell table:style-name="Table3.C5" office:value-type="string">
            <text:p text:style-name="Lexicon">rāzi<text:span text:style-name="T4">‐</text:span>im</text:p>
          </table:table-cell>
          <table:table-cell table:style-name="Table3.D5" office:value-type="string">
            <text:p text:style-name="Lexicon">dar metro‐im</text:p>
          </table:table-cell>
          <table:table-cell table:style-name="Table3.E5" office:value-type="string">
            <text:p text:style-name="Lexicon">dānešju‐<text:span text:style-name="T4">y</text:span>im</text:p>
          </table:table-cell>
        </table:table-row>
        <table:table-row table:style-name="Table3.2">
          <table:table-cell table:style-name="Table3.A6" office:value-type="string">
            <text:p text:style-name="Lexicon">nānvā<text:span text:style-name="T4">‐y</text:span>id</text:p>
          </table:table-cell>
          <table:table-cell table:style-name="Table3.B6" office:value-type="string">
            <text:p text:style-name="Lexicon">nevisande<text:span text:style-name="T4">‐</text:span>id</text:p>
          </table:table-cell>
          <table:table-cell table:style-name="Table3.C6" office:value-type="string">
            <text:p text:style-name="Lexicon">rāzi<text:span text:style-name="T4">‐</text:span>id</text:p>
          </table:table-cell>
          <table:table-cell table:style-name="Table3.D6" office:value-type="string">
            <text:p text:style-name="Lexicon">dar metro‐id</text:p>
          </table:table-cell>
          <table:table-cell table:style-name="Table3.E6" office:value-type="string">
            <text:p text:style-name="Lexicon">dānešju‐<text:span text:style-name="T4">y</text:span>id</text:p>
          </table:table-cell>
        </table:table-row>
        <table:table-row table:style-name="Table3.2">
          <table:table-cell table:style-name="Table3.A7" office:value-type="string">
            <text:p text:style-name="Lexicon">nānvā<text:span text:style-name="T4">‐y</text:span>and</text:p>
          </table:table-cell>
          <table:table-cell table:style-name="Table3.B7" office:value-type="string">
            <text:p text:style-name="Lexicon">nevisande<text:span text:style-name="T4">‐</text:span>and</text:p>
          </table:table-cell>
          <table:table-cell table:style-name="Table3.C7" office:value-type="string">
            <text:p text:style-name="Lexicon">rāzi<text:span text:style-name="T4">‐y</text:span>and</text:p>
          </table:table-cell>
          <table:table-cell table:style-name="Table3.D7" office:value-type="string">
            <text:p text:style-name="Lexicon">dar metro‐and</text:p>
          </table:table-cell>
          <table:table-cell table:style-name="Table3.E7" office:value-type="string">
            <text:p text:style-name="Lexicon">dānešju‐<text:span text:style-name="T4">y</text:span>and</text:p>
          </table:table-cell>
        </table:table-row>
      </table:table>
      <text:p text:style-name="Text_20_body"><draw:frame draw:style-name="fr7" draw:name="Frame13" text:anchor-type="paragraph" draw:z-index="15"><draw:text-box fo:min-height="0.2299in" fo:min-width="1.5in"><text:p text:style-name="P126">Dar metro‐im.</text:p><text:p text:style-name="P127">Мы — в метро.</text:p></draw:text-box></draw:frame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row table:style-name="Table16.1">
          <table:table-cell table:style-name="Table16.A1" office:value-type="string">
            <text:p text:style-name="P75"/>
          </table:table-cell>
          <table:table-cell table:style-name="Table16.A1" office:value-type="string">
            <text:p text:style-name="P75"/>
          </table:table-cell>
          <table:table-cell table:style-name="Table16.A1" office:value-type="string">
            <text:p text:style-name="P75"/>
          </table:table-cell>
          <table:table-cell table:style-name="Table16.A1" office:value-type="string">
            <text:p text:style-name="P75"/>
          </table:table-cell>
          <table:table-cell table:style-name="Table16.A1" office:value-type="string">
            <text:p text:style-name="P75"/>
          </table:table-cell>
        </table:table-row>
      </table:table>
      <text:section text:style-name="Sect5" text:name="Section5">
        <text:h text:style-name="P182" text:outline-level="4">Nokte</text:h>
        <text:list xml:id="list7089552967879408312" text:style-name="L5">
          <text:list-item>
            <text:p text:style-name="P147">Formhā‐ye kutāh‐e budan tekye nadārand va bā vāže‐ye pišin xānde mišavand: pez<text:span text:style-name="T12">e</text:span>šk‐am.</text:p>
          </text:list-item>
          <text:list-item>
            <text:p text:style-name="P147">Be jā‐ye “ānhā”, “išān” ham miguyim: ānhā dabir hastand = išān dabir hastand.</text:p>
          </text:list-item>
          <text:list-item>
            <text:p text:style-name="P147">Be jā‐ye “u” moaddabāne “išān” miguyim: u dabir‐ast = išān dabir hastand.</text:p>
          </text:list-item>
          <text:list-item>
            <text:p text:style-name="P147">Be towr‐e kolli āvā‐ye miyānji hamiše sābet nist va az talaffoz peyravi mikonad: dānešju‐yam, dānešju‐am.</text:p>
          </text:list-item>
        </text:list>
        <text:h text:style-name="P184" text:outline-level="4">Замечания</text:h>
        <text:list xml:id="list3501278469847766826" text:style-name="L6">
          <text:list-item>
            <text:p text:style-name="P148"><text:span text:style-name="T139">Краткие формы глагола «быть» не получают ударения и произносятся вместе с предыдущим словом</text:span>: pe<text:span text:style-name="T139">zé</text:span>šk‑am.</text:p>
          </text:list-item>
          <text:list-item>
            <text:p text:style-name="P148"><text:span text:style-name="T140">Иногда вместо местоимения «</text:span>ānhā<text:span text:style-name="T140">» </text:span><text:span text:style-name="T46">они</text:span><text:span text:style-name="T140"> употребляется форма</text:span> <text:span text:style-name="T140">«</text:span>išān<text:span text:style-name="T140">»:</text:span> ānhā dabir hastand = išān dabir hastand <text:span text:style-name="T140">(</text:span><text:span text:style-name="T46">они секретари</text:span><text:span text:style-name="T140">)</text:span>.</text:p>
          </text:list-item>
          <text:list-item>
            <text:p text:style-name="P148"><text:span text:style-name="T141">В вежливой речи вместо местоимения «u» </text:span><text:span text:style-name="T46">он</text:span><text:span text:style-name="T47">, она, оно</text:span><text:span text:style-name="T107"> употребляется</text:span><text:span text:style-name="T46"> </text:span><text:span text:style-name="T108">форма «išān» </text:span><text:span text:style-name="T109">(мн</text:span><text:span text:style-name="T110">ож.</text:span><text:span text:style-name="T109">)</text:span><text:span text:style-name="T108">: </text:span>u dabir‐ast = išān dabir hastand <text:span text:style-name="T141">(</text:span><text:span text:style-name="T47">он секретарь, </text:span><text:span text:style-name="T107">досл. </text:span><text:span text:style-name="T47">они секретари</text:span><text:span text:style-name="T141">)</text:span>.</text:p>
          </text:list-item>
          <text:list-item>
            <text:p text:style-name="P148"><text:span text:style-name="T141">Вставной согласный </text:span><text:span text:style-name="T47">y</text:span><text:span text:style-name="T141"> не является устойчивой сущностью. Его постановка определяется удобством произношения, и графика </text:span><text:soft-page-break/><text:span text:style-name="T141">копирует устную речь как есть</text:span>: dānešju‐yam, dānešju‐am.</text:p>
          </text:list-item>
        </text:list>
      </text:section>
      <text:p text:style-name="Text_20_body"><draw:frame draw:style-name="fr8" draw:name="Frame6" text:anchor-type="as-char" svg:width="5.6909in" style:rel-width="100%" draw:z-index="0"><draw:text-box fo:min-height="0.2299in"><text:section text:style-name="Sect6" text:name="Section7"><text:h text:style-name="Heading_20_7" text:outline-level="7">Глаголы</text:h><text:p text:style-name="P18">nadārand <text:span text:style-name="T41">не имеет</text:span></text:p><text:p text:style-name="P18">miguyim <text:span text:style-name="T41">говорят</text:span></text:p><text:p text:style-name="P19">nist <text:span text:style-name="T40">не является</text:span></text:p><text:h text:style-name="Heading_20_7" text:outline-level="7"><text:span text:style-name="T136">П</text:span>рилагательные</text:h><text:p text:style-name="P18">pišin <text:span text:style-name="T39">предыдущий</text:span></text:p><text:p text:style-name="P20">moaddabāne<text:span text:style-name="T89"> </text:span><text:span text:style-name="T87">вежливый</text:span></text:p><text:p text:style-name="P21"><text:span text:style-name="T118">sābet</text:span><text:span text:style-name="T85"> </text:span><text:span text:style-name="T88">устойчивый</text:span></text:p><text:p text:style-name="P6"><text:span text:style-name="T93">kolli </text:span><text:span text:style-name="T85">общий</text:span></text:p><text:h text:style-name="Heading_20_7" text:outline-level="7">Предлоги <text:span text:style-name="T138">и др.</text:span></text:h><text:p text:style-name="P18">bā <text:span text:style-name="T38">(вместе) с</text:span></text:p><text:p text:style-name="P18">be <text:span text:style-name="T39">к, в</text:span></text:p><text:p text:style-name="P18">be jā-ye <text:span text:style-name="T39">вместо</text:span></text:p><text:p text:style-name="P18">ham <text:span text:style-name="T41">также</text:span></text:p><text:p text:style-name="P22"><text:span text:style-name="T95">išān </text:span><text:span text:style-name="T41">он, </text:span><text:span text:style-name="T42">она, </text:span><text:span text:style-name="T41">они </text:span><text:span text:style-name="T105">(вежл.)</text:span></text:p><text:h text:style-name="Heading_20_7" text:outline-level="7">Существительные</text:h><text:p text:style-name="P20">jā <text:span text:style-name="T39">место</text:span></text:p><text:p text:style-name="P23"><text:span text:style-name="T106">dabir</text:span><text:span text:style-name="T39"> </text:span><text:span text:style-name="T43">секретарь</text:span></text:p><text:p text:style-name="P18"><text:span text:style-name="T95">towr</text:span><text:span text:style-name="T14"> </text:span><text:span text:style-name="T44">способ</text:span><text:span text:style-name="T137"> (англ. </text:span><text:span text:style-name="T44">way</text:span><text:span text:style-name="T137">)</text:span></text:p><text:p text:style-name="P24"><text:span text:style-name="T137">be towr‐e kolli </text:span><text:span text:style-name="T44">в общем</text:span></text:p><text:p text:style-name="P22">form <text:span text:style-name="T42">форма</text:span></text:p><text:p text:style-name="P25"><text:span text:style-name="T135">tekye </text:span><text:span text:style-name="T45">ударение</text:span></text:p></text:section></draw:text-box></draw:frame></text:p>
      <text:h text:style-name="P164" text:outline-level="3">Ezāfe I – zamirhā‐ye dārāyi</text:h>
      <text:p text:style-name="P134">Изафет I — <text:span text:style-name="T204">притяжательные местоимения</text:span></text:p>
      <text:p text:style-name="P135"><draw:frame draw:style-name="fr9" draw:name="Frame9" text:anchor-type="as-char" svg:width="4.3492in" style:rel-width="100%" draw:z-index="18"><draw:text-box fo:min-height="0.2299in"><text:p text:style-name="P52"><text:span text:style-name="T5">Иза­ф</text:span><text:span text:style-name="T9">é</text:span><text:span text:style-name="T5">т</text:span> <text:span text:style-name="T206">«добавле­ние» </text:span>— граммати­ческая ча­стица <text:span text:style-name="T93">-e</text:span> / -ye в персид­ском язы­ке, вы­полняющая две функ­ции: </text:p><text:p text:style-name="P52">1. <text:span text:style-name="T206">Присоедине­ние к существительном­у друго­го суще­ствительного. Соот­ветствует роди­тельному падеж­у в рус­ском язы­ке:</text:span></text:p><table:table table:name="Table6" table:style-name="Table6"><table:table-column table:style-name="Table6.A"/><table:table-column table:style-name="Table6.B"/><table:table-column table:style-name="Table6.C"/><table:table-row><table:table-cell table:style-name="Table6.A1" table:number-columns-spanned="3" office:value-type="string"><text:p text:style-name="P53"><text:span text:style-name="T208">m</text:span>ādar-<text:span text:style-name="T208">e mohandes</text:span></text:p></table:table-cell><table:covered-table-cell/><table:covered-table-cell/></table:table-row><table:table-row><table:table-cell table:style-name="Table6.A1" office:value-type="string"><text:p text:style-name="P54">mādar</text:p></table:table-cell><table:table-cell table:style-name="Table6.A1" office:value-type="string"><text:p text:style-name="P54">-e</text:p></table:table-cell><table:table-cell table:style-name="Table6.A1" office:value-type="string"><text:p text:style-name="P54">mohandes</text:p></table:table-cell></table:table-row><table:table-row><table:table-cell table:style-name="Table6.A1" office:value-type="string"><text:p text:style-name="P54"><text:span text:style-name="T14">мать</text:span> +</text:p></table:table-cell><table:table-cell table:style-name="Table6.A1" office:value-type="string"><text:p text:style-name="P54">изафет</text:p></table:table-cell><table:table-cell table:style-name="Table6.A1" office:value-type="string"><text:p text:style-name="P54">+ <text:span text:style-name="T14">инженер</text:span></text:p></table:table-cell></table:table-row><table:table-row><table:table-cell table:style-name="Table6.A1" table:number-columns-spanned="3" office:value-type="string"><text:p text:style-name="P57"><text:span text:style-name="T208">м</text:span>ать инженера.</text:p></table:table-cell><table:covered-table-cell/><table:covered-table-cell/></table:table-row></table:table><text:p text:style-name="P55">Обратит­е внима­ние на разни­цу в конструк­ции: в рус­ском язы­ке изме­няется вспомогат­ельное сло­во, в персид­ском — глав­ное.</text:p><text:p text:style-name="P54">2. Присоедине­ние к существительном­у определен­ия, чаще всего прилагательног­о. <text:span text:style-name="T207">В рус­ском язы­ке выражае­тся пол­ным при­лагательным, стоя­щим перед су­ществительным:</text:span></text:p><table:table table:name="Table7" table:style-name="Table7"><table:table-column table:style-name="Table7.A"/><table:table-column table:style-name="Table7.B"/><table:table-column table:style-name="Table7.C"/><table:table-row><table:table-cell table:style-name="Table7.A1" table:number-columns-spanned="3" office:value-type="string"><text:p text:style-name="P53"><text:span text:style-name="T208">mard</text:span>-<text:span text:style-name="T208">e boland</text:span></text:p></table:table-cell><table:covered-table-cell/><table:covered-table-cell/></table:table-row><table:table-row><table:table-cell table:style-name="Table7.A1" office:value-type="string"><text:p text:style-name="P54">m<text:span text:style-name="T208">ard</text:span></text:p></table:table-cell><table:table-cell table:style-name="Table7.A1" office:value-type="string"><text:p text:style-name="P54">-e</text:p></table:table-cell><table:table-cell table:style-name="Table7.A1" office:value-type="string"><text:p text:style-name="P56">boland</text:p></table:table-cell></table:table-row><table:table-row><table:table-cell table:style-name="Table7.A1" office:value-type="string"><text:p text:style-name="P54"><text:span text:style-name="T49">мужчина</text:span> +</text:p></table:table-cell><table:table-cell table:style-name="Table7.A1" office:value-type="string"><text:p text:style-name="P54">изафет</text:p></table:table-cell><table:table-cell table:style-name="Table7.A1" office:value-type="string"><text:p text:style-name="P54">+ <text:span text:style-name="T49">высокий</text:span></text:p></table:table-cell></table:table-row><table:table-row><table:table-cell table:style-name="Table7.A1" table:number-columns-spanned="3" office:value-type="string"><text:p text:style-name="P58">высокий мужчина.</text:p></table:table-cell><table:covered-table-cell/><table:covered-table-cell/></table:table-row></table:table><text:p text:style-name="Frame_20_contents">Обратит­е внима­ние, что имен­ная фраза <text:span text:style-name="T209">типа «Мужчин­а — вы­сокий» реа­лизуется без изафет­а:</text:span></text:p><text:p text:style-name="P59">Mard boland-ast.</text:p></draw:text-box></draw:frame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77">Ezāfe (dārāyi)</text:p>
          </table:table-cell>
          <table:table-cell table:style-name="Table4.A1" table:number-columns-spanned="2" office:value-type="string">
            <text:p text:style-name="P77">Zamir‐e dārāyi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78">Местоименный изафет</text:p>
          </table:table-cell>
          <table:table-cell table:style-name="Table4.A1" table:number-columns-spanned="2" office:value-type="string">
            <text:p text:style-name="P78">Притяжательные суффиксы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75">pedar‐e man</text:p>
          </table:table-cell>
          <table:table-cell table:style-name="Table4.A3" office:value-type="string">
            <text:p text:style-name="P75">pedar‐<text:span text:style-name="T4">am</text:span></text:p>
          </table:table-cell>
          <table:table-cell table:style-name="Table4.A3" office:value-type="string">
            <text:p text:style-name="P76">мой отец</text:p>
          </table:table-cell>
        </table:table-row>
        <table:table-row table:style-name="Table4.4">
          <table:table-cell table:style-name="Table4.A3" office:value-type="string">
            <text:p text:style-name="P75"><draw:frame draw:style-name="fr7" draw:name="Frame2" text:anchor-type="paragraph" draw:z-index="17"><draw:text-box fo:min-height="0.1965in" fo:min-width="1.378in"><text:p text:style-name="P3"><text:span text:style-name="T205">e</text:span>zāfe <text:span text:style-name="T48">добавление,<text:line-break/></text:span><text:span text:style-name="T205">грамм.</text:span><text:span text:style-name="T48"> изафет</text:span></text:p><text:p text:style-name="P4"><text:span text:style-name="T210">dārāyi</text:span> <text:span text:style-name="T50">собственность</text:span></text:p><text:p text:style-name="P5"><text:span text:style-name="T211">ketāb</text:span> <text:span text:style-name="T51">книга</text:span></text:p><text:p text:style-name="P7">daftar <text:span text:style-name="T14">офис</text:span></text:p><text:p text:style-name="P7">lebās <text:span text:style-name="T14">одежда</text:span></text:p><text:p text:style-name="P8">jam’ <text:span text:style-name="T216">грамм. </text:span><text:span text:style-name="T52">м</text:span><text:span text:style-name="T14">н. </text:span><text:span text:style-name="T52">число</text:span></text:p><text:p text:style-name="P8">hamxān <text:span text:style-name="T52">согласный</text:span></text:p><text:p text:style-name="P8">afzude mišavad <text:span text:style-name="T52">добавляется</text:span></text:p></draw:text-box></draw:frame>xāhar‐e to</text:p>
          </table:table-cell>
          <table:table-cell table:style-name="Table4.A3" office:value-type="string">
            <text:p text:style-name="P75">xāhar‐<text:span text:style-name="T4">at</text:span></text:p>
          </table:table-cell>
          <table:table-cell table:style-name="Table4.A3" office:value-type="string">
            <text:p text:style-name="P76">твоя сестра</text:p>
          </table:table-cell>
        </table:table-row>
        <table:table-row table:style-name="Table4.4">
          <table:table-cell table:style-name="Table4.A3" office:value-type="string">
            <text:p text:style-name="P75">ketāb‐e u</text:p>
          </table:table-cell>
          <table:table-cell table:style-name="Table4.A3" office:value-type="string">
            <text:p text:style-name="P75">ketāb‐<text:span text:style-name="T4">aš</text:span></text:p>
          </table:table-cell>
          <table:table-cell table:style-name="Table4.A3" office:value-type="string">
            <text:p text:style-name="P76"><text:span text:style-name="T215">е</text:span>го / <text:span text:style-name="T215">её</text:span> книга</text:p>
          </table:table-cell>
        </table:table-row>
        <table:table-row table:style-name="Table4.3">
          <table:table-cell table:style-name="Table4.A3" office:value-type="string">
            <text:p text:style-name="P75">daftar‐e mā</text:p>
          </table:table-cell>
          <table:table-cell table:style-name="Table4.A3" office:value-type="string">
            <text:p text:style-name="P75">daftar‐e<text:span text:style-name="T4">mān</text:span></text:p>
          </table:table-cell>
          <table:table-cell table:style-name="Table4.A3" office:value-type="string">
            <text:p text:style-name="P76">наш офис</text:p>
          </table:table-cell>
        </table:table-row>
        <table:table-row table:style-name="Table4.3">
          <table:table-cell table:style-name="Table4.A3" office:value-type="string">
            <text:p text:style-name="P75">māšin‐e šomā</text:p>
          </table:table-cell>
          <table:table-cell table:style-name="Table4.A3" office:value-type="string">
            <text:p text:style-name="P75">māšin‐e<text:span text:style-name="T4">tān</text:span></text:p>
          </table:table-cell>
          <table:table-cell table:style-name="Table4.A3" office:value-type="string">
            <text:p text:style-name="P76">ваша машина</text:p>
          </table:table-cell>
        </table:table-row>
        <table:table-row table:style-name="Table4.3">
          <table:table-cell table:style-name="Table4.A3" office:value-type="string">
            <text:p text:style-name="P75">lebās‐e ānhā</text:p>
          </table:table-cell>
          <table:table-cell table:style-name="Table4.A3" office:value-type="string">
            <text:p text:style-name="P75">lebās‐e<text:span text:style-name="T4">šān</text:span></text:p>
          </table:table-cell>
          <table:table-cell table:style-name="Table4.A3" office:value-type="string">
            <text:p text:style-name="P76">их одежда</text:p>
          </table:table-cell>
        </table:table-row>
      </table:table>
      <text:h text:style-name="P183" text:outline-level="4">Nokte</text:h>
      <text:p text:style-name="Text_20_body">Be zamirhā‐ye jam’ pas az hamxān āvā‐ye miyānji‐ye “e” afzude mišavad: daftar‐emān.</text:p>
      <text:h text:style-name="P185" text:outline-level="4">Замечания</text:h>
      <text:p text:style-name="Text_20_body"><draw:frame draw:style-name="fr7" draw:name="Frame10" text:anchor-type="paragraph" draw:z-index="5"><draw:text-box fo:min-height="0.1965in" fo:min-width="1.378in"><text:p text:style-name="P9">sedā <text:span text:style-name="T14">звук</text:span></text:p><text:p text:style-name="P9">xāne <text:span text:style-name="T14">дом</text:span></text:p><text:p text:style-name="P9">bāzi <text:span text:style-name="T14">игра</text:span></text:p><text:p text:style-name="P9">rādiyo <text:span text:style-name="T14">радио</text:span></text:p><text:p text:style-name="P9">jāru <text:span text:style-name="T14">метла, метёлка</text:span></text:p></draw:text-box></draw:frame>В притяжательных суффиксах местоиме­ний множественного числа после согласной вставляется дополнительный гласный «е»: daftar‑emān.</text:p>
      <text:h text:style-name="Heading_20_3" text:outline-level="3" text:is-list-header="true">Āvā‐ye miyānji</text:h>
      <text:p text:style-name="CaptionHeading">Вставные звуки <text:span text:style-name="T14">y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73">sedā</text:p>
          </table:table-cell>
          <table:table-cell table:style-name="Table8.A1" office:value-type="string">
            <text:p text:style-name="P73">xāne</text:p>
          </table:table-cell>
          <table:table-cell table:style-name="Table8.A1" office:value-type="string">
            <text:p text:style-name="P73">bāzi</text:p>
          </table:table-cell>
          <table:table-cell table:style-name="Table8.A1" office:value-type="string">
            <text:p text:style-name="P73">rādiyo</text:p>
          </table:table-cell>
          <table:table-cell table:style-name="Table8.A1" office:value-type="string">
            <text:p text:style-name="P73">jāru</text:p>
          </table:table-cell>
        </table:table-row>
        <table:table-row table:style-name="Table8.2">
          <table:table-cell table:style-name="Table8.A2" office:value-type="string">
            <text:p text:style-name="P73">sedā<text:span text:style-name="T4">‐ye</text:span> man</text:p>
          </table:table-cell>
          <table:table-cell table:style-name="Table8.B2" office:value-type="string">
            <text:p text:style-name="P73"><text:span text:style-name="T212">xāne‐</text:span><text:span text:style-name="T11">ye</text:span><text:span text:style-name="T212"> man</text:span></text:p>
          </table:table-cell>
          <table:table-cell table:style-name="Table8.C2" office:value-type="string">
            <text:p text:style-name="P73">bāzi‐<text:span text:style-name="T4">ye</text:span> man</text:p>
          </table:table-cell>
          <table:table-cell table:style-name="Table8.D2" office:value-type="string">
            <text:p text:style-name="P73">rādiyo‐<text:span text:style-name="T4">ye</text:span> man</text:p>
          </table:table-cell>
          <table:table-cell table:style-name="Table8.E2" office:value-type="string">
            <text:p text:style-name="P73">jāru‐<text:span text:style-name="T4">ye</text:span> man</text:p>
          </table:table-cell>
        </table:table-row>
      </table:table>
      <text:p text:style-name="P8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74">sedā</text:p>
          </table:table-cell>
          <table:table-cell table:style-name="Table9.A1" office:value-type="string">
            <text:p text:style-name="P74">xāne</text:p>
          </table:table-cell>
          <table:table-cell table:style-name="Table9.A1" office:value-type="string">
            <text:p text:style-name="P74">bāzi</text:p>
          </table:table-cell>
          <table:table-cell table:style-name="Table9.A1" office:value-type="string">
            <text:p text:style-name="P74">rādiyo</text:p>
          </table:table-cell>
          <table:table-cell table:style-name="Table9.A1" office:value-type="string">
            <text:p text:style-name="P74">jāru</text:p>
          </table:table-cell>
        </table:table-row>
        <table:table-row table:style-name="Table9.2">
          <table:table-cell table:style-name="Table9.A2" office:value-type="string">
            <text:p text:style-name="P74">sedā‐<text:span text:style-name="T4">y</text:span>am</text:p>
          </table:table-cell>
          <table:table-cell table:style-name="Table9.B2" office:value-type="string">
            <text:p text:style-name="P74">xāne‐am</text:p>
          </table:table-cell>
          <table:table-cell table:style-name="Table9.C2" office:value-type="string">
            <text:p text:style-name="P74">bāzi‐<text:span text:style-name="T4">y</text:span>am</text:p>
          </table:table-cell>
          <table:table-cell table:style-name="Table9.D2" office:value-type="string">
            <text:p text:style-name="P74">rādiyo‐am</text:p>
          </table:table-cell>
          <table:table-cell table:style-name="Table9.E2" office:value-type="string">
            <text:p text:style-name="P74">jāru‐<text:span text:style-name="T4">y</text:span>am</text:p>
          </table:table-cell>
        </table:table-row>
        <table:table-row table:style-name="Table9.2">
          <table:table-cell table:style-name="Table9.A3" office:value-type="string">
            <text:p text:style-name="P74">sedā‐<text:span text:style-name="T4">y</text:span>at</text:p>
          </table:table-cell>
          <table:table-cell table:style-name="Table9.B3" office:value-type="string">
            <text:p text:style-name="P74">xāne‐at</text:p>
          </table:table-cell>
          <table:table-cell table:style-name="Table9.C3" office:value-type="string">
            <text:p text:style-name="P74">bāzi‐<text:span text:style-name="T4">y</text:span>at</text:p>
          </table:table-cell>
          <table:table-cell table:style-name="Table9.D3" office:value-type="string">
            <text:p text:style-name="P74">rādiyo‐at</text:p>
          </table:table-cell>
          <table:table-cell table:style-name="Table9.E3" office:value-type="string">
            <text:p text:style-name="P74">jāru‐<text:span text:style-name="T4">y</text:span>at</text:p>
          </table:table-cell>
        </table:table-row>
        <table:table-row table:style-name="Table9.2">
          <table:table-cell table:style-name="Table9.A4" office:value-type="string">
            <text:p text:style-name="P74">sedā‐<text:span text:style-name="T4">y</text:span>aš</text:p>
          </table:table-cell>
          <table:table-cell table:style-name="Table9.B4" office:value-type="string">
            <text:p text:style-name="P74">xāne‐aš</text:p>
          </table:table-cell>
          <table:table-cell table:style-name="Table9.C4" office:value-type="string">
            <text:p text:style-name="P74">bāzi‐<text:span text:style-name="T4">y</text:span>aš</text:p>
          </table:table-cell>
          <table:table-cell table:style-name="Table9.D4" office:value-type="string">
            <text:p text:style-name="P74">rādiyo‐aš</text:p>
          </table:table-cell>
          <table:table-cell table:style-name="Table9.E4" office:value-type="string">
            <text:p text:style-name="P74">jāru‐<text:span text:style-name="T4">y</text:span>aš</text:p>
          </table:table-cell>
        </table:table-row>
        <table:table-row table:style-name="Table9.2">
          <table:table-cell table:style-name="Table9.A5" office:value-type="string">
            <text:p text:style-name="P74">sedā‐<text:span text:style-name="T4">ye</text:span>mān</text:p>
          </table:table-cell>
          <table:table-cell table:style-name="Table9.B5" office:value-type="string">
            <text:p text:style-name="P74">xāne‐mān</text:p>
          </table:table-cell>
          <table:table-cell table:style-name="Table9.C5" office:value-type="string">
            <text:p text:style-name="P74">bāzi‐mān</text:p>
          </table:table-cell>
          <table:table-cell table:style-name="Table9.D5" office:value-type="string">
            <text:p text:style-name="P74">rādiyo‐mān</text:p>
          </table:table-cell>
          <table:table-cell table:style-name="Table9.E5" office:value-type="string">
            <text:p text:style-name="P74">jāru‐<text:span text:style-name="T4">ye</text:span>mān</text:p>
          </table:table-cell>
        </table:table-row>
        <table:table-row table:style-name="Table9.2">
          <table:table-cell table:style-name="Table9.A6" office:value-type="string">
            <text:p text:style-name="P74">sedā‐<text:span text:style-name="T4">ye</text:span>tān</text:p>
          </table:table-cell>
          <table:table-cell table:style-name="Table9.B6" office:value-type="string">
            <text:p text:style-name="P74">xāne‐tān</text:p>
          </table:table-cell>
          <table:table-cell table:style-name="Table9.C6" office:value-type="string">
            <text:p text:style-name="P74">bāzi‐tān</text:p>
          </table:table-cell>
          <table:table-cell table:style-name="Table9.D6" office:value-type="string">
            <text:p text:style-name="P74">rādiyo‐tān</text:p>
          </table:table-cell>
          <table:table-cell table:style-name="Table9.E6" office:value-type="string">
            <text:p text:style-name="P74">jāru‐<text:span text:style-name="T4">ye</text:span>tān</text:p>
          </table:table-cell>
        </table:table-row>
        <text:soft-page-break/>
        <table:table-row table:style-name="Table9.2">
          <table:table-cell table:style-name="Table9.A7" office:value-type="string">
            <text:p text:style-name="P74">sedā‐<text:span text:style-name="T4">ye</text:span>šān</text:p>
          </table:table-cell>
          <table:table-cell table:style-name="Table9.B7" office:value-type="string">
            <text:p text:style-name="P74">xāne‐šān</text:p>
          </table:table-cell>
          <table:table-cell table:style-name="Table9.C7" office:value-type="string">
            <text:p text:style-name="P74">bāzi‐šān</text:p>
          </table:table-cell>
          <table:table-cell table:style-name="Table9.D7" office:value-type="string">
            <text:p text:style-name="P74">rādiyo‐šān</text:p>
          </table:table-cell>
          <table:table-cell table:style-name="Table9.E7" office:value-type="string">
            <text:p text:style-name="P74">jāru‐<text:span text:style-name="T4">ye</text:span>šān</text:p>
          </table:table-cell>
        </table:table-row>
      </table:table>
      <text:section text:style-name="Sect5" text:name="Section8">
        <text:h text:style-name="Heading_20_4" text:outline-level="4">Nokte</text:h>
        <text:list xml:id="list8174573895112147791" text:style-name="WW8Num10">
          <text:list-header>
            <text:p text:style-name="P140">Ezāfe va zamirhā‐ye dārāyi tekye nadārand va bā vāže‐ye pišin xānde mišavand: pez<text:span text:style-name="T217">é</text:span>šk‐e m<text:span text:style-name="T217">á</text:span>n, pez<text:span text:style-name="T217">é</text:span>šk‐am.</text:p>
            <text:list>
              <text:list-item>
                <text:list>
                  <text:list-item>
                    <text:list>
                      <text:list-header>
                        <text:h text:style-name="P186" text:outline-level="4">Замечания</text:h>
                      </text:list-header>
                    </text:list>
                  </text:list-item>
                </text:list>
              </text:list-item>
            </text:list>
            <text:p text:style-name="P149">Изафет и местоименные суффи<text:span text:style-name="T222">к</text:span>сы не получают ударения и произносятся вместе с предыдущим словом: pezéšk‑e mán, pezéšk‑am.</text:p>
          </text:list-header>
        </text:list>
      </text:section>
      <text:h text:style-name="P161" text:outline-level="5"><draw:frame draw:style-name="fr10" draw:name="Frame12" text:anchor-type="paragraph" svg:width="4.3492in" style:rel-width="100%" draw:z-index="7"><draw:text-box fo:min-height="2.398in"><text:section text:style-name="Sect2" text:name="Section12"><text:h text:style-name="P169" text:outline-level="7">Учебная лексика</text:h><text:p text:style-name="P28">xāli <text:span text:style-name="T55">пустой</text:span></text:p><text:p text:style-name="P31">-rā <text:span text:style-name="T231">граммати­ческая ча­стица, </text:span><text:span text:style-name="T232">маркирую­щая прямое допол­нение</text:span><text:span text:style-name="T231">. </text:span><text:span text:style-name="T232">Ставится по­сле </text:span><text:span text:style-name="T231">определенно</text:span><text:span text:style-name="T232">го </text:span><text:span text:style-name="T231">прямо</text:span><text:span text:style-name="T232">го</text:span><text:span text:style-name="T231"> дополнене­ни</text:span><text:span text:style-name="T232">я.</text:span></text:p><text:p text:style-name="P29">zir <text:span text:style-name="T55">низ</text:span></text:p><text:p text:style-name="P29"><text:span text:style-name="T228">-(y)e </text:span>zir <text:span text:style-name="T233">(</text:span><text:span text:style-name="T55">который</text:span><text:span text:style-name="T113">)</text:span><text:span text:style-name="T55"> внизу</text:span></text:p><text:p text:style-name="P28">por kon! <text:span text:style-name="T55">заполни! </text:span><text:span text:style-name="T111">пов. накл. от por kardan </text:span><text:span text:style-name="T55">заполнять</text:span></text:p><text:h text:style-name="P178" text:outline-level="7">Прилагательные</text:h><text:p text:style-name="P34"><text:span text:style-name="T112">sabz </text:span><text:span text:style-name="T56">зелёный</text:span></text:p><text:p text:style-name="P38">boland <text:span text:style-name="T56">(о звуке) громкий</text:span></text:p><text:p text:style-name="P35"><text:span text:style-name="T226">q</text:span>adkutāh <text:span text:style-name="T56">(о человеке) невысокий</text:span></text:p><text:p text:style-name="P11"><text:span text:style-name="T229">cāq</text:span> <text:span text:style-name="T56">толстый</text:span></text:p><text:p text:style-name="P35">tešne <text:span text:style-name="T56">испытывающий жажду</text:span></text:p><text:p text:style-name="P35"><text:span text:style-name="T112">gorosne </text:span><text:span text:style-name="T56">голодный</text:span></text:p><text:p text:style-name="P35">xošhāl<text:span text:style-name="T14"> </text:span><text:span text:style-name="T61">довольный, радостный</text:span></text:p><text:p text:style-name="P35"><text:span text:style-name="T112">bimār </text:span><text:span text:style-name="T90">больной</text:span></text:p><text:h text:style-name="P170" text:outline-level="7">Существительные</text:h><text:p text:style-name="P36"><text:span text:style-name="T225">r</text:span>ang <text:span text:style-name="T56">цвет</text:span></text:p><text:p text:style-name="P39">māšin <text:span text:style-name="T56">машина</text:span></text:p><text:p text:style-name="P137">polis <text:span text:style-name="T56">полиция, полицейский</text:span></text:p><text:p text:style-name="P36">pārk <text:span text:style-name="T56">парк</text:span></text:p><text:p text:style-name="P36"><text:span text:style-name="T225">s</text:span>edā <text:span text:style-name="T56">звук</text:span></text:p><text:p text:style-name="P37"><text:span text:style-name="T119">kārgar </text:span><text:span text:style-name="T56">рабочий</text:span></text:p><text:h text:style-name="P171" text:outline-level="7">Двоюродное родство</text:h><text:p text:style-name="P35"><text:span text:style-name="T227">d</text:span>āyi<text:span text:style-name="T230"> </text:span><text:span text:style-name="T84">брат м</text:span><text:span text:style-name="T56">атери </text:span><text:span text:style-name="T59">(</text:span><text:span text:style-name="T60">в</text:span><text:span text:style-name="T58">уй</text:span><text:span text:style-name="T59">)</text:span></text:p><text:p text:style-name="P30"><text:span text:style-name="T226">a</text:span>mu <text:span text:style-name="T84">брат</text:span><text:span text:style-name="T56"> отц</text:span><text:span text:style-name="T84">а</text:span><text:span text:style-name="T56"> </text:span><text:span text:style-name="T59">(</text:span><text:span text:style-name="T58">стрый</text:span><text:span text:style-name="T59">)</text:span></text:p><text:p text:style-name="P32"><text:span text:style-name="T227">x</text:span>āle <text:span text:style-name="T84">сестра </text:span><text:span text:style-name="T56">матери </text:span><text:span text:style-name="T60">(вуйка)</text:span></text:p><text:p text:style-name="P32">amme <text:span text:style-name="T84">сестра </text:span><text:span text:style-name="T56">отц</text:span><text:span text:style-name="T84">а</text:span><text:span text:style-name="T56"> </text:span><text:span text:style-name="T60">(стрыя)</text:span></text:p><text:h text:style-name="P189" text:outline-level="9">Двоюродные братья и сёстры</text:h><text:p text:style-name="P60"><text:span text:style-name="T112">doxtardāyi </text:span><text:span text:style-name="T56">дочь </text:span><text:span text:style-name="T83">вуя</text:span></text:p><text:p text:style-name="P61"><text:span text:style-name="T227">pesardāyi </text:span><text:span text:style-name="T57">сын</text:span><text:span text:style-name="T56"> </text:span><text:span text:style-name="T83">вуя</text:span></text:p><text:p text:style-name="P35"><text:span text:style-name="T227">d</text:span>oxtaramu<text:span text:style-name="T56"> дочь </text:span><text:span text:style-name="T83">стрыя</text:span></text:p><text:p text:style-name="P35">pesaramu <text:span text:style-name="T57">сын </text:span><text:span text:style-name="T83">стрыя</text:span></text:p><text:p text:style-name="P33"><text:span text:style-name="T227">d</text:span>oxtarxāle<text:span text:style-name="T56"> дочь </text:span><text:span text:style-name="T83">вуйки</text:span></text:p><text:p text:style-name="P10"><text:span text:style-name="T229">pesarxāle</text:span><text:span text:style-name="T56"> </text:span><text:span text:style-name="T57">сын </text:span><text:span text:style-name="T83">вуйки</text:span></text:p><text:p text:style-name="P33">doxtaramme<text:span text:style-name="T56"> дочь </text:span><text:span text:style-name="T83">стрыи</text:span></text:p><text:p text:style-name="P33"><text:span text:style-name="T227">p</text:span>esaramme <text:span text:style-name="T57">сын</text:span><text:span text:style-name="T56"> </text:span><text:span text:style-name="T83">стрыи</text:span></text:p></text:section></draw:text-box></draw:frame>Jāhā‐ye xāli rā bā vāžehā‐ye zir por kon!</text:h>
      <text:section text:style-name="Sect2" text:name="Section9">
        <text:list xml:id="list5929409852692997405" text:style-name="L7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0"><text:span text:style-name="T7">A</text:span><text:span text:style-name="T218"><text:tab/></text:span>mā<text:span text:style-name="T213"><text:tab/></text:span>ānhā<text:span text:style-name="T213"><text:tab/></text:span>hastid<text:span text:style-name="T213"><text:tab/></text:span>im<text:span text:style-name="T213"><text:tab/></text:span>yand<text:span text:style-name="T213"><text:tab/></text:span>man<text:span text:style-name="T213"><text:tab/></text:span>yešān<text:span text:style-name="T213"><text:tab/></text:span>aš<text:span text:style-name="T213"><text:tab/></text:span>at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section text:style-name="Sect7" text:name="Section10">
          <text:list xml:id="list8237028375860015078" text:style-name="WW8Num11">
            <text:list-item>
              <text:p text:style-name="P141">Rang‐e māšin ___ sabz‐ast.</text:p>
            </text:list-item>
            <text:list-item>
              <text:p text:style-name="P141">Ānhā dānešju ___.</text:p>
            </text:list-item>
            <text:list-item>
              <text:p text:style-name="P142">Šomā polis ___.</text:p>
            </text:list-item>
            <text:list-item>
              <text:p text:style-name="P142">Pedar‐e ___ mohan<text:span text:style-name="T255">­</text:span>des‐ast.</text:p>
            </text:list-item>
            <text:list-item>
              <text:p text:style-name="P142">___ parastār hastim.</text:p>
            </text:list-item>
            <text:list-item>
              <text:p text:style-name="P142">Mā dānešāmuz ___.</text:p>
            </text:list-item>
            <text:list-item>
              <text:p text:style-name="P142">Esm‐e barādar‐e ___ Sāmān‐ast.</text:p>
            </text:list-item>
            <text:list-item>
              <text:p text:style-name="P142">To va mādar ___ dar pārk hastid.</text:p>
            </text:list-item>
            <text:list-item>
              <text:p text:style-name="P142">Sedā ___ boland‐ast.</text:p>
            </text:list-item>
          </text:list>
        </text:section>
        <text:h text:style-name="P162" text:outline-level="5">Jāhā‐ye xāli rā bā vāžehā‐ye zir por kon!</text:h>
        <text:list xml:id="list203253724617680764" text:style-name="L8">
          <text:list-header>
            <text:p text:style-name="P151"><text:span text:style-name="T8">B</text:span><text:span text:style-name="T219"><text:tab/></text:span>ešān<text:span text:style-name="T213"><text:tab/></text:span>ast<text:span text:style-name="T213"><text:tab/></text:span>šomā<text:span text:style-name="T213"><text:tab/></text:span>mān<text:span text:style-name="T213"><text:tab/></text:span>hastand<text:span text:style-name="T213"><text:tab/></text:span>to<text:span text:style-name="T213"><text:tab/></text:span>u<text:span text:style-name="T213"><text:tab/></text:span>e<text:span text:style-name="T213"><text:tab/></text:span><text:span text:style-name="T214">and</text:span></text:p>
          </text:list-header>
        </text:list>
        <text:section text:style-name="Sect7" text:name="Section11">
          <text:list xml:id="list2395261299854376182" text:style-name="WW8Num12">
            <text:list-item>
              <text:p text:style-name="P143"><text:soft-page-break/>Pesar va doxtar ___ dānešāmuz hastand.</text:p>
            </text:list-item>
            <text:list-item>
              <text:p text:style-name="P143">Amu‐ye man qad<text:span text:style-name="T255">­</text:span>kutāh ___.</text:p>
            </text:list-item>
            <text:list-item>
              <text:p text:style-name="P143">Mādar ___ Sārā xayyāt‐ast.</text:p>
            </text:list-item>
            <text:list-item>
              <text:p text:style-name="P143">Dāyi‐ye ___ kārgar‐ast.</text:p>
            </text:list-item>
            <text:list-item>
              <text:p text:style-name="P143">Xāle va amme‐ye man tešne __.</text:p>
            </text:list-item>
            <text:list-item>
              <text:p text:style-name="P143">Doxtarxāle va pesar<text:span text:style-name="T255">­</text:span>xāle‐ye man gorosne ___.</text:p>
            </text:list-item>
            <text:list-item>
              <text:p text:style-name="P143">Doxtaramu va pe<text:span text:style-name="T255">­</text:span>saramu‐ye ___ cāq has<text:span text:style-name="T255">­</text:span>tand.</text:p>
            </text:list-item>
            <text:list-item>
              <text:p text:style-name="P143">Pesardāyi va doxtar<text:span text:style-name="T255">­</text:span>dāyi ___ xošhāl has<text:span text:style-name="T255">­</text:span>tand.</text:p>
            </text:list-item>
            <text:list-item>
              <text:p text:style-name="P143">Pesaramme va dox<text:span text:style-name="T255">­</text:span>taramme‐ye ___ bi<text:span text:style-name="T255">­</text:span>mār‐and.</text:p>
            </text:list-item>
          </text:list>
        </text:section>
      </text:section>
      <text:h text:style-name="P158" text:outline-level="2">Irān‐o irāni – Āmuzgār‐e irāni <text:span text:style-name="T122">♪</text:span></text:h>
      <text:p text:style-name="Text_20_body">Mā dānešāmuz hastim va aknun dar kelās‐im. Āmuzgār‐e mā irāni‐st. Zabān‐e u fārsi‐<text:span text:style-name="T234">s</text:span>t. Fārsi širin‐ast. Mā be fārsi alāqemand hastim.</text:p>
      <text:h text:style-name="Heading_20_5" text:outline-level="5"><draw:frame draw:style-name="fr10" draw:name="Frame14" text:anchor-type="paragraph" svg:width="4.3492in" style:rel-width="100%" draw:z-index="20"><draw:text-box fo:min-height="0.2299in"><text:p text:style-name="P40">Irān <text:span text:style-name="T14">Иран</text:span></text:p><text:p text:style-name="P40">‐o <text:span text:style-name="T14">форма союза </text:span>va <text:span text:style-name="T14">и</text:span></text:p><text:p text:style-name="P41">irāni <text:span text:style-name="T235">1) пр. </text:span><text:span text:style-name="T62">иранский</text:span></text:p><text:p text:style-name="P41"><text:span text:style-name="T114">2) </text:span><text:span text:style-name="T62">иранец, иранка</text:span></text:p><text:p text:style-name="P40">āmuzgār <text:span text:style-name="T63">учитель</text:span></text:p><text:p text:style-name="P40">aknun <text:span text:style-name="T64">сейчас</text:span></text:p><text:p text:style-name="P40">kelās <text:span text:style-name="T64">класс</text:span></text:p><text:p text:style-name="P40">zabān <text:span text:style-name="T64">язык</text:span></text:p><text:p text:style-name="P40">fārsi <text:span text:style-name="T64">персидский</text:span></text:p><text:p text:style-name="P40">širin <text:span text:style-name="T65">сладкий</text:span></text:p><text:p text:style-name="P42">alāqemand <text:span text:style-name="T65">заинтересованный<text:line-break/></text:span><text:span text:style-name="T115">(</text:span><text:span text:style-name="T95">be čiz-i</text:span><text:span text:style-name="T14"> <text:s/></text:span><text:span text:style-name="T65">в чём-то</text:span><text:span text:style-name="T115">)</text:span></text:p><text:p text:style-name="P12"><text:span text:style-name="T236">čiz-i </text:span><text:span text:style-name="T65">что-то, кое-что</text:span></text:p><text:p text:style-name="P43">kārmand <text:span text:style-name="T14">работник,</text:span><text:line-break/><text:span text:style-name="T14">служащий</text:span></text:p><text:p text:style-name="P17"><text:span text:style-name="T236">moallem</text:span><text:span text:style-name="T65"> учитель</text:span></text:p><text:p text:style-name="P17"><text:span text:style-name="T236">kānādāyi 1)</text:span><text:span text:style-name="T65"> канадский<text:line-break/></text:span><text:span text:style-name="T236">2) </text:span><text:span text:style-name="T65">канадец, канадка</text:span></text:p></draw:text-box></draw:frame>Dorost yā qalat?</text:h>
      <text:list xml:id="list5865223521237675209" text:style-name="WW8Num13">
        <text:list-item>
          <text:p text:style-name="P152">Mā kārmand hastim.</text:p>
        </text:list-item>
        <text:list-item>
          <text:p text:style-name="P153">Moallem‐e mā kānādāyi‐st.</text:p>
        </text:list-item>
        <text:list-item>
          <text:p text:style-name="P153">Zabān‐e moallem fārsi‐st.</text:p>
        </text:list-item>
        <text:list-item>
          <text:p text:style-name="P153">Fārsi širin‐ast.</text:p>
        </text:list-item>
        <text:list-item>
          <text:p text:style-name="P153"><draw:frame draw:style-name="fr11" draw:name="Frame16" text:anchor-type="paragraph" svg:x="1.9575in" svg:y="0.002in" draw:z-index="6"><draw:text-box fo:min-height="0.2in" fo:min-width="3in"><text:section text:style-name="Sect5" text:name="Section13"><text:h text:style-name="P172" text:outline-level="7">Существительные</text:h><text:p text:style-name="P44"><text:span text:style-name="T239">g</text:span>oftogu <text:span text:style-name="T66">разговор, беседа, диалог</text:span></text:p><text:p text:style-name="P13">salām сущ. <text:span text:style-name="T14">приветствие</text:span></text:p><text:p text:style-name="P44">ahvālporsi <text:span text:style-name="T66">приветствия</text:span></text:p><text:p text:style-name="P14"><text:span text:style-name="T240">hāl </text:span><text:span text:style-name="T67">состояние</text:span></text:p><text:h text:style-name="Heading_20_7" text:outline-level="7">Прилагательные</text:h><text:p text:style-name="P45"><text:span text:style-name="T242">g</text:span>oftāri<text:span text:style-name="T95"> </text:span><text:span text:style-name="T71">разговорный, устный</text:span></text:p><text:p text:style-name="P14"><text:span text:style-name="T242">neveštāri </text:span><text:span text:style-name="T71">письменный</text:span></text:p><text:p text:style-name="P14"><text:span text:style-name="T240">xub</text:span><text:span text:style-name="T67"> хороший; хорошо</text:span></text:p><text:p text:style-name="P14"><text:span text:style-name="T241">mamnun </text:span><text:span text:style-name="T69">благодар</text:span><text:span text:style-name="T71">ный</text:span></text:p><text:h text:style-name="P173" text:outline-level="7"><text:span text:style-name="T116">Н</text:span><text:span text:style-name="T95">аречия, местоимения,<text:line-break/>междометия</text:span></text:h><text:p text:style-name="P45">ci <text:span text:style-name="T67">что? </text:span><text:span text:style-name="T71">к</text:span><text:span text:style-name="T67">акой?</text:span></text:p><text:p text:style-name="P47"><text:span text:style-name="T95">сetowr</text:span><text:span text:style-name="T14"> как?</text:span></text:p><text:p text:style-name="P15"><text:span text:style-name="T240">m</text:span>ersi <text:span text:style-name="T14">спасибо</text:span></text:p><text:p text:style-name="P16">xeyli <text:span text:style-name="T14">очень; много</text:span></text:p><text:p text:style-name="P44">ham <text:span text:style-name="T71">также</text:span></text:p><text:h text:style-name="P174" text:outline-level="7">Имена</text:h><text:p text:style-name="P45">Navid <text:span text:style-name="T67">м.</text:span></text:p><text:p text:style-name="P45"><text:span text:style-name="T117">Narges</text:span><text:span text:style-name="T70"> </text:span><text:span text:style-name="T67">ж.</text:span></text:p></text:section></draw:text-box></draw:frame>Man be fārsi alāqemand hastam.</text:p>
        </text:list-item>
      </text:list>
      <text:h text:style-name="P159" text:outline-level="2"><text:soft-page-break/>Goftogu – Salām‐o ahvālporsi <text:span text:style-name="T122">♪</text:span></text:h>
      <text:h text:style-name="Heading_20_3" text:outline-level="3"><text:s/></text:h>
      <text:p text:style-name="P66"><draw:frame draw:style-name="fr12" draw:name="Frame17" text:anchor-type="paragraph" svg:x="3.3929in" svg:y="0.0146in" draw:z-index="8"><draw:text-box fo:min-height="0.1965in" fo:min-width="1.378in"><text:h text:style-name="P175" text:outline-level="7">Разговорные формулы</text:h><text:p text:style-name="P46">Hāl‐et cetowr‐e? <text:span text:style-name="T67">Как твои дела?</text:span></text:p><text:p text:style-name="P46">Xub‐am, mersi. <text:span text:style-name="T68">Спасибо, хорошо.</text:span></text:p><text:p text:style-name="P46">Xeyl‐i <text:span text:style-name="T241">m</text:span>amnun. <text:span text:style-name="T70">Спасибо большое.</text:span></text:p></draw:text-box></draw:frame>Navid:<text:span text:style-name="T213"><text:tab/></text:span>Salām! Esm‐e man Navid‐e. Esm‐e to ci‐ye?</text:p>
      <text:p text:style-name="P66">Narges:<text:span text:style-name="T213"><text:tab/></text:span>Salām! Esm‐e man Narges‐e.</text:p>
      <text:p text:style-name="P66">Navid:<text:span text:style-name="T213"><text:tab/></text:span>Hāl‐et cetowr‐e, Narges?</text:p>
      <text:p text:style-name="P66">Narges:<text:span text:style-name="T213"><text:tab/></text:span>Xub‐am, mersi. To cetowr‐i?</text:p>
      <text:p text:style-name="P66">Navid:<text:span text:style-name="T213"><text:tab/></text:span>Man‐am xub‐am. Xeyl‐i Mamnun.</text:p>
      <text:section text:style-name="Sect2" text:name="Section14">
        <text:section text:style-name="Sect8" text:name="Section15">
          <text:h text:style-name="P180" text:outline-level="4">Nokte</text:h>
          <table:table table:name="Table10" table:style-name="Table10">
            <table:table-column table:style-name="Table10.A"/>
            <table:table-column table:style-name="Table10.B"/>
            <table:table-row table:style-name="Table10.1">
              <table:table-cell table:style-name="Table10.A1" office:value-type="string">
                <text:p text:style-name="P64">Goftāri</text:p>
              </table:table-cell>
              <table:table-cell table:style-name="Table10.A1" office:value-type="string">
                <text:p text:style-name="P64">Neveštāri</text:p>
              </table:table-cell>
            </table:table-row>
            <table:table-row table:style-name="Table10.1">
              <table:table-cell table:style-name="Table10.A1" office:value-type="string">
                <text:p text:style-name="P63">В устной речи </text:p>
              </table:table-cell>
              <table:table-cell table:style-name="Table10.A1" office:value-type="string">
                <text:p text:style-name="P63">На письме</text:p>
              </table:table-cell>
            </table:table-row>
            <table:table-row table:style-name="Table10.3">
              <table:table-cell table:style-name="Table10.A3" office:value-type="string">
                <text:p text:style-name="P67">Navid‐e</text:p>
              </table:table-cell>
              <table:table-cell table:style-name="Table10.B3" office:value-type="string">
                <text:p text:style-name="P67">Navid‐ast</text:p>
              </table:table-cell>
            </table:table-row>
            <table:table-row table:style-name="Table10.4">
              <table:table-cell table:style-name="Table10.A4" office:value-type="string">
                <text:p text:style-name="P67">ci‐ye</text:p>
              </table:table-cell>
              <table:table-cell table:style-name="Table10.B4" office:value-type="string">
                <text:p text:style-name="P67">ci‐st</text:p>
              </table:table-cell>
            </table:table-row>
            <table:table-row table:style-name="Table10.4">
              <table:table-cell table:style-name="Table10.A5" office:value-type="string">
                <text:p text:style-name="P67">Narges‐e</text:p>
              </table:table-cell>
              <table:table-cell table:style-name="Table10.B5" office:value-type="string">
                <text:p text:style-name="P67">Narges‐ast</text:p>
              </table:table-cell>
            </table:table-row>
            <table:table-row table:style-name="Table10.4">
              <table:table-cell table:style-name="Table10.A6" office:value-type="string">
                <text:p text:style-name="P67">hāl‐et</text:p>
              </table:table-cell>
              <table:table-cell table:style-name="Table10.B6" office:value-type="string">
                <text:p text:style-name="P67">hāl‐at</text:p>
              </table:table-cell>
            </table:table-row>
            <table:table-row table:style-name="Table10.4">
              <table:table-cell table:style-name="Table10.A7" office:value-type="string">
                <text:p text:style-name="P67">cetowr‐e</text:p>
              </table:table-cell>
              <table:table-cell table:style-name="Table10.B7" office:value-type="string">
                <text:p text:style-name="P67">cetowr‐ast</text:p>
              </table:table-cell>
            </table:table-row>
            <table:table-row table:style-name="Table10.3">
              <table:table-cell table:style-name="Table10.A8" office:value-type="string">
                <text:p text:style-name="P67">man‐am</text:p>
              </table:table-cell>
              <table:table-cell table:style-name="Table10.B8" office:value-type="string">
                <text:p text:style-name="P67">man ham</text:p>
              </table:table-cell>
            </table:table-row>
          </table:table>
          <text:h text:style-name="P180" text:outline-level="4">Nokte</text:h>
          <text:list xml:id="list5171127857627688458" text:style-name="L9">
            <text:list-item>
              <text:p text:style-name="P145">“To” xodemāni‐st. Be dustān “to” miguyim.</text:p>
            </text:list-item>
            <text:list-item>
              <text:p text:style-name="P144">Hazf‐e yek āvā bivāsete anjām migirad: sobh, sob.</text:p>
            </text:list-item>
            <text:list-item>
              <text:p text:style-name="P146">Hargāh vāže‐i kārbord‐e mostaqell‐e xod rā az dast dehad, bā xatt‐e tire nevešte mišavad: man ham, man‐am.</text:p>
            </text:list-item>
          </text:list>
        </text:section>
        <text:h text:style-name="P187" text:outline-level="4"><draw:frame draw:style-name="fr13" draw:name="Frame18" text:anchor-type="paragraph" draw:z-index="9"><draw:text-box fo:min-height="0.2299in" fo:min-width="0.15in"><text:p text:style-name="P48">xodemāni <text:span text:style-name="T72">неформальный</text:span></text:p><text:p text:style-name="P48">dust, <text:span text:style-name="T243">dust</text:span>ān <text:span text:style-name="T72">друг, друзья</text:span></text:p><text:p text:style-name="P48">miguyim <text:span text:style-name="T72">мы говорим</text:span></text:p><text:p text:style-name="P49"><text:span text:style-name="T243">h</text:span>azf <text:span text:style-name="T72">пропуск, опускание</text:span></text:p><text:p text:style-name="P49">āvā <text:span text:style-name="T72">звук</text:span></text:p><text:p text:style-name="P48">bivāsete <text:span text:style-name="T78">сразу же</text:span></text:p><text:p text:style-name="P48">anjām migirad <text:span text:style-name="T78">осуществляется</text:span></text:p><text:p text:style-name="P48">sobh, sob <text:span text:style-name="T73">утро</text:span></text:p><text:p text:style-name="P48"><text:span text:style-name="T246">h</text:span>argāh <text:span text:style-name="T76">всякий раз, когда</text:span></text:p><text:p text:style-name="P51">‐i <text:span text:style-name="T76">частица,</text:span><text:span text:style-name="T77"> передаёт</text:span><text:span text:style-name="T76"><text:line-break/>грамм. неопределенность <text:line-break/></text:span><text:span text:style-name="T77">существительного</text:span></text:p><text:p text:style-name="P48">kārbord <text:span text:style-name="T74">употребление</text:span></text:p><text:p text:style-name="P48">mostaqell <text:span text:style-name="T74">автономный</text:span></text:p><text:p text:style-name="P48">xod <text:span text:style-name="T74">сам</text:span></text:p><text:p text:style-name="P50"><text:span text:style-name="T245">az </text:span>dast<text:span text:style-name="T74"> </text:span>dehad <text:s/><text:span text:style-name="T75">теряет</text:span></text:p><text:p text:style-name="P48">xatt-<text:span text:style-name="T244">e </text:span>tire <text:span text:style-name="T73">дефис</text:span></text:p><text:p text:style-name="P48">nevešte mišavad <text:span text:style-name="T73">пишется</text:span></text:p></draw:text-box></draw:frame><text:soft-page-break/>Замечания</text:h>
        <text:list xml:id="list74937399734445" text:continue-list="list5171127857627688458" text:style-name="L9">
          <text:list-item text:start-value="1">
            <text:p text:style-name="P146"><text:span text:style-name="T243">Местоимение </text:span>«<text:span text:style-name="T243">t</text:span>o» <text:span text:style-name="T243">используется в неформальной речи. Так, к друзьям обращаются на «to».</text:span></text:p>
          </text:list-item>
          <text:list-item>
            <text:p text:style-name="P146"><text:span text:style-name="T248">Потеря звука в произношении непосредственно отражается на письме</text:span>: sobh, sob.</text:p>
          </text:list-item>
          <text:list-item>
            <text:p text:style-name="P146"><text:span text:style-name="T247">Если слово из-за редукции прекращает своё самостоятельное существование во фразе, оно пишется через дефис</text:span>: man ham, man‐am.</text:p>
          </text:list-item>
        </text:list>
      </text:section>
      <text:h text:style-name="P165" text:outline-level="3"/>
      <text:p text:style-name="P71">Kāmbiz:<text:tab/>Salām! Esm‐e man Kāmbiz‐e. Esm‐e šomā ci‐ye?</text:p>
      <text:p text:style-name="P71">Xānom‐e Panāhi:<text:tab/>Sob be xeyr. Man Panāhi hastam, ostād‐e šomā.</text:p>
      <text:p text:style-name="P71">Kāmbiz:<text:tab/>Hāl‐e tun cetowr‐e, Xānum‐e Panāhi?</text:p>
      <text:p text:style-name="P71">Xānom‐e Panāhi:<text:tab/>Xub‐am, motšakker‐am. Hāl‐e šomā cetowr‐e?</text:p>
      <text:p text:style-name="P71">Kāmbiz:<text:tab/>Mersi, man‐am xub‐am. Ruz‐e xub‐i dāšte bāšin.</text:p>
      <text:p text:style-name="P71">Xānom‐e Panāhi:<text:tab/>Mamnun. Be hamcenin. Xodā negahdār!</text:p>
      <text:p text:style-name="P72">Kāmbiz:<text:tab/>Xodā hāfez!</text:p>
      <text:h text:style-name="Heading_20_4" text:outline-level="4">Nokte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2">Goftāri</text:p>
          </table:table-cell>
          <table:table-cell table:style-name="Table12.A1" office:value-type="string">
            <text:p text:style-name="P62">Neveštāri</text:p>
          </table:table-cell>
        </table:table-row>
        <table:table-row table:style-name="Table12.1">
          <table:table-cell table:style-name="Table12.A1" office:value-type="string">
            <text:p text:style-name="P62">В устной речи </text:p>
          </table:table-cell>
          <table:table-cell table:style-name="Table12.A1" office:value-type="string">
            <text:p text:style-name="P65">На письме</text:p>
          </table:table-cell>
        </table:table-row>
        <table:table-row table:style-name="Table12.3">
          <table:table-cell table:style-name="Table12.A3" office:value-type="string">
            <text:p text:style-name="Text_20_body">Kāmbiz‐e</text:p>
          </table:table-cell>
          <table:table-cell table:style-name="Table12.A3" office:value-type="string">
            <text:p text:style-name="Text_20_body">Kāmbiz‐ast</text:p>
          </table:table-cell>
        </table:table-row>
        <table:table-row table:style-name="Table12.4">
          <table:table-cell table:style-name="Table12.A3" office:value-type="string">
            <text:p text:style-name="Text_20_body">ci‐ye</text:p>
          </table:table-cell>
          <table:table-cell table:style-name="Table12.A3" office:value-type="string">
            <text:p text:style-name="Text_20_body">ci‐st</text:p>
          </table:table-cell>
        </table:table-row>
        <table:table-row table:style-name="Table12.4">
          <table:table-cell table:style-name="Table12.A3" office:value-type="string">
            <text:p text:style-name="Text_20_body">sob</text:p>
          </table:table-cell>
          <table:table-cell table:style-name="Table12.A3" office:value-type="string">
            <text:p text:style-name="Text_20_body">sobh</text:p>
          </table:table-cell>
        </table:table-row>
        <table:table-row table:style-name="Table12.4">
          <table:table-cell table:style-name="Table12.A3" office:value-type="string">
            <text:p text:style-name="Text_20_body">hāl‐etun</text:p>
          </table:table-cell>
          <table:table-cell table:style-name="Table12.A3" office:value-type="string">
            <text:p text:style-name="Text_20_body">hāl‐etān</text:p>
          </table:table-cell>
        </table:table-row>
        <table:table-row table:style-name="Table12.3">
          <table:table-cell table:style-name="Table12.A3" office:value-type="string">
            <text:p text:style-name="Text_20_body">cetowr‐e</text:p>
          </table:table-cell>
          <table:table-cell table:style-name="Table12.A3" office:value-type="string">
            <text:p text:style-name="Text_20_body">cetowr‐ast</text:p>
          </table:table-cell>
        </table:table-row>
        <table:table-row table:style-name="Table12.3">
          <table:table-cell table:style-name="Table12.A3" office:value-type="string">
            <text:p text:style-name="Text_20_body">xānum</text:p>
          </table:table-cell>
          <table:table-cell table:style-name="Table12.A3" office:value-type="string">
            <text:p text:style-name="Text_20_body">xānom</text:p>
          </table:table-cell>
        </table:table-row>
        <text:soft-page-break/>
        <table:table-row table:style-name="Table12.4">
          <table:table-cell table:style-name="Table12.A3" office:value-type="string">
            <text:p text:style-name="Text_20_body">motšakker‐am</text:p>
          </table:table-cell>
          <table:table-cell table:style-name="Table12.A3" office:value-type="string">
            <text:p text:style-name="Text_20_body">motešakker‐am</text:p>
          </table:table-cell>
        </table:table-row>
        <table:table-row table:style-name="Table12.4">
          <table:table-cell table:style-name="Table12.A3" office:value-type="string">
            <text:p text:style-name="Text_20_body">man‐am</text:p>
          </table:table-cell>
          <table:table-cell table:style-name="Table12.A3" office:value-type="string">
            <text:p text:style-name="Text_20_body">man ham</text:p>
          </table:table-cell>
        </table:table-row>
        <table:table-row table:style-name="Table12.4">
          <table:table-cell table:style-name="Table12.A3" office:value-type="string">
            <text:p text:style-name="Text_20_body">bāšin</text:p>
          </table:table-cell>
          <table:table-cell table:style-name="Table12.A3" office:value-type="string">
            <text:p text:style-name="Text_20_body">bāšid</text:p>
          </table:table-cell>
        </table:table-row>
        <table:table-row table:style-name="Table12.4">
          <table:table-cell table:style-name="Table12.A3" office:value-type="string">
            <text:p text:style-name="Text_20_body">hamcenin</text:p>
          </table:table-cell>
          <table:table-cell table:style-name="Table12.A3" office:value-type="string">
            <text:p text:style-name="Text_20_body">hamconin</text:p>
          </table:table-cell>
        </table:table-row>
      </table:table>
      <text:h text:style-name="P188" text:outline-level="4">Nokte</text:h>
      <text:p text:style-name="Text_20_body">Šomā moaddabāne‐ast. Be bozorgtarhā “šomā” miguyim.</text:p>
      <text:h text:style-name="P181" text:outline-level="4">З<text:span text:style-name="T256">амечания</text:span></text:h>
      <text:p text:style-name="Text_20_body"><text:span text:style-name="T256">Местоимение </text:span>«<text:span text:style-name="T256">šomā</text:span>» <text:span text:style-name="T243">используется в вежливой речи.Так, к более старшим собеседникам обращаются на «šomā».</text:span></text:p>
      <text:h text:style-name="Heading_20_3" text:outline-level="3">Ebārathā/vāžehā</text:h>
      <text:p text:style-name="P81"/>
      <text:p text:style-name="P92">Sob be xeyr! – Zohr be xeyr! – Asr be xeyr – Šab be xeyr!</text:p>
      <text:p text:style-name="P82"/>
      <text:p text:style-name="P102">Bā estefāde az ebārathā/vāžehā goftoguhā‐ye bālā rā bā hamkelāsi‐yat tamrin kon! Jomlehā‐ye behamrixte rā morattab kon!</text:p>
      <text:p text:style-name="P8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1">Nāmorattab</text:p>
          </table:table-cell>
          <table:table-cell table:style-name="Table14.A1" office:value-type="string">
            <text:p text:style-name="P103">Morattab</text:p>
          </table:table-cell>
        </table:table-row>
        <table:table-row table:style-name="Table14.2">
          <table:table-cell table:style-name="Table14.A2" office:value-type="string">
            <text:p text:style-name="P90"/>
          </table:table-cell>
          <table:table-cell table:style-name="Table14.A2" office:value-type="string">
            <text:p text:style-name="P84"/>
          </table:table-cell>
        </table:table-row>
        <table:table-row table:style-name="Table14.3">
          <table:table-cell table:style-name="Table14.A1" office:value-type="string">
            <text:p text:style-name="P98">man / e / esm / e / Bahrām / .</text:p>
          </table:table-cell>
          <table:table-cell table:style-name="Table14.A1" office:value-type="string">
            <text:p text:style-name="P104">Esm‐e man Bahrām‐e.</text:p>
          </table:table-cell>
        </table:table-row>
        <table:table-row table:style-name="Table14.2">
          <table:table-cell table:style-name="Table14.A2" office:value-type="string">
            <text:p text:style-name="P84"/>
          </table:table-cell>
          <table:table-cell table:style-name="Table14.A2" office:value-type="string">
            <text:p text:style-name="P84"/>
          </table:table-cell>
        </table:table-row>
        <table:table-row table:style-name="Table14.5">
          <table:table-cell table:style-name="Table14.A1" office:value-type="string">
            <text:p text:style-name="P98">ci / to / e / esm / ?</text:p>
          </table:table-cell>
          <table:table-cell table:style-name="Table14.A1" office:value-type="string">
            <text:p text:style-name="P88"/>
          </table:table-cell>
        </table:table-row>
        <table:table-row table:style-name="Table14.2">
          <table:table-cell table:style-name="Table14.A2" office:value-type="string">
            <text:p text:style-name="P88"/>
          </table:table-cell>
          <table:table-cell table:style-name="Table14.A2" office:value-type="string">
            <text:p text:style-name="P84"/>
          </table:table-cell>
        </table:table-row>
        <table:table-row table:style-name="Table14.3">
          <table:table-cell table:style-name="Table14.A1" office:value-type="string">
            <text:p text:style-name="P98">cetowr / et / e / hāl / ?</text:p>
          </table:table-cell>
          <table:table-cell table:style-name="Table14.A1" office:value-type="string">
            <text:p text:style-name="P88"/>
          </table:table-cell>
        </table:table-row>
        <table:table-row table:style-name="Table14.2">
          <table:table-cell table:style-name="Table14.A2" office:value-type="string">
            <text:p text:style-name="P88"/>
          </table:table-cell>
          <table:table-cell table:style-name="Table14.A2" office:value-type="string">
            <text:p text:style-name="P84"/>
          </table:table-cell>
        </table:table-row>
        <table:table-row table:style-name="Table14.5">
          <table:table-cell table:style-name="Table14.A1" office:value-type="string">
            <text:p text:style-name="P98">am / xub / , / mersi / .</text:p>
          </table:table-cell>
          <table:table-cell table:style-name="Table14.A1" office:value-type="string">
            <text:p text:style-name="P88"/>
          </table:table-cell>
        </table:table-row>
      </table:table>
      <text:p text:style-name="P85"/>
      <text:p text:style-name="P95">Jāhā‐ye xāli rā por kon!</text:p>
      <text:p text:style-name="P79"/>
      <table:table table:name="Table15" table:style-name="Table15">
        <table:table-column table:style-name="Table15.A"/>
        <table:table-column table:style-name="Table15.B"/>
        <table:table-column table:style-name="Table15.C"/>
        <text:soft-page-break/>
        <table:table-row table:style-name="Table15.1">
          <table:table-cell table:style-name="Table15.A1" office:value-type="string">
            <text:p text:style-name="P91">Mahin:</text:p>
          </table:table-cell>
          <table:table-cell table:style-name="Table15.A1" table:number-columns-spanned="2" office:value-type="string">
            <text:p text:style-name="P105">Sob __________! __________‐e man Mahin‐e. Esm‐e __________ ci‐ye?</text:p>
          </table:table-cell>
          <table:covered-table-cell/>
        </table:table-row>
        <table:table-row table:style-name="Table15.2">
          <table:table-cell table:style-name="Table15.A1" table:number-columns-spanned="2" office:value-type="string">
            <text:p text:style-name="P91">Āqā‐ye Afšār: Salām! Man Afšār __________.</text:p>
          </table:table-cell>
          <table:covered-table-cell/>
          <table:table-cell table:style-name="Table15.A1" office:value-type="string">
            <text:p text:style-name="P88"/>
          </table:table-cell>
        </table:table-row>
        <table:table-row table:style-name="Table15.2">
          <table:table-cell table:style-name="Table15.A1" office:value-type="string">
            <text:p text:style-name="P91">Mahin:</text:p>
          </table:table-cell>
          <table:table-cell table:style-name="Table15.A1" table:number-columns-spanned="2" office:value-type="string">
            <text:p text:style-name="P105">Xošbaxt‐am. __________‐e šomā __________‐e, Āqā‐ye Afšār?</text:p>
          </table:table-cell>
          <table:covered-table-cell/>
        </table:table-row>
        <table:table-row table:style-name="Table15.2">
          <table:table-cell table:style-name="Table15.A1" table:number-columns-spanned="2" office:value-type="string">
            <text:p text:style-name="P91">Āqā‐ye Afšār: __________‐am, motšakker‐am.</text:p>
          </table:table-cell>
          <table:covered-table-cell/>
          <table:table-cell table:style-name="Table15.A1" office:value-type="string">
            <text:p text:style-name="P88"/>
          </table:table-cell>
        </table:table-row>
        <table:table-row table:style-name="Table15.2">
          <table:table-cell table:style-name="Table15.A1" office:value-type="string">
            <text:p text:style-name="P91">Mahin:</text:p>
          </table:table-cell>
          <table:table-cell table:style-name="Table15.A1" table:number-columns-spanned="2" office:value-type="string">
            <text:p text:style-name="P105">Ruz‐e xub‐i dāšte __________. __________ __________!</text:p>
          </table:table-cell>
          <table:covered-table-cell/>
        </table:table-row>
        <table:table-row table:style-name="Table15.2">
          <table:table-cell table:style-name="Table15.A1" table:number-columns-spanned="3" office:value-type="string">
            <text:p text:style-name="P91">Āqā‐ye Afšār: __________. Šomā ham hamintowr. Xodā negahdār!</text:p>
          </table:table-cell>
          <table:covered-table-cell/>
          <table:covered-table-cell/>
        </table:table-row>
        <table:table-row table:style-name="Table15.7">
          <table:table-cell table:style-name="Table15.A1" table:number-columns-spanned="2" office:value-type="string">
            <text:p text:style-name="P94">Az goftāri be neveštāri tabdil kon!</text:p>
          </table:table-cell>
          <table:covered-table-cell/>
          <table:table-cell table:style-name="Table15.A1" office:value-type="string">
            <text:p text:style-name="P88"/>
          </table:table-cell>
        </table:table-row>
        <table:table-row table:style-name="Table15.8">
          <table:table-cell table:style-name="Table15.A1" office:value-type="string">
            <text:p text:style-name="P101">Goftāri</text:p>
          </table:table-cell>
          <table:table-cell table:style-name="Table15.A1" office:value-type="string">
            <text:p text:style-name="P88"/>
          </table:table-cell>
          <table:table-cell table:style-name="Table15.A1" office:value-type="string">
            <text:p text:style-name="P106">Neveštāri</text:p>
          </table:table-cell>
        </table:table-row>
        <table:table-row table:style-name="Table15.9">
          <table:table-cell table:style-name="Table15.A9" table:number-columns-spanned="2" office:value-type="string">
            <text:p text:style-name="P90"/>
          </table:table-cell>
          <table:covered-table-cell/>
          <table:table-cell table:style-name="Table15.A9" office:value-type="string">
            <text:p text:style-name="P84"/>
          </table:table-cell>
        </table:table-row>
        <table:table-row table:style-name="Table15.10">
          <table:table-cell table:style-name="Table15.A1" table:number-columns-spanned="2" office:value-type="string">
            <text:p text:style-name="P98">Hāl‐e šomā cetowr‐e?</text:p>
          </table:table-cell>
          <table:covered-table-cell/>
          <table:table-cell table:style-name="Table15.A1" office:value-type="string">
            <text:p text:style-name="P107">Hāl‐e šomā cetowr‐ast?</text:p>
          </table:table-cell>
        </table:table-row>
        <table:table-row table:style-name="Table15.9">
          <table:table-cell table:style-name="Table15.A9" table:number-columns-spanned="2" office:value-type="string">
            <text:p text:style-name="P84"/>
          </table:table-cell>
          <table:covered-table-cell/>
          <table:table-cell table:style-name="Table15.A9" office:value-type="string">
            <text:p text:style-name="P84"/>
          </table:table-cell>
        </table:table-row>
        <table:table-row table:style-name="Table15.12">
          <table:table-cell table:style-name="Table15.A1" table:number-columns-spanned="2" office:value-type="string">
            <text:p text:style-name="P98">Hāl‐etun xub‐e?</text:p>
          </table:table-cell>
          <table:covered-table-cell/>
          <table:table-cell table:style-name="Table15.A1" office:value-type="string">
            <text:p text:style-name="P88"/>
          </table:table-cell>
        </table:table-row>
        <table:table-row table:style-name="Table15.9">
          <table:table-cell table:style-name="Table15.A9" table:number-columns-spanned="2" office:value-type="string">
            <text:p text:style-name="P88"/>
          </table:table-cell>
          <table:covered-table-cell/>
          <table:table-cell table:style-name="Table15.A9" office:value-type="string">
            <text:p text:style-name="P84"/>
          </table:table-cell>
        </table:table-row>
        <table:table-row table:style-name="Table15.10">
          <table:table-cell table:style-name="Table15.A1" table:number-columns-spanned="2" office:value-type="string">
            <text:p text:style-name="P98">Motšakker‐am. Šomā cetowr‐in?</text:p>
          </table:table-cell>
          <table:covered-table-cell/>
          <table:table-cell table:style-name="Table15.A1" office:value-type="string">
            <text:p text:style-name="P88"/>
          </table:table-cell>
        </table:table-row>
      </table:table>
      <text:p text:style-name="P89"><draw:line text:anchor-type="char" draw:z-index="1" draw:style-name="gr1" draw:text-style-name="P196" svg:x1="-0.0063in" svg:y1="0.1673in" svg:x2="7.072in" svg:y2="0.1673in"><text:p/></draw:line></text:p>
      <text:p text:style-name="P99">Ruz‐e xub‐i dāšte bāšin!</text:p>
      <text:p text:style-name="P86"><draw:line text:anchor-type="char" draw:z-index="2" draw:style-name="gr1" draw:text-style-name="P196" svg:x1="-0.0063in" svg:y1="0.1811in" svg:x2="7.072in" svg:y2="0.1811in"><text:p/></draw:line></text:p>
      <text:p text:style-name="P99">Esm‐e man Šahrām‐e.</text:p>
      <text:p text:style-name="P87"><draw:line text:anchor-type="char" draw:z-index="3" draw:style-name="gr1" draw:text-style-name="P196" svg:x1="-0.0063in" svg:y1="0.1811in" svg:x2="7.072in" svg:y2="0.1811in"><text:p/></draw:line></text:p>
      <text:p text:style-name="P99">Hāl‐et cetowr‐e?</text:p>
      <text:p text:style-name="P86"><draw:line text:anchor-type="char" draw:z-index="4" draw:style-name="gr1" draw:text-style-name="P196" svg:x1="-0.0063in" svg:y1="0.1811in" svg:x2="7.072in" svg:y2="0.1811in"><text:p/></draw:line><text:soft-page-break/></text:p>
      <text:p text:style-name="P100">Hāl‐et xub‐e?</text:p>
      <text:h text:style-name="P160" text:outline-level="2"/>
      <text:h text:style-name="Heading_20_2" text:outline-level="2"><text:bookmark-start text:name="__RefHeading___Toc11883_831939682"/>Pasox-hā<text:bookmark-end text:name="__RefHeading___Toc11883_831939682"/></text:h>
      <text:h text:style-name="Heading_20_7" text:outline-level="7">Dorost yā qalat?</text:h>
      <text:p text:style-name="Lexicon">1. dorost – 2. dorost – 3. qalat. Mahnāz mohandes <text:span text:style-name="T220">ni</text:span>st, Mahnāz <text:span text:style-name="T220">xayyāt</text:span>‐<text:span text:style-name="T220">a</text:span>st. <text:span text:style-name="T220">Manucehr mohandes‐ast </text:span><text:s/>– 4. dorost.</text:p>
      <text:h text:style-name="Heading_20_7" text:outline-level="7">Jāhā‐ye xāli rā bā vāžehā‐ye zir por kon!</text:h>
      <text:p text:style-name="Lexicon"><text:span text:style-name="T10">A</text:span><text:span text:style-name="T223"> </text:span>1, <text:span text:style-name="T220">8</text:span>. ‐aš/-<text:span text:style-name="T220">at</text:span> – 2. ‐yand – 3. hastid – 4, <text:span text:style-name="T220">7</text:span>. ānhā/<text:span text:style-name="T220">man</text:span> – 5. mā – 6. ‐im – 9. ‐yešān.</text:p>
      <text:p text:style-name="Lexicon"><text:span text:style-name="T10">B</text:span><text:span text:style-name="T223"> </text:span>1. ‐ešān – 2. ‐ast – 3. ‐e – 4, <text:span text:style-name="T221">7, 9</text:span>. <text:span text:style-name="T221">šomā/</text:span>to/<text:span text:style-name="T221">u</text:span> – 5, <text:span text:style-name="T221">6</text:span>. -<text:span text:style-name="T221">and/</text:span>hastand – 8. ‐mān.</text:p>
      <text:h text:style-name="Heading_20_7" text:outline-level="7">Dorost yā qalat?</text:h>
      <text:p text:style-name="Lexicon">1. qalat. <text:span text:style-name="T237">Mā kārmand nistim, mā dānešāmuz hastim. </text:span>– 2. qalat. <text:span text:style-name="T238">Moallem-e mā kānādāyi nist, u irāni-st.</text:span> – 3. dorost – 4. dorost – 5. dorost.</text:p>
      <text:p text:style-name="P96">Jomlehā‐ye behamrixte rā morattab kon!</text:p>
      <text:p text:style-name="P93">Esm‐e to ci‐ye? – Hāl‐et cetowr e? – Xub‐am, mersi.</text:p>
      <text:p text:style-name="P96">Jāhā‐ye xāli rā por kon!</text:p>
      <text:p text:style-name="P93">be xeyr – Esm – šomā – hastam – Hāl – cetowr – Xub – bāšin – Xodā – hāfez – mamnun</text:p>
      <text:p text:style-name="P96">Az goftāri be neveštāri tabdil kon!</text:p>
      <text:p text:style-name="P97">Hāl‐etān xub‐ast? – Motešakker‐am. Šomā cetowr‐id? – Ruz‐e xub‐i dāšte bāšid! – Esm‐e man Šahrām‐ast. – Hāl‐at cetowr‐ast?</text:p>
      <text:p text:style-name="P100"><text:bookmark text:name="pasox-hā"/>– Hāl‐at xub‐ast?</text:p>
      <text:h text:style-name="P155" text:outline-level="1"/>
      <text:h text:style-name="Heading_20_1" text:outline-level="1" text:is-list-header="true">Dars‐e 1 – Sārā Panāhi</text:h>
      <text:h text:style-name="Heading_20_5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2" svg:font-family="'Times New Roman'" style:font-adornments="Black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21 Cent" svg:font-family="'21 Cent'" style:font-adornments="Regular" style:font-pitch="variable"/>
    <style:font-face style:name="Lato Black" svg:font-family="'Lato Black'" style:font-adornments="Black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 Light" svg:font-family="'Calibri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701in" fo:margin-bottom="0in" loext:contextual-spacing="false" style:page-number="auto" fo:keep-with-next="always" style:writing-mode="page"/>
      <style:text-properties style:font-name="Lato Black" fo:font-family="'Lato Black'" style:font-style-name="Black" style:font-pitch="variable" fo:font-size="13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10%" fo:text-align="justify" style:justify-single-word="false" style:page-number="auto" style:writing-mode="page"/>
      <style:text-properties style:font-name="FreeSerif" fo:font-family="FreeSerif" style:font-style-name="Regular" style:font-family-generic="roman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 style:master-page-name="">
      <style:paragraph-properties style:page-number="auto" style:writing-mode="page"/>
      <style:text-properties style:font-name="FreeSerif" fo:font-family="FreeSerif" style:font-style-name="Regular" style:font-family-generic="roman" style:font-pitch="variable" fo:font-size="8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972in" fo:margin-bottom="0.0835in" loext:contextual-spacing="false" fo:text-indent="0in" style:auto-text-indent="false" style:page-number="auto"/>
      <style:text-properties fo:font-size="101%" fo:font-weight="normal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598in" fo:margin-bottom="0.0799in" loext:contextual-spacing="false" fo:text-indent="0in" style:auto-text-indent="false" style:writing-mode="page"/>
      <style:text-properties fo:font-size="95%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Framed" style:family="paragraph" style:parent-style-name="Text_20_body">
      <style:paragraph-properties style:shadow="#808080 0.0701in 0.0701in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 style:snap-to-layout-grid="false" style:writing-mode="page"/>
      <style:text-properties fo:font-size="65%" fo:font-weight="normal" style:font-size-asian="80%" style:font-weight-asian="bold" style:font-size-complex="80%" style:font-weight-complex="60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 style:writing-mode="page"/>
      <style:text-properties fo:font-size="55%" fo:font-weight="normal" style:font-size-asian="75%" style:font-weight-asian="bold" style:font-size-complex="75%" style:font-weight-complex="600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2.8453in" style:type="center"/>
          <style:tab-stop style:position="5.6909in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0pt" style:font-size-asian="10.5pt"/>
    </style:style>
    <style:style style:name="CaptionHeading" style:family="paragraph" style:parent-style-name="Heading_20_8" style:next-style-name="Caption" style:default-outline-level="" style:list-style-name="" style:master-page-name="">
      <style:paragraph-properties fo:margin-top="0in" fo:margin-bottom="0in" loext:contextual-spacing="false" style:page-number="auto" style:writing-mode="page"/>
      <style:text-properties style:font-name="21 Cent" fo:font-family="'21 Cent'" style:font-style-name="Regular" style:font-pitch="variable" fo:font-size="10pt" fo:font-style="italic" fo:font-weight="normal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loext:graphic-properties draw:fill-image-width="0in" draw:fill-image-height="0in"/>
      <style:paragraph-properties fo:margin-left="0.2354in" fo:margin-right="0in" fo:text-indent="-0.2354in" style:auto-text-indent="false" text:number-lines="false" text:line-number="0" style:writing-mode="page">
        <style:tab-stops/>
      </style:paragraph-properties>
      <style:text-properties style:font-name="FreeSerif" fo:font-family="FreeSerif" style:font-style-name="Regular" style:font-family-generic="roman" style:font-pitch="variable" fo:font-size="10pt" fo:background-color="transparen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728in" style:type="center"/>
          <style:tab-stop style:position="4.3465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3465in" style:type="right" style:leader-style="dotted" style:leader-text="."/>
        </style:tab-stops>
      </style:paragraph-properties>
    </style:style>
    <style:style style:name="Lexicon" style:family="paragraph" style:parent-style-name="Text_20_body" style:master-page-name="">
      <style:paragraph-properties fo:margin-top="0in" fo:margin-bottom="0in" loext:contextual-spacing="false" fo:line-height="100%" fo:hyphenation-ladder-count="3" style:page-number="auto" style:writing-mode="page"/>
      <style:text-properties fo:font-size="10pt" style:font-size-asian="10.5pt" fo:hyphenate="tru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74pt solid #000000" style:shadow="#dddddd 0.0701in 0.0701in" draw:shadow-opacity="100%">
        <style:columns fo:column-count="1" fo:column-gap="0in"/>
      </style:graphic-properties>
    </style:style>
    <style:style style:name="SideFrame" style:family="graphic" style:parent-style-name="Frame">
      <style:graphic-properties text:anchor-type="paragraph" svg:x="0in" style:horizontal-pos="right" style:horizontal-rel="page-content"/>
    </style:style>
    <style:style style:name="Marginalia" style:family="graphic">
      <style:graphic-properties fo:min-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ge-end-margin" draw:fill-image-width="0in" draw:fill-image-height="0in" fo:padding="0.0201in" fo:border="0.74pt solid #000000" style:shadow="#dddddd 0.0701in 0.0701in" draw:shadow-opacity="100%"/>
    </style:style>
    <style:style style:name="InlineLexicon" style:family="graphic" style:parent-style-name="Frame">
      <style:graphic-properties svg:width="4.3492in" style:rel-width="100%" fo:min-height="0.2299in" text:anchor-type="paragraph" svg:x="0in" svg:y="0in" fo:margin-left="0in" fo:margin-right="0in" fo:margin-top="0in" fo:margin-bottom="0in" style:wrap="dynamic" style:number-wrapped-paragraphs="no-limit" style:wrap-contour="true" style:wrap-contour-mode="full" style:vertical-pos="top" style:vertical-rel="paragraph-content" style:horizontal-pos="center" style:horizontal-rel="page" fo:padding-left="0.0201in" fo:padding-right="0.0201in" fo:padding-top="0in" fo:padding-bottom="0in" fo:border="0.74pt solid #000000" style:flow-with-text="true" loext:rel-width-rel="paragraph">
        <style:columns fo:column-count="4" fo:column-gap="0in">
          <style:column-sep style:width="0.0071in" style:color="#eeeeee" style:height="100%" style:style="solid"/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SideNote" style:family="graphic" style:parent-style-name="InlineLexicon">
      <style:graphic-properties fo:min-width="0.15in" fo:min-height="0.2299in" text:anchor-type="paragraph" svg:x="0in" style:wrap="left" style:number-wrapped-paragraphs="no-limit" style:wrap-contour="true" style:wrap-contour-mode="full" style:horizontal-pos="right" style:horizontal-rel="page-content" fo:padding="0.0201in" fo:border="0.74pt solid #000000">
        <style:columns fo:column-count="1" fo:column-gap="0in"/>
      </style:graphic-properties>
    </style:style>
    <style:style style:name="InfoNote" style:family="graphic" style:parent-style-name="Marginalia">
      <style:graphic-properties fo:min-width="1.378in" fo:min-height="0.1965in" text:anchor-type="paragraph" svg:x="-1.5in" style:wrap="parallel" style:number-wrapped-paragraphs="no-limit" style:wrap-contour="true" style:wrap-contour-mode="full" style:horizontal-pos="from-left" style:horizontal-rel="page-end-margin" fo:background-color="#eeeeee" style:background-transparency="0%" draw:fill="solid" draw:fill-color="#eeeeee" draw:opacity="100%" fo:padding="0in" fo:border="none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Sev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Serif1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text-properties style:font-name="FreeSerif1" fo:font-size="10pt" officeooo:rsid="01a4b450" officeooo:paragraph-rsid="01a4b450" style:font-size-asian="10pt" style:font-size-complex="10pt"/>
    </style:style>
    <style:style style:name="MT1" style:family="text">
      <style:text-properties fo:font-variant="small-caps" fo:font-size="9.5pt" fo:font-style="italic" style:font-size-asian="9.5pt" style:font-style-asian="italic" style:font-size-complex="9.5pt" style:font-style-complex="italic"/>
    </style:style>
    <style:style style:name="MT2" style:family="text">
      <style:text-properties fo:font-variant="small-caps" fo:font-size="9.5pt" fo:font-style="italic" officeooo:rsid="02086d70" style:font-size-asian="9.5pt" style:font-style-asian="italic" style:font-size-complex="9.5pt" style:font-style-complex="italic"/>
    </style:style>
    <style:page-layout style:name="Mpm1" style:page-usage="mirrored">
      <style:page-layout-properties fo:page-width="5.8299in" fo:page-height="8.2701in" style:num-format="1" style:print-orientation="portrait" fo:margin-top="0.6in" fo:margin-bottom="0.5598in" fo:margin-left="0.7402in" fo:margin-right="0.7402in" style:writing-mode="lr-tb" style:footnote-max-height="0.3in">
        <style:columns fo:column-count="1" fo:column-gap="0in"/>
        <style:footnote-sep style:width="0.0071in" style:distance-before-sep="0.0402in" style:distance-after-sep="0.0402in" style:line-style="solid" style:adjustment="left" style:rel-width="0%" style:color="#eeeeee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478in" fo:margin-left="0.5835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807in" fo:margin-bottom="0.5646in" fo:margin-left="0.5972in" fo:margin-right="0.58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3807in" fo:margin-bottom="0.4252in" fo:margin-left="0.5835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0.3807in" fo:margin-bottom="0.6189in" fo:margin-left="0.5972in" fo:margin-right="0.59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/></text:p>
      </style:header>
      <style:header-first>
        <text:p text:style-name="Header"/>
      </style:header-first>
      <style:header-left>
        <text:p text:style-name="MP2">Mā fārsi balad-im — <text:span text:style-name="MT1">Farroukh, </text:span><text:span text:style-name="MT2">Dubrovnik</text:span></text:p>
      </style:header-left>
    </style:master-page>
    <style:master-page style:name="Convert_20_10" style:display-name="Convert 10" style:page-layout-name="Mpm2">
      <style:header>
        <text:p text:style-name="Header"/>
      </style:header>
      <style:footer>
        <text:p text:style-name="Footer"/>
      </style:footer>
    </style:master-page>
    <style:master-page style:name="Convert_20_11" style:display-name="Convert 11" style:page-layout-name="Mpm3">
      <style:header>
        <text:p text:style-name="Header"/>
      </style:header>
      <style:footer>
        <text:p text:style-name="Footer"/>
      </style:footer>
    </style:master-page>
    <style:master-page style:name="Convert_20_12" style:display-name="Convert 12" style:page-layout-name="Mpm4">
      <style:header>
        <text:p text:style-name="Header"/>
      </style:header>
      <style:footer>
        <text:p text:style-name="Footer"/>
      </style:footer>
    </style:master-page>
    <style:master-page style:name="Convert_20_13" style:display-name="Convert 13" style:page-layout-name="Mpm5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6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6">
      <style:header>
        <text:p text:style-name="Header"/>
      </style:header>
      <style:footer>
        <text:p text:style-name="Footer"/>
      </style:footer>
    </style:master-page>
    <style:master-page style:name="Footnote" style:page-layout-name="Mpm7"/>
    <style:master-page style:name="Endnote" style:page-layout-name="Mpm7"/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5-15T19:24:10.005406656</dc:date>
    <meta:editing-duration>P1DT9H2M7S</meta:editing-duration>
    <meta:editing-cycles>353</meta:editing-cycles>
    <meta:document-statistic meta:table-count="17" meta:image-count="0" meta:object-count="1" meta:page-count="300" meta:paragraph-count="1055" meta:word-count="3364" meta:character-count="19913" meta:non-whitespace-character-count="175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textarea-horizontal-align="justify" draw:textarea-vertical-align="middle" draw:auto-grow-height="false" fo:min-height="0.612cm" fo:min-width="1.253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standard">
      <style:graphic-properties draw:stroke="none" draw:marker-start="" draw:fill="none" draw:textarea-horizontal-align="justify" draw:textarea-vertical-align="middle" draw:auto-grow-height="false" fo:min-height="0.613cm" fo:min-width="1.253cm"/>
    </style:style>
    <style:style style:name="gr4" style:family="graphic" style:parent-style-name="objectwithoutfill">
      <style:graphic-properties draw:marker-end="Arrow_20_concave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background-color="#ffffff"/>
    </style:style>
    <style:style style:name="P4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background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53cm" svg:height="0.862cm" svg:x="4.516cm" svg:y="2.523cm">
          <text:p text:style-name="P1">peda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753cm" svg:height="0.862cm" svg:x="14.142cm" svg:y="2.523cm">
          <text:p text:style-name="P1">māda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53cm" svg:height="0.862cm" svg:x="2.645cm" svg:y="4.56cm">
          <text:p text:style-name="P1">amu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53cm" svg:height="0.862cm" svg:x="6.357cm" svg:y="4.56cm">
          <text:p text:style-name="P1">amm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53cm" svg:height="0.862cm" svg:x="12.404cm" svg:y="4.56cm">
          <text:p text:style-name="P1">dāyi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53cm" svg:height="0.862cm" svg:x="16.216cm" svg:y="4.56cm">
          <text:p text:style-name="P1">xāl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5.392cm" svg:y1="3.385cm" svg:x2="3.521cm" svg:y2="4.56cm" draw:start-shape="id1" draw:start-glue-point="2" draw:end-shape="id2" draw:end-glue-point="0" svg:d="M5392 3385l-1871 1175" svg:viewBox="0 0 1872 1176">
          <text:p text:style-name="P3"><text:span text:style-name="T1">barādar</text:span></text:p>
        </draw:connector>
        <draw:connector draw:style-name="gr2" draw:text-style-name="P5" draw:layer="layout" draw:type="line" svg:x1="5.392cm" svg:y1="3.385cm" svg:x2="7.233cm" svg:y2="4.56cm" draw:start-shape="id1" draw:start-glue-point="2" draw:end-shape="id3" draw:end-glue-point="0" svg:d="M5392 3385l1841 1175" svg:viewBox="0 0 1842 1176">
          <text:p text:style-name="P3"><text:span text:style-name="T1">xohar</text:span></text:p>
        </draw:connector>
        <draw:connector draw:style-name="gr2" draw:text-style-name="P5" draw:layer="layout" draw:type="line" svg:x1="15.018cm" svg:y1="3.385cm" svg:x2="13.28cm" svg:y2="4.56cm" draw:start-shape="id4" draw:start-glue-point="2" draw:end-shape="id5" draw:end-glue-point="0" svg:d="M15018 3385l-1738 1175" svg:viewBox="0 0 1739 1176">
          <text:p text:style-name="P3"><text:span text:style-name="T1">barādar</text:span></text:p>
        </draw:connector>
        <draw:connector draw:style-name="gr2" draw:text-style-name="P5" draw:layer="layout" draw:type="line" svg:x1="15.018cm" svg:y1="3.385cm" svg:x2="17.092cm" svg:y2="4.56cm" draw:start-shape="id4" draw:start-glue-point="2" draw:end-shape="id6" draw:end-glue-point="0" svg:d="M15018 3385l2074 1175" svg:viewBox="0 0 2075 1176">
          <text:p text:style-name="P3"><text:span text:style-name="T1">xohar</text:span></text:p>
        </draw:connector>
        <draw:custom-shape draw:style-name="gr1" draw:text-style-name="P2" xml:id="id7" draw:id="id7" draw:layer="layout" svg:width="1.753cm" svg:height="0.862cm" svg:x="1.562cm" svg:y="6.983cm">
          <text:p text:style-name="P1">pesaramu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753cm" svg:height="0.863cm" svg:x="5.788cm" svg:y="6.97cm">
          <text:p text:style-name="P1">pesaramme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1.753cm" svg:height="0.863cm" svg:x="11.022cm" svg:y="6.97cm">
          <text:p text:style-name="P1">pesardāyi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1.753cm" svg:height="0.863cm" svg:x="15.565cm" svg:y="6.97cm">
          <text:p text:style-name="P1">pesarxāle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53cm" svg:height="0.862cm" svg:x="3.23cm" svg:y="7.758cm">
          <text:p text:style-name="P1">doxtaramu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753cm" svg:height="0.862cm" svg:x="8.147cm" svg:y="7.745cm">
          <text:p text:style-name="P1">doxtaram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753cm" svg:height="0.862cm" svg:x="13.084cm" svg:y="7.745cm">
          <text:p text:style-name="P1">doxtardāyi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753cm" svg:height="0.862cm" svg:x="17.628cm" svg:y="7.745cm">
          <text:p text:style-name="P1">doxtarxāl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3.521cm" svg:y1="5.422cm" svg:x2="2.438cm" svg:y2="6.983cm" draw:start-shape="id2" draw:start-glue-point="2" draw:end-shape="id7" draw:end-glue-point="0" svg:d="M3521 5422l-1083 1561" svg:viewBox="0 0 1084 1562">
          <text:p text:style-name="P3"><text:span text:style-name="T1">pesar</text:span></text:p>
        </draw:connector>
        <draw:connector draw:style-name="gr2" draw:text-style-name="P4" draw:layer="layout" draw:type="line" svg:x1="3.521cm" svg:y1="5.422cm" svg:x2="4.106cm" svg:y2="7.758cm" draw:start-shape="id2" draw:start-glue-point="2" draw:end-shape="id8" svg:d="M3521 5422l585 2336" svg:viewBox="0 0 586 2337">
          <text:p text:style-name="P3"><text:span text:style-name="T1">doxtar</text:span></text:p>
        </draw:connector>
        <draw:connector draw:style-name="gr2" draw:text-style-name="P5" draw:layer="layout" draw:type="line" svg:x1="7.233cm" svg:y1="5.422cm" svg:x2="6.664cm" svg:y2="6.97cm" draw:start-shape="id3" draw:start-glue-point="2" draw:end-shape="id9" draw:end-glue-point="0" svg:d="M7233 5422l-569 1548" svg:viewBox="0 0 570 1549">
          <text:p text:style-name="P3"><text:span text:style-name="T1">pesar</text:span></text:p>
        </draw:connector>
        <draw:connector draw:style-name="gr2" draw:text-style-name="P5" draw:layer="layout" draw:type="line" svg:x1="7.233cm" svg:y1="5.422cm" svg:x2="9.023cm" svg:y2="7.745cm" draw:start-shape="id3" draw:start-glue-point="2" draw:end-shape="id10" draw:end-glue-point="0" svg:d="M7233 5422l1790 2323" svg:viewBox="0 0 1791 2324">
          <text:p text:style-name="P3"><text:span text:style-name="T1">doxtar</text:span></text:p>
        </draw:connector>
        <draw:connector draw:style-name="gr2" draw:text-style-name="P5" draw:layer="layout" draw:type="line" svg:x1="13.28cm" svg:y1="5.422cm" svg:x2="11.898cm" svg:y2="6.97cm" draw:start-shape="id5" draw:start-glue-point="2" draw:end-shape="id11" draw:end-glue-point="0" svg:d="M13280 5422l-1382 1548" svg:viewBox="0 0 1383 1549">
          <text:p text:style-name="P3"><text:span text:style-name="T1">pesar</text:span></text:p>
        </draw:connector>
        <draw:connector draw:style-name="gr2" draw:text-style-name="P5" draw:layer="layout" draw:type="line" svg:x1="13.28cm" svg:y1="5.422cm" svg:x2="13.96cm" svg:y2="7.745cm" draw:start-shape="id5" draw:start-glue-point="2" draw:end-shape="id12" draw:end-glue-point="0" svg:d="M13280 5422l680 2323" svg:viewBox="0 0 681 2324">
          <text:p text:style-name="P3"><text:span text:style-name="T1">doxtar</text:span></text:p>
        </draw:connector>
        <draw:connector draw:style-name="gr2" draw:text-style-name="P5" draw:layer="layout" draw:type="line" svg:x1="17.092cm" svg:y1="5.422cm" svg:x2="16.441cm" svg:y2="6.97cm" draw:start-shape="id6" draw:start-glue-point="2" draw:end-shape="id13" draw:end-glue-point="0" svg:d="M17092 5422l-651 1548" svg:viewBox="0 0 652 1549">
          <text:p text:style-name="P3"><text:span text:style-name="T1">pesar</text:span></text:p>
        </draw:connector>
        <draw:connector draw:style-name="gr2" draw:text-style-name="P5" draw:layer="layout" draw:type="line" svg:x1="17.092cm" svg:y1="5.422cm" svg:x2="18.504cm" svg:y2="7.745cm" draw:start-shape="id6" draw:start-glue-point="2" draw:end-shape="id14" draw:end-glue-point="0" svg:d="M17092 5422l1412 2323" svg:viewBox="0 0 1413 2324">
          <text:p text:style-name="P3"><text:span text:style-name="T1">doxtar</text:span></text:p>
        </draw:connector>
        <draw:custom-shape draw:style-name="gr1" draw:text-style-name="P2" xml:id="id15" draw:id="id15" draw:layer="layout" svg:width="1.753cm" svg:height="0.862cm" svg:x="9.345cm" svg:y="2.523cm">
          <text:p text:style-name="P1">man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1.098cm" svg:y1="2.954cm" svg:x2="14.142cm" svg:y2="2.954cm" draw:start-shape="id15" draw:start-glue-point="1" draw:end-shape="id4" draw:end-glue-point="3" svg:d="M11098 2954h3044" svg:viewBox="0 0 3045 1">
          <text:p/>
        </draw:connector>
        <draw:connector draw:style-name="gr4" draw:text-style-name="P6" draw:layer="layout" draw:type="line" svg:x1="9.345cm" svg:y1="2.954cm" svg:x2="6.269cm" svg:y2="2.954cm" draw:start-shape="id15" draw:start-glue-point="3" draw:end-shape="id1" draw:end-glue-point="1" svg:d="M9345 2954h-3076" svg:viewBox="0 0 3077 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